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4" style:family="graphic" style:parent-style-name="standard">
      <style:graphic-properties draw:fill="solid" draw:fill-color="#99284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45cm"/>
    </style:style>
    <style:style style:name="gr7" style:family="graphic" style:parent-style-name="standard">
      <style:graphic-properties draw:stroke="none" svg:stroke-color="#000000" draw:fill="none" draw:fill-color="#ffffff" fo:min-height="0.454cm"/>
    </style:style>
    <style:style style:name="gr8" style:family="graphic" style:parent-style-name="standard">
      <style:graphic-properties draw:stroke="none" svg:stroke-color="#000000" draw:fill="none" draw:fill-color="#ffffff" fo:min-height="0.818cm"/>
    </style:style>
    <style:style style:name="gr9" style:family="graphic" style:parent-style-name="standard">
      <style:graphic-properties draw:stroke="solid" svg:stroke-width="0.1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2cm" svg:stroke-color="#999999" draw:textarea-horizontal-align="justify" draw:textarea-vertical-align="middle" draw:auto-grow-height="false" fo:min-height="0cm" fo:min-width="0cm" fo:padding-top="0.225cm" fo:padding-bottom="0.225cm" fo:padding-left="0.35cm" fo:padding-right="0.35cm" fo:wrap-option="no-wrap"/>
    </style:style>
    <style:style style:name="gr12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solid" svg:stroke-width="0.2cm" svg:stroke-color="#000000" draw:fill="solid" draw:fill-color="#e6e6ff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2cm" svg:stroke-color="#ff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18" style:family="graphic" style:parent-style-name="standard">
      <style:graphic-properties draw:stroke="solid" svg:stroke-width="0.2cm" svg:stroke-color="#0000ff" draw:fill="solid" draw:fill-color="#0000ff" draw:textarea-horizontal-align="center" draw:textarea-vertical-align="middle" fo:padding-top="0.225cm" fo:padding-bottom="0.225cm" fo:padding-left="0.35cm" fo:padding-right="0.35cm" draw:shadow="visible"/>
    </style:style>
    <style:style style:name="gr19" style:family="graphic" style:parent-style-name="standard">
      <style:graphic-properties svg:stroke-width="0.2cm" svg:stroke-color="#4c4c4c" draw:fill="solid" draw:fill-color="#666666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svg:stroke-width="0.2cm" draw:fill="solid" draw:fill-color="#666666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fo:min-height="1.296cm"/>
    </style:style>
    <style:style style:name="gr22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none" svg:stroke-width="0.2cm" svg:stroke-color="#000000" draw:fill="none" draw:fill-color="#ffffff" fo:min-height="0cm" fo:padding-top="0.225cm" fo:padding-bottom="0.225cm" fo:padding-left="0.35cm" fo:padding-right="0.35cm"/>
    </style:style>
    <style:style style:name="gr34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objectwithoutfill">
      <style:graphic-properties svg:stroke-width="0.2cm" svg:stroke-color="#0000ff" draw:fill="none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objectwithoutfill">
      <style:graphic-properties draw:stroke="solid" svg:stroke-width="0.2cm" svg:stroke-color="#000000" draw:fill="none" draw:fill-color="#333333" draw:textarea-horizontal-align="center" draw:textarea-vertical-align="middle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objectwithoutfill">
      <style:graphic-properties draw:stroke="solid" svg:stroke-width="0.2cm" svg:stroke-color="#5c8526" draw:fill="none" draw:fill-color="#333333" draw:textarea-horizontal-align="center" draw:textarea-vertical-align="middle" fo:padding-top="0.225cm" fo:padding-bottom="0.225cm" fo:padding-left="0.35cm" fo:padding-right="0.35cm"/>
    </style:style>
    <style:style style:name="gr40" style:family="graphic" style:parent-style-name="objectwithoutfill">
      <style:graphic-properties draw:stroke="solid" svg:stroke-width="0.2cm" svg:stroke-color="#4b1f6f" draw:fill="none" draw:fill-color="#333333" draw:textarea-horizontal-align="center" draw:textarea-vertical-align="middle" fo:padding-top="0.225cm" fo:padding-bottom="0.225cm" fo:padding-left="0.35cm" fo:padding-right="0.35cm"/>
    </style:style>
    <style:style style:name="gr41" style:family="graphic" style:parent-style-name="objectwithoutfill">
      <style:graphic-properties draw:stroke="solid"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objectwithoutfill">
      <style:graphic-properties draw:stroke="solid" draw:stroke-dash="Line_20_with_20_Fine_20_Dots" svg:stroke-width="0.3cm" svg:stroke-color="#ffff00" draw:marker-start-width="0.35cm" draw:marker-end-width="0.35cm" draw:fill="solid" draw:fill-color="#000000" draw:textarea-horizontal-align="center" draw:textarea-vertical-align="middle" fo:padding-top="0.275cm" fo:padding-bottom="0.275cm" fo:padding-left="0.4cm" fo:padding-right="0.4cm" draw:shadow="hidden"/>
    </style:style>
    <style:style style:name="gr43" style:family="graphic" style:parent-style-name="objectwithoutfill">
      <style:graphic-properties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svg:stroke-width="0.2cm" svg:stroke-color="#ff0000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standard">
      <style:graphic-properties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41cm" fo:min-width="0cm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width="0.1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1cm" svg:stroke-color="#808000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.194cm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draw:fill="solid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solid"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draw:stroke="solid" svg:stroke-width="0.1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width="0.1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solid" svg:stroke-width="0.1cm" draw:fill="solid" draw:fill-color="#808000" draw:textarea-horizontal-align="justify" draw:textarea-vertical-align="middle" draw:auto-grow-height="false" fo:padding-top="0.175cm" fo:padding-bottom="0.175cm" fo:padding-left="0.3cm" fo:padding-right="0.3cm"/>
    </style:style>
    <style:style style:name="gr56" style:family="graphic" style:parent-style-name="standard">
      <style:graphic-properties draw:stroke="solid" svg:stroke-width="0.1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solid" svg:stroke-width="0.1cm" svg:stroke-color="#008000" draw:fill="solid" draw:fill-color="#008000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solid"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0" style:family="graphic" style:parent-style-name="standard">
      <style:graphic-properties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color="#000000" draw:fill="none" draw:fill-color="#ffffff" fo:min-height="0.75cm"/>
    </style:style>
    <style:style style:name="gr62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text-properties fo:color="#ffffff" style:text-outline="true" fo:font-size="24pt" style:font-size-asian="24pt" style:font-size-complex="24pt" style:font-relief="embossed"/>
    </style:style>
    <style:style style:name="P3" style:family="paragraph">
      <style:paragraph-properties fo:line-height="150%" fo:text-align="center"/>
    </style:style>
    <style:style style:name="P4" style:family="paragraph">
      <style:text-properties fo:font-size="16pt" style:font-size-asian="18pt" style:font-size-complex="18pt"/>
    </style:style>
    <style:style style:name="P5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color="#ffffff" fo:font-size="20pt" fo:font-weight="bold" style:font-size-asian="18pt" style:font-size-complex="18pt" style:font-relief="embossed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line-height="150%"/>
    </style:style>
    <style:style style:name="P12" style:family="paragraph">
      <style:paragraph-properties fo:line-height="200%"/>
    </style:style>
    <style:style style:name="P13" style:family="paragraph">
      <style:paragraph-properties fo:line-height="150%"/>
      <style:text-properties fo:font-size="16pt" style:font-size-asian="16pt" style:font-size-complex="1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 fo:language="en" fo:country="US" style:font-size-asian="18pt" style:font-size-complex="18pt"/>
    </style:style>
    <style:style style:name="P16" style:family="paragraph">
      <style:paragraph-properties fo:text-align="end"/>
    </style:style>
    <style:style style:name="P17" style:family="paragraph">
      <style:text-properties fo:color="#ffffff" fo:font-size="18pt" style:font-size-asian="18pt" style:font-size-complex="18pt"/>
    </style:style>
    <style:style style:name="T1" style:family="text">
      <style:text-properties fo:color="#ffffff" style:text-outline="true" fo:font-size="24pt" fo:font-weight="bold" style:font-size-asian="24pt" style:font-weight-asian="bold" style:font-size-complex="24pt" style:font-weight-complex="bold" style:font-relief="embosse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fo:font-size="20pt" fo:font-weight="bold" style:font-size-asian="18pt" style:font-size-complex="18pt" style:font-relief="embossed"/>
    </style:style>
    <style:style style:name="T5" style:family="text"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2pt" fo:language="en" fo:country="US" style:font-size-asian="18pt" style:font-size-complex="18pt"/>
    </style:style>
    <style:style style:name="T8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BOARD Layer" svg:width="3.091cm" svg:height="10.817cm" svg:x="56.356cm" svg:y="3.637cm">
            <text:p/>
          </draw:rect>
          <draw:rect draw:style-name="gr2" draw:text-style-name="P1" draw:layer="BOARD Layer" svg:width="2.708cm" svg:height="12.908cm" svg:x="53.556cm" svg:y="3.637cm">
            <text:p/>
          </draw:rect>
          <draw:rect draw:style-name="gr1" draw:text-style-name="P1" draw:layer="BOARD Layer" svg:width="3.091cm" svg:height="14.908cm" svg:x="50.355cm" svg:y="3.637cm">
            <text:p/>
          </draw:rect>
          <draw:rect draw:style-name="gr2" draw:text-style-name="P1" draw:layer="BOARD Layer" svg:width="2.708cm" svg:height="16.726cm" svg:x="47.555cm" svg:y="3.637cm">
            <text:p/>
          </draw:rect>
          <draw:rect draw:style-name="gr1" draw:text-style-name="P1" draw:layer="BOARD Layer" svg:width="3.091cm" svg:height="18.091cm" svg:x="44.354cm" svg:y="3.636cm">
            <text:p/>
          </draw:rect>
          <draw:rect draw:style-name="gr2" draw:text-style-name="P1" draw:layer="BOARD Layer" svg:width="2.708cm" svg:height="20.907cm" svg:x="41.656cm" svg:y="3.638cm">
            <text:p/>
          </draw:rect>
          <draw:rect draw:style-name="gr1" draw:text-style-name="P1" draw:layer="BOARD Layer" svg:width="3.091cm" svg:height="23.908cm" svg:x="38.455cm" svg:y="3.637cm">
            <text:p/>
          </draw:rect>
          <draw:rect draw:style-name="gr2" draw:text-style-name="P1" draw:layer="BOARD Layer" svg:width="2.708cm" svg:height="25.998cm" svg:x="35.655cm" svg:y="3.637cm">
            <text:p/>
          </draw:rect>
          <draw:rect draw:style-name="gr1" draw:text-style-name="P1" draw:layer="BOARD Layer" svg:width="3.091cm" svg:height="26.182cm" svg:x="32.454cm" svg:y="3.636cm">
            <text:p/>
          </draw:rect>
          <draw:rect draw:style-name="gr2" draw:text-style-name="P1" draw:layer="BOARD Layer" svg:width="2.708cm" svg:height="25.998cm" svg:x="29.656cm" svg:y="3.638cm">
            <text:p/>
          </draw:rect>
          <draw:rect draw:style-name="gr1" draw:text-style-name="P1" draw:layer="BOARD Layer" svg:width="3.091cm" svg:height="24.726cm" svg:x="26.455cm" svg:y="3.637cm">
            <text:p/>
          </draw:rect>
          <draw:rect draw:style-name="gr2" draw:text-style-name="P1" draw:layer="BOARD Layer" svg:width="2.708cm" svg:height="22.817cm" svg:x="23.655cm" svg:y="3.637cm">
            <text:p/>
          </draw:rect>
          <draw:rect draw:style-name="gr1" draw:text-style-name="P1" draw:layer="BOARD Layer" svg:width="3.091cm" svg:height="21.818cm" svg:x="20.454cm" svg:y="3.636cm">
            <text:p/>
          </draw:rect>
          <draw:rect draw:style-name="gr2" draw:text-style-name="P1" draw:layer="BOARD Layer" svg:width="2.708cm" svg:height="21.908cm" svg:x="17.656cm" svg:y="3.638cm">
            <text:p/>
          </draw:rect>
          <draw:rect draw:style-name="gr1" draw:text-style-name="P1" draw:layer="BOARD Layer" svg:width="3.091cm" svg:height="21.908cm" svg:x="14.455cm" svg:y="3.637cm">
            <text:p/>
          </draw:rect>
          <draw:rect draw:style-name="gr2" draw:text-style-name="P1" draw:layer="BOARD Layer" svg:width="2.708cm" svg:height="21.908cm" svg:x="11.655cm" svg:y="3.637cm">
            <text:p/>
          </draw:rect>
          <draw:rect draw:style-name="gr1" draw:text-style-name="P1" draw:layer="BOARD Layer" svg:width="3.091cm" svg:height="20.091cm" svg:x="8.454cm" svg:y="3.636cm">
            <text:p/>
          </draw:rect>
          <draw:rect draw:style-name="gr2" draw:text-style-name="P1" draw:layer="BOARD Layer" svg:width="0.909cm" svg:height="13.999cm" svg:x="4.545cm" svg:y="5.455cm">
            <text:p/>
          </draw:rect>
          <draw:rect draw:style-name="gr2" draw:text-style-name="P1" draw:layer="BOARD Layer" svg:width="3cm" svg:height="17.454cm" svg:x="5.454cm" svg:y="3.727cm">
            <text:p/>
          </draw:rect>
          <draw:rect draw:style-name="gr3" draw:text-style-name="P1" draw:layer="BOARD Layer" svg:width="55.091cm" svg:height="0.727cm" svg:x="4.363cm" svg:y="2.727cm">
            <text:p/>
          </draw:rect>
          <draw:rect draw:style-name="gr3" draw:text-style-name="P1" draw:layer="BOARD Layer" svg:width="0.727cm" svg:height="3.727cm" svg:x="4.545cm" svg:y="2.636cm">
            <text:p/>
          </draw:rect>
          <draw:circle draw:style-name="gr4" draw:text-style-name="P1" draw:layer="BOARD Layer" svg:width="0.473cm" svg:height="0.473cm" svg:x="4.764cm" svg:y="2.757cm">
            <text:p/>
          </draw:circle>
          <draw:circle draw:style-name="gr4" draw:text-style-name="P1" draw:layer="BOARD Layer" svg:width="0.473cm" svg:height="0.473cm" svg:x="4.764cm" svg:y="3.757cm">
            <text:p/>
          </draw:circle>
          <draw:circle draw:style-name="gr4" draw:text-style-name="P1" draw:layer="BOARD Layer" svg:width="0.473cm" svg:height="0.473cm" svg:x="5.763cm" svg:y="2.756cm">
            <text:p/>
          </draw:circle>
          <draw:circle draw:style-name="gr4" draw:text-style-name="P1" draw:layer="BOARD Layer" svg:width="0.473cm" svg:height="0.473cm" svg:x="6.764cm" svg:y="2.757cm">
            <text:p/>
          </draw:circle>
          <draw:circle draw:style-name="gr4" draw:text-style-name="P1" draw:layer="BOARD Layer" svg:width="0.473cm" svg:height="0.473cm" svg:x="5.763cm" svg:y="3.756cm">
            <text:p/>
          </draw:circle>
          <draw:circle draw:style-name="gr4" draw:text-style-name="P1" draw:layer="BOARD Layer" svg:width="0.473cm" svg:height="0.473cm" svg:x="6.764cm" svg:y="3.757cm">
            <text:p/>
          </draw:circle>
          <draw:circle draw:style-name="gr4" draw:text-style-name="P1" draw:layer="BOARD Layer" svg:width="0.473cm" svg:height="0.473cm" svg:x="4.764cm" svg:y="4.657cm">
            <text:p/>
          </draw:circle>
          <draw:circle draw:style-name="gr4" draw:text-style-name="P1" draw:layer="BOARD Layer" svg:width="0.473cm" svg:height="0.473cm" svg:x="3.763cm" svg:y="5.656cm">
            <text:p/>
          </draw:circle>
          <draw:circle draw:style-name="gr4" draw:text-style-name="P1" draw:layer="BOARD Layer" svg:width="0.473cm" svg:height="0.473cm" svg:x="4.764cm" svg:y="5.657cm">
            <text:p/>
          </draw:circle>
          <draw:circle draw:style-name="gr4" draw:text-style-name="P1" draw:layer="BOARD Layer" svg:width="0.473cm" svg:height="0.473cm" svg:x="5.763cm" svg:y="4.656cm">
            <text:p/>
          </draw:circle>
          <draw:circle draw:style-name="gr4" draw:text-style-name="P1" draw:layer="BOARD Layer" svg:width="0.473cm" svg:height="0.473cm" svg:x="6.764cm" svg:y="4.657cm">
            <text:p/>
          </draw:circle>
          <draw:circle draw:style-name="gr4" draw:text-style-name="P1" draw:layer="BOARD Layer" svg:width="0.473cm" svg:height="0.473cm" svg:x="5.763cm" svg:y="5.656cm">
            <text:p/>
          </draw:circle>
          <draw:circle draw:style-name="gr4" draw:text-style-name="P1" draw:layer="BOARD Layer" svg:width="0.473cm" svg:height="0.473cm" svg:x="6.764cm" svg:y="5.657cm">
            <text:p/>
          </draw:circle>
          <draw:circle draw:style-name="gr4" draw:text-style-name="P1" draw:layer="BOARD Layer" svg:width="0.473cm" svg:height="0.473cm" svg:x="7.763cm" svg:y="2.756cm">
            <text:p/>
          </draw:circle>
          <draw:circle draw:style-name="gr4" draw:text-style-name="P1" draw:layer="BOARD Layer" svg:width="0.473cm" svg:height="0.473cm" svg:x="8.764cm" svg:y="2.757cm">
            <text:p/>
          </draw:circle>
          <draw:circle draw:style-name="gr4" draw:text-style-name="P1" draw:layer="BOARD Layer" svg:width="0.473cm" svg:height="0.473cm" svg:x="7.763cm" svg:y="3.756cm">
            <text:p/>
          </draw:circle>
          <draw:circle draw:style-name="gr4" draw:text-style-name="P1" draw:layer="BOARD Layer" svg:width="0.473cm" svg:height="0.473cm" svg:x="8.764cm" svg:y="3.757cm">
            <text:p/>
          </draw:circle>
          <draw:circle draw:style-name="gr4" draw:text-style-name="P1" draw:layer="BOARD Layer" svg:width="0.473cm" svg:height="0.473cm" svg:x="9.763cm" svg:y="2.756cm">
            <text:p/>
          </draw:circle>
          <draw:circle draw:style-name="gr4" draw:text-style-name="P1" draw:layer="BOARD Layer" svg:width="0.473cm" svg:height="0.473cm" svg:x="10.764cm" svg:y="2.757cm">
            <text:p/>
          </draw:circle>
          <draw:circle draw:style-name="gr4" draw:text-style-name="P1" draw:layer="BOARD Layer" svg:width="0.473cm" svg:height="0.473cm" svg:x="9.763cm" svg:y="3.756cm">
            <text:p/>
          </draw:circle>
          <draw:circle draw:style-name="gr4" draw:text-style-name="P1" draw:layer="BOARD Layer" svg:width="0.473cm" svg:height="0.473cm" svg:x="10.764cm" svg:y="3.757cm">
            <text:p/>
          </draw:circle>
          <draw:circle draw:style-name="gr4" draw:text-style-name="P1" draw:layer="BOARD Layer" svg:width="0.473cm" svg:height="0.473cm" svg:x="7.763cm" svg:y="4.656cm">
            <text:p/>
          </draw:circle>
          <draw:circle draw:style-name="gr4" draw:text-style-name="P1" draw:layer="BOARD Layer" svg:width="0.473cm" svg:height="0.473cm" svg:x="8.764cm" svg:y="4.657cm">
            <text:p/>
          </draw:circle>
          <draw:circle draw:style-name="gr4" draw:text-style-name="P1" draw:layer="BOARD Layer" svg:width="0.473cm" svg:height="0.473cm" svg:x="7.763cm" svg:y="5.656cm">
            <text:p/>
          </draw:circle>
          <draw:circle draw:style-name="gr4" draw:text-style-name="P1" draw:layer="BOARD Layer" svg:width="0.473cm" svg:height="0.473cm" svg:x="8.764cm" svg:y="5.657cm">
            <text:p/>
          </draw:circle>
          <draw:circle draw:style-name="gr4" draw:text-style-name="P1" draw:layer="BOARD Layer" svg:width="0.473cm" svg:height="0.473cm" svg:x="9.763cm" svg:y="4.656cm">
            <text:p/>
          </draw:circle>
          <draw:circle draw:style-name="gr4" draw:text-style-name="P1" draw:layer="BOARD Layer" svg:width="0.473cm" svg:height="0.473cm" svg:x="10.764cm" svg:y="4.657cm">
            <text:p/>
          </draw:circle>
          <draw:circle draw:style-name="gr4" draw:text-style-name="P1" draw:layer="BOARD Layer" svg:width="0.473cm" svg:height="0.473cm" svg:x="9.763cm" svg:y="5.656cm">
            <text:p/>
          </draw:circle>
          <draw:circle draw:style-name="gr4" draw:text-style-name="P1" draw:layer="BOARD Layer" svg:width="0.473cm" svg:height="0.473cm" svg:x="10.764cm" svg:y="5.657cm">
            <text:p/>
          </draw:circle>
          <draw:circle draw:style-name="gr4" draw:text-style-name="P1" draw:layer="BOARD Layer" svg:width="0.473cm" svg:height="0.473cm" svg:x="3.763cm" svg:y="6.756cm">
            <text:p/>
          </draw:circle>
          <draw:circle draw:style-name="gr4" draw:text-style-name="P1" draw:layer="BOARD Layer" svg:width="0.473cm" svg:height="0.473cm" svg:x="4.764cm" svg:y="6.757cm">
            <text:p/>
          </draw:circle>
          <draw:circle draw:style-name="gr4" draw:text-style-name="P1" draw:layer="BOARD Layer" svg:width="0.473cm" svg:height="0.473cm" svg:x="3.763cm" svg:y="7.756cm">
            <text:p/>
          </draw:circle>
          <draw:circle draw:style-name="gr4" draw:text-style-name="P1" draw:layer="BOARD Layer" svg:width="0.473cm" svg:height="0.473cm" svg:x="4.764cm" svg:y="7.757cm">
            <text:p/>
          </draw:circle>
          <draw:circle draw:style-name="gr4" draw:text-style-name="P1" draw:layer="BOARD Layer" svg:width="0.473cm" svg:height="0.473cm" svg:x="5.763cm" svg:y="6.756cm">
            <text:p/>
          </draw:circle>
          <draw:circle draw:style-name="gr4" draw:text-style-name="P1" draw:layer="BOARD Layer" svg:width="0.473cm" svg:height="0.473cm" svg:x="6.764cm" svg:y="6.757cm">
            <text:p/>
          </draw:circle>
          <draw:circle draw:style-name="gr4" draw:text-style-name="P1" draw:layer="BOARD Layer" svg:width="0.473cm" svg:height="0.473cm" svg:x="5.763cm" svg:y="7.756cm">
            <text:p/>
          </draw:circle>
          <draw:circle draw:style-name="gr4" draw:text-style-name="P1" draw:layer="BOARD Layer" svg:width="0.473cm" svg:height="0.473cm" svg:x="6.764cm" svg:y="7.757cm">
            <text:p/>
          </draw:circle>
          <draw:circle draw:style-name="gr4" draw:text-style-name="P1" draw:layer="BOARD Layer" svg:width="0.473cm" svg:height="0.473cm" svg:x="3.763cm" svg:y="8.656cm">
            <text:p/>
          </draw:circle>
          <draw:circle draw:style-name="gr4" draw:text-style-name="P1" draw:layer="BOARD Layer" svg:width="0.473cm" svg:height="0.473cm" svg:x="4.764cm" svg:y="8.657cm">
            <text:p/>
          </draw:circle>
          <draw:circle draw:style-name="gr4" draw:text-style-name="P1" draw:layer="BOARD Layer" svg:width="0.473cm" svg:height="0.473cm" svg:x="3.763cm" svg:y="9.656cm">
            <text:p/>
          </draw:circle>
          <draw:circle draw:style-name="gr4" draw:text-style-name="P1" draw:layer="BOARD Layer" svg:width="0.473cm" svg:height="0.473cm" svg:x="4.764cm" svg:y="9.657cm">
            <text:p/>
          </draw:circle>
          <draw:circle draw:style-name="gr4" draw:text-style-name="P1" draw:layer="BOARD Layer" svg:width="0.473cm" svg:height="0.473cm" svg:x="5.763cm" svg:y="8.656cm">
            <text:p/>
          </draw:circle>
          <draw:circle draw:style-name="gr4" draw:text-style-name="P1" draw:layer="BOARD Layer" svg:width="0.473cm" svg:height="0.473cm" svg:x="6.764cm" svg:y="8.657cm">
            <text:p/>
          </draw:circle>
          <draw:circle draw:style-name="gr4" draw:text-style-name="P1" draw:layer="BOARD Layer" svg:width="0.473cm" svg:height="0.473cm" svg:x="5.763cm" svg:y="9.656cm">
            <text:p/>
          </draw:circle>
          <draw:circle draw:style-name="gr4" draw:text-style-name="P1" draw:layer="BOARD Layer" svg:width="0.473cm" svg:height="0.473cm" svg:x="6.764cm" svg:y="9.657cm">
            <text:p/>
          </draw:circle>
          <draw:circle draw:style-name="gr4" draw:text-style-name="P1" draw:layer="BOARD Layer" svg:width="0.473cm" svg:height="0.473cm" svg:x="7.763cm" svg:y="6.756cm">
            <text:p/>
          </draw:circle>
          <draw:circle draw:style-name="gr4" draw:text-style-name="P1" draw:layer="BOARD Layer" svg:width="0.473cm" svg:height="0.473cm" svg:x="8.764cm" svg:y="6.757cm">
            <text:p/>
          </draw:circle>
          <draw:circle draw:style-name="gr4" draw:text-style-name="P1" draw:layer="BOARD Layer" svg:width="0.473cm" svg:height="0.473cm" svg:x="7.763cm" svg:y="7.756cm">
            <text:p/>
          </draw:circle>
          <draw:circle draw:style-name="gr4" draw:text-style-name="P1" draw:layer="BOARD Layer" svg:width="0.473cm" svg:height="0.473cm" svg:x="8.764cm" svg:y="7.757cm">
            <text:p/>
          </draw:circle>
          <draw:circle draw:style-name="gr4" draw:text-style-name="P1" draw:layer="BOARD Layer" svg:width="0.473cm" svg:height="0.473cm" svg:x="9.763cm" svg:y="6.756cm">
            <text:p/>
          </draw:circle>
          <draw:circle draw:style-name="gr4" draw:text-style-name="P1" draw:layer="BOARD Layer" svg:width="0.473cm" svg:height="0.473cm" svg:x="10.764cm" svg:y="6.757cm">
            <text:p/>
          </draw:circle>
          <draw:circle draw:style-name="gr4" draw:text-style-name="P1" draw:layer="BOARD Layer" svg:width="0.473cm" svg:height="0.473cm" svg:x="9.763cm" svg:y="7.756cm">
            <text:p/>
          </draw:circle>
          <draw:circle draw:style-name="gr4" draw:text-style-name="P1" draw:layer="BOARD Layer" svg:width="0.473cm" svg:height="0.473cm" svg:x="10.764cm" svg:y="7.757cm">
            <text:p/>
          </draw:circle>
          <draw:circle draw:style-name="gr4" draw:text-style-name="P1" draw:layer="BOARD Layer" svg:width="0.473cm" svg:height="0.473cm" svg:x="7.763cm" svg:y="8.656cm">
            <text:p/>
          </draw:circle>
          <draw:circle draw:style-name="gr4" draw:text-style-name="P1" draw:layer="BOARD Layer" svg:width="0.473cm" svg:height="0.473cm" svg:x="8.764cm" svg:y="8.657cm">
            <text:p/>
          </draw:circle>
          <draw:circle draw:style-name="gr4" draw:text-style-name="P1" draw:layer="BOARD Layer" svg:width="0.473cm" svg:height="0.473cm" svg:x="7.763cm" svg:y="9.656cm">
            <text:p/>
          </draw:circle>
          <draw:circle draw:style-name="gr4" draw:text-style-name="P1" draw:layer="BOARD Layer" svg:width="0.473cm" svg:height="0.473cm" svg:x="8.764cm" svg:y="9.657cm">
            <text:p/>
          </draw:circle>
          <draw:circle draw:style-name="gr4" draw:text-style-name="P1" draw:layer="BOARD Layer" svg:width="0.473cm" svg:height="0.473cm" svg:x="9.763cm" svg:y="8.656cm">
            <text:p/>
          </draw:circle>
          <draw:circle draw:style-name="gr4" draw:text-style-name="P1" draw:layer="BOARD Layer" svg:width="0.473cm" svg:height="0.473cm" svg:x="10.764cm" svg:y="8.657cm">
            <text:p/>
          </draw:circle>
          <draw:circle draw:style-name="gr4" draw:text-style-name="P1" draw:layer="BOARD Layer" svg:width="0.473cm" svg:height="0.473cm" svg:x="9.763cm" svg:y="9.656cm">
            <text:p/>
          </draw:circle>
          <draw:circle draw:style-name="gr4" draw:text-style-name="P1" draw:layer="BOARD Layer" svg:width="0.473cm" svg:height="0.473cm" svg:x="10.764cm" svg:y="9.657cm">
            <text:p/>
          </draw:circle>
          <draw:circle draw:style-name="gr4" draw:text-style-name="P1" draw:layer="BOARD Layer" svg:width="0.473cm" svg:height="0.473cm" svg:x="11.763cm" svg:y="2.756cm">
            <text:p/>
          </draw:circle>
          <draw:circle draw:style-name="gr4" draw:text-style-name="P1" draw:layer="BOARD Layer" svg:width="0.473cm" svg:height="0.473cm" svg:x="12.764cm" svg:y="2.757cm">
            <text:p/>
          </draw:circle>
          <draw:circle draw:style-name="gr4" draw:text-style-name="P1" draw:layer="BOARD Layer" svg:width="0.473cm" svg:height="0.473cm" svg:x="11.763cm" svg:y="3.756cm">
            <text:p/>
          </draw:circle>
          <draw:circle draw:style-name="gr4" draw:text-style-name="P1" draw:layer="BOARD Layer" svg:width="0.473cm" svg:height="0.473cm" svg:x="12.764cm" svg:y="3.757cm">
            <text:p/>
          </draw:circle>
          <draw:circle draw:style-name="gr4" draw:text-style-name="P1" draw:layer="BOARD Layer" svg:width="0.473cm" svg:height="0.473cm" svg:x="13.763cm" svg:y="2.756cm">
            <text:p/>
          </draw:circle>
          <draw:circle draw:style-name="gr4" draw:text-style-name="P1" draw:layer="BOARD Layer" svg:width="0.473cm" svg:height="0.473cm" svg:x="14.764cm" svg:y="2.757cm">
            <text:p/>
          </draw:circle>
          <draw:circle draw:style-name="gr4" draw:text-style-name="P1" draw:layer="BOARD Layer" svg:width="0.473cm" svg:height="0.473cm" svg:x="13.763cm" svg:y="3.756cm">
            <text:p/>
          </draw:circle>
          <draw:circle draw:style-name="gr4" draw:text-style-name="P1" draw:layer="BOARD Layer" svg:width="0.473cm" svg:height="0.473cm" svg:x="14.764cm" svg:y="3.757cm">
            <text:p/>
          </draw:circle>
          <draw:circle draw:style-name="gr4" draw:text-style-name="P1" draw:layer="BOARD Layer" svg:width="0.473cm" svg:height="0.473cm" svg:x="11.763cm" svg:y="4.656cm">
            <text:p/>
          </draw:circle>
          <draw:circle draw:style-name="gr4" draw:text-style-name="P1" draw:layer="BOARD Layer" svg:width="0.473cm" svg:height="0.473cm" svg:x="12.764cm" svg:y="4.657cm">
            <text:p/>
          </draw:circle>
          <draw:circle draw:style-name="gr4" draw:text-style-name="P1" draw:layer="BOARD Layer" svg:width="0.473cm" svg:height="0.473cm" svg:x="11.763cm" svg:y="5.656cm">
            <text:p/>
          </draw:circle>
          <draw:circle draw:style-name="gr4" draw:text-style-name="P1" draw:layer="BOARD Layer" svg:width="0.473cm" svg:height="0.473cm" svg:x="12.764cm" svg:y="5.657cm">
            <text:p/>
          </draw:circle>
          <draw:circle draw:style-name="gr4" draw:text-style-name="P1" draw:layer="BOARD Layer" svg:width="0.473cm" svg:height="0.473cm" svg:x="13.763cm" svg:y="4.656cm">
            <text:p/>
          </draw:circle>
          <draw:circle draw:style-name="gr4" draw:text-style-name="P1" draw:layer="BOARD Layer" svg:width="0.473cm" svg:height="0.473cm" svg:x="14.764cm" svg:y="4.657cm">
            <text:p/>
          </draw:circle>
          <draw:circle draw:style-name="gr4" draw:text-style-name="P1" draw:layer="BOARD Layer" svg:width="0.473cm" svg:height="0.473cm" svg:x="13.763cm" svg:y="5.656cm">
            <text:p/>
          </draw:circle>
          <draw:circle draw:style-name="gr4" draw:text-style-name="P1" draw:layer="BOARD Layer" svg:width="0.473cm" svg:height="0.473cm" svg:x="14.764cm" svg:y="5.657cm">
            <text:p/>
          </draw:circle>
          <draw:circle draw:style-name="gr4" draw:text-style-name="P1" draw:layer="BOARD Layer" svg:width="0.473cm" svg:height="0.473cm" svg:x="15.763cm" svg:y="2.756cm">
            <text:p/>
          </draw:circle>
          <draw:circle draw:style-name="gr4" draw:text-style-name="P1" draw:layer="BOARD Layer" svg:width="0.473cm" svg:height="0.473cm" svg:x="16.764cm" svg:y="2.757cm">
            <text:p/>
          </draw:circle>
          <draw:circle draw:style-name="gr4" draw:text-style-name="P1" draw:layer="BOARD Layer" svg:width="0.473cm" svg:height="0.473cm" svg:x="15.763cm" svg:y="3.756cm">
            <text:p/>
          </draw:circle>
          <draw:circle draw:style-name="gr4" draw:text-style-name="P1" draw:layer="BOARD Layer" svg:width="0.473cm" svg:height="0.473cm" svg:x="16.764cm" svg:y="3.757cm">
            <text:p/>
          </draw:circle>
          <draw:circle draw:style-name="gr4" draw:text-style-name="P1" draw:layer="BOARD Layer" svg:width="0.473cm" svg:height="0.473cm" svg:x="17.763cm" svg:y="2.756cm">
            <text:p/>
          </draw:circle>
          <draw:circle draw:style-name="gr4" draw:text-style-name="P1" draw:layer="BOARD Layer" svg:width="0.473cm" svg:height="0.473cm" svg:x="18.764cm" svg:y="2.757cm">
            <text:p/>
          </draw:circle>
          <draw:circle draw:style-name="gr4" draw:text-style-name="P1" draw:layer="BOARD Layer" svg:width="0.473cm" svg:height="0.473cm" svg:x="17.763cm" svg:y="3.756cm">
            <text:p/>
          </draw:circle>
          <draw:circle draw:style-name="gr4" draw:text-style-name="P1" draw:layer="BOARD Layer" svg:width="0.473cm" svg:height="0.473cm" svg:x="18.764cm" svg:y="3.757cm">
            <text:p/>
          </draw:circle>
          <draw:circle draw:style-name="gr4" draw:text-style-name="P1" draw:layer="BOARD Layer" svg:width="0.473cm" svg:height="0.473cm" svg:x="15.763cm" svg:y="4.656cm">
            <text:p/>
          </draw:circle>
          <draw:circle draw:style-name="gr4" draw:text-style-name="P1" draw:layer="BOARD Layer" svg:width="0.473cm" svg:height="0.473cm" svg:x="16.764cm" svg:y="4.657cm">
            <text:p/>
          </draw:circle>
          <draw:circle draw:style-name="gr4" draw:text-style-name="P1" draw:layer="BOARD Layer" svg:width="0.473cm" svg:height="0.473cm" svg:x="15.763cm" svg:y="5.656cm">
            <text:p/>
          </draw:circle>
          <draw:circle draw:style-name="gr4" draw:text-style-name="P1" draw:layer="BOARD Layer" svg:width="0.473cm" svg:height="0.473cm" svg:x="16.764cm" svg:y="5.657cm">
            <text:p/>
          </draw:circle>
          <draw:circle draw:style-name="gr4" draw:text-style-name="P1" draw:layer="BOARD Layer" svg:width="0.473cm" svg:height="0.473cm" svg:x="17.763cm" svg:y="4.656cm">
            <text:p/>
          </draw:circle>
          <draw:circle draw:style-name="gr4" draw:text-style-name="P1" draw:layer="BOARD Layer" svg:width="0.473cm" svg:height="0.473cm" svg:x="18.764cm" svg:y="4.657cm">
            <text:p/>
          </draw:circle>
          <draw:circle draw:style-name="gr4" draw:text-style-name="P1" draw:layer="BOARD Layer" svg:width="0.473cm" svg:height="0.473cm" svg:x="17.763cm" svg:y="5.656cm">
            <text:p/>
          </draw:circle>
          <draw:circle draw:style-name="gr4" draw:text-style-name="P1" draw:layer="BOARD Layer" svg:width="0.473cm" svg:height="0.473cm" svg:x="18.764cm" svg:y="5.657cm">
            <text:p/>
          </draw:circle>
          <draw:circle draw:style-name="gr4" draw:text-style-name="P1" draw:layer="BOARD Layer" svg:width="0.473cm" svg:height="0.473cm" svg:x="11.763cm" svg:y="6.756cm">
            <text:p/>
          </draw:circle>
          <draw:circle draw:style-name="gr4" draw:text-style-name="P1" draw:layer="BOARD Layer" svg:width="0.473cm" svg:height="0.473cm" svg:x="12.764cm" svg:y="6.757cm">
            <text:p/>
          </draw:circle>
          <draw:circle draw:style-name="gr4" draw:text-style-name="P1" draw:layer="BOARD Layer" svg:width="0.473cm" svg:height="0.473cm" svg:x="11.763cm" svg:y="7.756cm">
            <text:p/>
          </draw:circle>
          <draw:circle draw:style-name="gr4" draw:text-style-name="P1" draw:layer="BOARD Layer" svg:width="0.473cm" svg:height="0.473cm" svg:x="12.764cm" svg:y="7.757cm">
            <text:p/>
          </draw:circle>
          <draw:circle draw:style-name="gr4" draw:text-style-name="P1" draw:layer="BOARD Layer" svg:width="0.473cm" svg:height="0.473cm" svg:x="13.763cm" svg:y="6.756cm">
            <text:p/>
          </draw:circle>
          <draw:circle draw:style-name="gr4" draw:text-style-name="P1" draw:layer="BOARD Layer" svg:width="0.473cm" svg:height="0.473cm" svg:x="14.764cm" svg:y="6.757cm">
            <text:p/>
          </draw:circle>
          <draw:circle draw:style-name="gr4" draw:text-style-name="P1" draw:layer="BOARD Layer" svg:width="0.473cm" svg:height="0.473cm" svg:x="13.763cm" svg:y="7.756cm">
            <text:p/>
          </draw:circle>
          <draw:circle draw:style-name="gr4" draw:text-style-name="P1" draw:layer="BOARD Layer" svg:width="0.473cm" svg:height="0.473cm" svg:x="14.764cm" svg:y="7.757cm">
            <text:p/>
          </draw:circle>
          <draw:circle draw:style-name="gr4" draw:text-style-name="P1" draw:layer="BOARD Layer" svg:width="0.473cm" svg:height="0.473cm" svg:x="11.763cm" svg:y="8.656cm">
            <text:p/>
          </draw:circle>
          <draw:circle draw:style-name="gr4" draw:text-style-name="P1" draw:layer="BOARD Layer" svg:width="0.473cm" svg:height="0.473cm" svg:x="12.764cm" svg:y="8.657cm">
            <text:p/>
          </draw:circle>
          <draw:circle draw:style-name="gr4" draw:text-style-name="P1" draw:layer="BOARD Layer" svg:width="0.473cm" svg:height="0.473cm" svg:x="11.763cm" svg:y="9.656cm">
            <text:p/>
          </draw:circle>
          <draw:circle draw:style-name="gr4" draw:text-style-name="P1" draw:layer="BOARD Layer" svg:width="0.473cm" svg:height="0.473cm" svg:x="12.764cm" svg:y="9.657cm">
            <text:p/>
          </draw:circle>
          <draw:circle draw:style-name="gr4" draw:text-style-name="P1" draw:layer="BOARD Layer" svg:width="0.473cm" svg:height="0.473cm" svg:x="13.763cm" svg:y="8.656cm">
            <text:p/>
          </draw:circle>
          <draw:circle draw:style-name="gr4" draw:text-style-name="P1" draw:layer="BOARD Layer" svg:width="0.473cm" svg:height="0.473cm" svg:x="14.764cm" svg:y="8.657cm">
            <text:p/>
          </draw:circle>
          <draw:circle draw:style-name="gr4" draw:text-style-name="P1" draw:layer="BOARD Layer" svg:width="0.473cm" svg:height="0.473cm" svg:x="13.763cm" svg:y="9.656cm">
            <text:p/>
          </draw:circle>
          <draw:circle draw:style-name="gr4" draw:text-style-name="P1" draw:layer="BOARD Layer" svg:width="0.473cm" svg:height="0.473cm" svg:x="14.764cm" svg:y="9.657cm">
            <text:p/>
          </draw:circle>
          <draw:circle draw:style-name="gr4" draw:text-style-name="P1" draw:layer="BOARD Layer" svg:width="0.473cm" svg:height="0.473cm" svg:x="15.763cm" svg:y="6.756cm">
            <text:p/>
          </draw:circle>
          <draw:circle draw:style-name="gr4" draw:text-style-name="P1" draw:layer="BOARD Layer" svg:width="0.473cm" svg:height="0.473cm" svg:x="16.764cm" svg:y="6.757cm">
            <text:p/>
          </draw:circle>
          <draw:circle draw:style-name="gr4" draw:text-style-name="P1" draw:layer="BOARD Layer" svg:width="0.473cm" svg:height="0.473cm" svg:x="15.763cm" svg:y="7.756cm">
            <text:p/>
          </draw:circle>
          <draw:circle draw:style-name="gr4" draw:text-style-name="P1" draw:layer="BOARD Layer" svg:width="0.473cm" svg:height="0.473cm" svg:x="16.764cm" svg:y="7.757cm">
            <text:p/>
          </draw:circle>
          <draw:circle draw:style-name="gr4" draw:text-style-name="P1" draw:layer="BOARD Layer" svg:width="0.473cm" svg:height="0.473cm" svg:x="17.763cm" svg:y="6.756cm">
            <text:p/>
          </draw:circle>
          <draw:circle draw:style-name="gr4" draw:text-style-name="P1" draw:layer="BOARD Layer" svg:width="0.473cm" svg:height="0.473cm" svg:x="18.764cm" svg:y="6.757cm">
            <text:p/>
          </draw:circle>
          <draw:circle draw:style-name="gr4" draw:text-style-name="P1" draw:layer="BOARD Layer" svg:width="0.473cm" svg:height="0.473cm" svg:x="17.763cm" svg:y="7.756cm">
            <text:p/>
          </draw:circle>
          <draw:circle draw:style-name="gr4" draw:text-style-name="P1" draw:layer="BOARD Layer" svg:width="0.473cm" svg:height="0.473cm" svg:x="18.764cm" svg:y="7.757cm">
            <text:p/>
          </draw:circle>
          <draw:circle draw:style-name="gr4" draw:text-style-name="P1" draw:layer="BOARD Layer" svg:width="0.473cm" svg:height="0.473cm" svg:x="15.763cm" svg:y="8.656cm">
            <text:p/>
          </draw:circle>
          <draw:circle draw:style-name="gr4" draw:text-style-name="P1" draw:layer="BOARD Layer" svg:width="0.473cm" svg:height="0.473cm" svg:x="16.764cm" svg:y="8.657cm">
            <text:p/>
          </draw:circle>
          <draw:circle draw:style-name="gr4" draw:text-style-name="P1" draw:layer="BOARD Layer" svg:width="0.473cm" svg:height="0.473cm" svg:x="15.763cm" svg:y="9.656cm">
            <text:p/>
          </draw:circle>
          <draw:circle draw:style-name="gr4" draw:text-style-name="P1" draw:layer="BOARD Layer" svg:width="0.473cm" svg:height="0.473cm" svg:x="16.764cm" svg:y="9.657cm">
            <text:p/>
          </draw:circle>
          <draw:circle draw:style-name="gr4" draw:text-style-name="P1" draw:layer="BOARD Layer" svg:width="0.473cm" svg:height="0.473cm" svg:x="17.763cm" svg:y="8.656cm">
            <text:p/>
          </draw:circle>
          <draw:circle draw:style-name="gr4" draw:text-style-name="P1" draw:layer="BOARD Layer" svg:width="0.473cm" svg:height="0.473cm" svg:x="18.764cm" svg:y="8.657cm">
            <text:p/>
          </draw:circle>
          <draw:circle draw:style-name="gr4" draw:text-style-name="P1" draw:layer="BOARD Layer" svg:width="0.473cm" svg:height="0.473cm" svg:x="17.763cm" svg:y="9.656cm">
            <text:p/>
          </draw:circle>
          <draw:circle draw:style-name="gr4" draw:text-style-name="P1" draw:layer="BOARD Layer" svg:width="0.473cm" svg:height="0.473cm" svg:x="18.764cm" svg:y="9.657cm">
            <text:p/>
          </draw:circle>
          <draw:circle draw:style-name="gr4" draw:text-style-name="P1" draw:layer="BOARD Layer" svg:width="0.473cm" svg:height="0.473cm" svg:x="3.763cm" svg:y="10.756cm">
            <text:p/>
          </draw:circle>
          <draw:circle draw:style-name="gr4" draw:text-style-name="P1" draw:layer="BOARD Layer" svg:width="0.473cm" svg:height="0.473cm" svg:x="4.764cm" svg:y="10.757cm">
            <text:p/>
          </draw:circle>
          <draw:circle draw:style-name="gr4" draw:text-style-name="P1" draw:layer="BOARD Layer" svg:width="0.473cm" svg:height="0.473cm" svg:x="3.763cm" svg:y="11.756cm">
            <text:p/>
          </draw:circle>
          <draw:circle draw:style-name="gr4" draw:text-style-name="P1" draw:layer="BOARD Layer" svg:width="0.473cm" svg:height="0.473cm" svg:x="4.764cm" svg:y="11.757cm">
            <text:p/>
          </draw:circle>
          <draw:circle draw:style-name="gr4" draw:text-style-name="P1" draw:layer="BOARD Layer" svg:width="0.473cm" svg:height="0.473cm" svg:x="5.763cm" svg:y="10.756cm">
            <text:p/>
          </draw:circle>
          <draw:circle draw:style-name="gr4" draw:text-style-name="P1" draw:layer="BOARD Layer" svg:width="0.473cm" svg:height="0.473cm" svg:x="6.764cm" svg:y="10.757cm">
            <text:p/>
          </draw:circle>
          <draw:circle draw:style-name="gr4" draw:text-style-name="P1" draw:layer="BOARD Layer" svg:width="0.473cm" svg:height="0.473cm" svg:x="5.763cm" svg:y="11.756cm">
            <text:p/>
          </draw:circle>
          <draw:circle draw:style-name="gr4" draw:text-style-name="P1" draw:layer="BOARD Layer" svg:width="0.473cm" svg:height="0.473cm" svg:x="6.764cm" svg:y="11.757cm">
            <text:p/>
          </draw:circle>
          <draw:circle draw:style-name="gr4" draw:text-style-name="P1" draw:layer="BOARD Layer" svg:width="0.473cm" svg:height="0.473cm" svg:x="3.763cm" svg:y="12.656cm">
            <text:p/>
          </draw:circle>
          <draw:circle draw:style-name="gr4" draw:text-style-name="P1" draw:layer="BOARD Layer" svg:width="0.473cm" svg:height="0.473cm" svg:x="4.764cm" svg:y="12.657cm">
            <text:p/>
          </draw:circle>
          <draw:circle draw:style-name="gr4" draw:text-style-name="P1" draw:layer="BOARD Layer" svg:width="0.473cm" svg:height="0.473cm" svg:x="3.763cm" svg:y="13.656cm">
            <text:p/>
          </draw:circle>
          <draw:circle draw:style-name="gr4" draw:text-style-name="P1" draw:layer="BOARD Layer" svg:width="0.473cm" svg:height="0.473cm" svg:x="4.764cm" svg:y="13.657cm">
            <text:p/>
          </draw:circle>
          <draw:circle draw:style-name="gr4" draw:text-style-name="P1" draw:layer="BOARD Layer" svg:width="0.473cm" svg:height="0.473cm" svg:x="5.763cm" svg:y="12.656cm">
            <text:p/>
          </draw:circle>
          <draw:circle draw:style-name="gr4" draw:text-style-name="P1" draw:layer="BOARD Layer" svg:width="0.473cm" svg:height="0.473cm" svg:x="6.764cm" svg:y="12.657cm">
            <text:p/>
          </draw:circle>
          <draw:circle draw:style-name="gr4" draw:text-style-name="P1" draw:layer="BOARD Layer" svg:width="0.473cm" svg:height="0.473cm" svg:x="5.763cm" svg:y="13.656cm">
            <text:p/>
          </draw:circle>
          <draw:circle draw:style-name="gr4" draw:text-style-name="P1" draw:layer="BOARD Layer" svg:width="0.473cm" svg:height="0.473cm" svg:x="6.764cm" svg:y="13.657cm">
            <text:p/>
          </draw:circle>
          <draw:circle draw:style-name="gr4" draw:text-style-name="P1" draw:layer="BOARD Layer" svg:width="0.473cm" svg:height="0.473cm" svg:x="7.763cm" svg:y="10.756cm">
            <text:p/>
          </draw:circle>
          <draw:circle draw:style-name="gr4" draw:text-style-name="P1" draw:layer="BOARD Layer" svg:width="0.473cm" svg:height="0.473cm" svg:x="8.764cm" svg:y="10.757cm">
            <text:p/>
          </draw:circle>
          <draw:circle draw:style-name="gr4" draw:text-style-name="P1" draw:layer="BOARD Layer" svg:width="0.473cm" svg:height="0.473cm" svg:x="7.763cm" svg:y="11.756cm">
            <text:p/>
          </draw:circle>
          <draw:circle draw:style-name="gr4" draw:text-style-name="P1" draw:layer="BOARD Layer" svg:width="0.473cm" svg:height="0.473cm" svg:x="8.764cm" svg:y="11.757cm">
            <text:p/>
          </draw:circle>
          <draw:circle draw:style-name="gr4" draw:text-style-name="P1" draw:layer="BOARD Layer" svg:width="0.473cm" svg:height="0.473cm" svg:x="9.763cm" svg:y="10.756cm">
            <text:p/>
          </draw:circle>
          <draw:circle draw:style-name="gr4" draw:text-style-name="P1" draw:layer="BOARD Layer" svg:width="0.473cm" svg:height="0.473cm" svg:x="10.764cm" svg:y="10.757cm">
            <text:p/>
          </draw:circle>
          <draw:circle draw:style-name="gr4" draw:text-style-name="P1" draw:layer="BOARD Layer" svg:width="0.473cm" svg:height="0.473cm" svg:x="9.763cm" svg:y="11.756cm">
            <text:p/>
          </draw:circle>
          <draw:circle draw:style-name="gr4" draw:text-style-name="P1" draw:layer="BOARD Layer" svg:width="0.473cm" svg:height="0.473cm" svg:x="10.764cm" svg:y="11.757cm">
            <text:p/>
          </draw:circle>
          <draw:circle draw:style-name="gr4" draw:text-style-name="P1" draw:layer="BOARD Layer" svg:width="0.473cm" svg:height="0.473cm" svg:x="7.763cm" svg:y="12.656cm">
            <text:p/>
          </draw:circle>
          <draw:circle draw:style-name="gr4" draw:text-style-name="P1" draw:layer="BOARD Layer" svg:width="0.473cm" svg:height="0.473cm" svg:x="8.764cm" svg:y="12.657cm">
            <text:p/>
          </draw:circle>
          <draw:circle draw:style-name="gr4" draw:text-style-name="P1" draw:layer="BOARD Layer" svg:width="0.473cm" svg:height="0.473cm" svg:x="7.763cm" svg:y="13.656cm">
            <text:p/>
          </draw:circle>
          <draw:circle draw:style-name="gr4" draw:text-style-name="P1" draw:layer="BOARD Layer" svg:width="0.473cm" svg:height="0.473cm" svg:x="8.764cm" svg:y="13.657cm">
            <text:p/>
          </draw:circle>
          <draw:circle draw:style-name="gr4" draw:text-style-name="P1" draw:layer="BOARD Layer" svg:width="0.473cm" svg:height="0.473cm" svg:x="9.763cm" svg:y="12.656cm">
            <text:p/>
          </draw:circle>
          <draw:circle draw:style-name="gr4" draw:text-style-name="P1" draw:layer="BOARD Layer" svg:width="0.473cm" svg:height="0.473cm" svg:x="10.764cm" svg:y="12.657cm">
            <text:p/>
          </draw:circle>
          <draw:circle draw:style-name="gr4" draw:text-style-name="P1" draw:layer="BOARD Layer" svg:width="0.473cm" svg:height="0.473cm" svg:x="9.763cm" svg:y="13.656cm">
            <text:p/>
          </draw:circle>
          <draw:circle draw:style-name="gr4" draw:text-style-name="P1" draw:layer="BOARD Layer" svg:width="0.473cm" svg:height="0.473cm" svg:x="10.764cm" svg:y="13.657cm">
            <text:p/>
          </draw:circle>
          <draw:circle draw:style-name="gr4" draw:text-style-name="P1" draw:layer="BOARD Layer" svg:width="0.473cm" svg:height="0.473cm" svg:x="3.763cm" svg:y="14.756cm">
            <text:p/>
          </draw:circle>
          <draw:circle draw:style-name="gr4" draw:text-style-name="P1" draw:layer="BOARD Layer" svg:width="0.473cm" svg:height="0.473cm" svg:x="4.764cm" svg:y="14.757cm">
            <text:p/>
          </draw:circle>
          <draw:circle draw:style-name="gr4" draw:text-style-name="P1" draw:layer="BOARD Layer" svg:width="0.473cm" svg:height="0.473cm" svg:x="3.763cm" svg:y="15.756cm">
            <text:p/>
          </draw:circle>
          <draw:circle draw:style-name="gr4" draw:text-style-name="P1" draw:layer="BOARD Layer" svg:width="0.473cm" svg:height="0.473cm" svg:x="4.764cm" svg:y="15.757cm">
            <text:p/>
          </draw:circle>
          <draw:circle draw:style-name="gr4" draw:text-style-name="P1" draw:layer="BOARD Layer" svg:width="0.473cm" svg:height="0.473cm" svg:x="5.763cm" svg:y="14.756cm">
            <text:p/>
          </draw:circle>
          <draw:circle draw:style-name="gr4" draw:text-style-name="P1" draw:layer="BOARD Layer" svg:width="0.473cm" svg:height="0.473cm" svg:x="6.764cm" svg:y="14.757cm">
            <text:p/>
          </draw:circle>
          <draw:circle draw:style-name="gr4" draw:text-style-name="P1" draw:layer="BOARD Layer" svg:width="0.473cm" svg:height="0.473cm" svg:x="5.763cm" svg:y="15.756cm">
            <text:p/>
          </draw:circle>
          <draw:circle draw:style-name="gr4" draw:text-style-name="P1" draw:layer="BOARD Layer" svg:width="0.473cm" svg:height="0.473cm" svg:x="6.764cm" svg:y="15.757cm">
            <text:p/>
          </draw:circle>
          <draw:circle draw:style-name="gr4" draw:text-style-name="P1" draw:layer="BOARD Layer" svg:width="0.473cm" svg:height="0.473cm" svg:x="3.763cm" svg:y="16.656cm">
            <text:p/>
          </draw:circle>
          <draw:circle draw:style-name="gr4" draw:text-style-name="P1" draw:layer="BOARD Layer" svg:width="0.473cm" svg:height="0.473cm" svg:x="4.764cm" svg:y="16.657cm">
            <text:p/>
          </draw:circle>
          <draw:circle draw:style-name="gr4" draw:text-style-name="P1" draw:layer="BOARD Layer" svg:width="0.473cm" svg:height="0.473cm" svg:x="3.763cm" svg:y="17.656cm">
            <text:p/>
          </draw:circle>
          <draw:circle draw:style-name="gr4" draw:text-style-name="P1" draw:layer="BOARD Layer" svg:width="0.473cm" svg:height="0.473cm" svg:x="4.764cm" svg:y="17.657cm">
            <text:p/>
          </draw:circle>
          <draw:circle draw:style-name="gr4" draw:text-style-name="P1" draw:layer="BOARD Layer" svg:width="0.473cm" svg:height="0.473cm" svg:x="5.763cm" svg:y="16.656cm">
            <text:p/>
          </draw:circle>
          <draw:circle draw:style-name="gr4" draw:text-style-name="P1" draw:layer="BOARD Layer" svg:width="0.473cm" svg:height="0.473cm" svg:x="6.764cm" svg:y="16.657cm">
            <text:p/>
          </draw:circle>
          <draw:circle draw:style-name="gr4" draw:text-style-name="P1" draw:layer="BOARD Layer" svg:width="0.473cm" svg:height="0.473cm" svg:x="5.763cm" svg:y="17.656cm">
            <text:p/>
          </draw:circle>
          <draw:circle draw:style-name="gr4" draw:text-style-name="P1" draw:layer="BOARD Layer" svg:width="0.473cm" svg:height="0.473cm" svg:x="6.764cm" svg:y="17.657cm">
            <text:p/>
          </draw:circle>
          <draw:circle draw:style-name="gr4" draw:text-style-name="P1" draw:layer="BOARD Layer" svg:width="0.473cm" svg:height="0.473cm" svg:x="7.763cm" svg:y="14.756cm">
            <text:p/>
          </draw:circle>
          <draw:circle draw:style-name="gr4" draw:text-style-name="P1" draw:layer="BOARD Layer" svg:width="0.473cm" svg:height="0.473cm" svg:x="8.764cm" svg:y="14.757cm">
            <text:p/>
          </draw:circle>
          <draw:circle draw:style-name="gr4" draw:text-style-name="P1" draw:layer="BOARD Layer" svg:width="0.473cm" svg:height="0.473cm" svg:x="7.763cm" svg:y="15.756cm">
            <text:p/>
          </draw:circle>
          <draw:circle draw:style-name="gr4" draw:text-style-name="P1" draw:layer="BOARD Layer" svg:width="0.473cm" svg:height="0.473cm" svg:x="8.764cm" svg:y="15.757cm">
            <text:p/>
          </draw:circle>
          <draw:circle draw:style-name="gr4" draw:text-style-name="P1" draw:layer="BOARD Layer" svg:width="0.473cm" svg:height="0.473cm" svg:x="9.763cm" svg:y="14.756cm">
            <text:p/>
          </draw:circle>
          <draw:circle draw:style-name="gr4" draw:text-style-name="P1" draw:layer="BOARD Layer" svg:width="0.473cm" svg:height="0.473cm" svg:x="10.764cm" svg:y="14.757cm">
            <text:p/>
          </draw:circle>
          <draw:circle draw:style-name="gr4" draw:text-style-name="P1" draw:layer="BOARD Layer" svg:width="0.473cm" svg:height="0.473cm" svg:x="9.763cm" svg:y="15.756cm">
            <text:p/>
          </draw:circle>
          <draw:circle draw:style-name="gr4" draw:text-style-name="P1" draw:layer="BOARD Layer" svg:width="0.473cm" svg:height="0.473cm" svg:x="10.764cm" svg:y="15.757cm">
            <text:p/>
          </draw:circle>
          <draw:circle draw:style-name="gr4" draw:text-style-name="P1" draw:layer="BOARD Layer" svg:width="0.473cm" svg:height="0.473cm" svg:x="7.763cm" svg:y="16.656cm">
            <text:p/>
          </draw:circle>
          <draw:circle draw:style-name="gr4" draw:text-style-name="P1" draw:layer="BOARD Layer" svg:width="0.473cm" svg:height="0.473cm" svg:x="8.764cm" svg:y="16.657cm">
            <text:p/>
          </draw:circle>
          <draw:circle draw:style-name="gr4" draw:text-style-name="P1" draw:layer="BOARD Layer" svg:width="0.473cm" svg:height="0.473cm" svg:x="7.763cm" svg:y="17.656cm">
            <text:p/>
          </draw:circle>
          <draw:circle draw:style-name="gr4" draw:text-style-name="P1" draw:layer="BOARD Layer" svg:width="0.473cm" svg:height="0.473cm" svg:x="8.764cm" svg:y="17.657cm">
            <text:p/>
          </draw:circle>
          <draw:circle draw:style-name="gr4" draw:text-style-name="P1" draw:layer="BOARD Layer" svg:width="0.473cm" svg:height="0.473cm" svg:x="9.763cm" svg:y="16.656cm">
            <text:p/>
          </draw:circle>
          <draw:circle draw:style-name="gr4" draw:text-style-name="P1" draw:layer="BOARD Layer" svg:width="0.473cm" svg:height="0.473cm" svg:x="10.764cm" svg:y="16.657cm">
            <text:p/>
          </draw:circle>
          <draw:circle draw:style-name="gr4" draw:text-style-name="P1" draw:layer="BOARD Layer" svg:width="0.473cm" svg:height="0.473cm" svg:x="9.763cm" svg:y="17.656cm">
            <text:p/>
          </draw:circle>
          <draw:circle draw:style-name="gr4" draw:text-style-name="P1" draw:layer="BOARD Layer" svg:width="0.473cm" svg:height="0.473cm" svg:x="10.764cm" svg:y="17.657cm">
            <text:p/>
          </draw:circle>
          <draw:circle draw:style-name="gr4" draw:text-style-name="P1" draw:layer="BOARD Layer" svg:width="0.473cm" svg:height="0.473cm" svg:x="11.763cm" svg:y="10.756cm">
            <text:p/>
          </draw:circle>
          <draw:circle draw:style-name="gr4" draw:text-style-name="P1" draw:layer="BOARD Layer" svg:width="0.473cm" svg:height="0.473cm" svg:x="12.764cm" svg:y="10.757cm">
            <text:p/>
          </draw:circle>
          <draw:circle draw:style-name="gr4" draw:text-style-name="P1" draw:layer="BOARD Layer" svg:width="0.473cm" svg:height="0.473cm" svg:x="11.763cm" svg:y="11.756cm">
            <text:p/>
          </draw:circle>
          <draw:circle draw:style-name="gr4" draw:text-style-name="P1" draw:layer="BOARD Layer" svg:width="0.473cm" svg:height="0.473cm" svg:x="12.764cm" svg:y="11.757cm">
            <text:p/>
          </draw:circle>
          <draw:circle draw:style-name="gr4" draw:text-style-name="P1" draw:layer="BOARD Layer" svg:width="0.473cm" svg:height="0.473cm" svg:x="13.763cm" svg:y="10.756cm">
            <text:p/>
          </draw:circle>
          <draw:circle draw:style-name="gr4" draw:text-style-name="P1" draw:layer="BOARD Layer" svg:width="0.473cm" svg:height="0.473cm" svg:x="14.764cm" svg:y="10.757cm">
            <text:p/>
          </draw:circle>
          <draw:circle draw:style-name="gr4" draw:text-style-name="P1" draw:layer="BOARD Layer" svg:width="0.473cm" svg:height="0.473cm" svg:x="13.763cm" svg:y="11.756cm">
            <text:p/>
          </draw:circle>
          <draw:circle draw:style-name="gr4" draw:text-style-name="P1" draw:layer="BOARD Layer" svg:width="0.473cm" svg:height="0.473cm" svg:x="14.764cm" svg:y="11.757cm">
            <text:p/>
          </draw:circle>
          <draw:circle draw:style-name="gr4" draw:text-style-name="P1" draw:layer="BOARD Layer" svg:width="0.473cm" svg:height="0.473cm" svg:x="11.763cm" svg:y="12.656cm">
            <text:p/>
          </draw:circle>
          <draw:circle draw:style-name="gr4" draw:text-style-name="P1" draw:layer="BOARD Layer" svg:width="0.473cm" svg:height="0.473cm" svg:x="12.764cm" svg:y="12.657cm">
            <text:p/>
          </draw:circle>
          <draw:circle draw:style-name="gr4" draw:text-style-name="P1" draw:layer="BOARD Layer" svg:width="0.473cm" svg:height="0.473cm" svg:x="11.763cm" svg:y="13.656cm">
            <text:p/>
          </draw:circle>
          <draw:circle draw:style-name="gr4" draw:text-style-name="P1" draw:layer="BOARD Layer" svg:width="0.473cm" svg:height="0.473cm" svg:x="12.764cm" svg:y="13.657cm">
            <text:p/>
          </draw:circle>
          <draw:circle draw:style-name="gr4" draw:text-style-name="P1" draw:layer="BOARD Layer" svg:width="0.473cm" svg:height="0.473cm" svg:x="13.763cm" svg:y="12.656cm">
            <text:p/>
          </draw:circle>
          <draw:circle draw:style-name="gr4" draw:text-style-name="P1" draw:layer="BOARD Layer" svg:width="0.473cm" svg:height="0.473cm" svg:x="14.764cm" svg:y="12.657cm">
            <text:p/>
          </draw:circle>
          <draw:circle draw:style-name="gr4" draw:text-style-name="P1" draw:layer="BOARD Layer" svg:width="0.473cm" svg:height="0.473cm" svg:x="13.763cm" svg:y="13.656cm">
            <text:p/>
          </draw:circle>
          <draw:circle draw:style-name="gr4" draw:text-style-name="P1" draw:layer="BOARD Layer" svg:width="0.473cm" svg:height="0.473cm" svg:x="14.764cm" svg:y="13.657cm">
            <text:p/>
          </draw:circle>
          <draw:circle draw:style-name="gr4" draw:text-style-name="P1" draw:layer="BOARD Layer" svg:width="0.473cm" svg:height="0.473cm" svg:x="15.763cm" svg:y="10.756cm">
            <text:p/>
          </draw:circle>
          <draw:circle draw:style-name="gr4" draw:text-style-name="P1" draw:layer="BOARD Layer" svg:width="0.473cm" svg:height="0.473cm" svg:x="16.764cm" svg:y="10.757cm">
            <text:p/>
          </draw:circle>
          <draw:circle draw:style-name="gr4" draw:text-style-name="P1" draw:layer="BOARD Layer" svg:width="0.473cm" svg:height="0.473cm" svg:x="15.763cm" svg:y="11.756cm">
            <text:p/>
          </draw:circle>
          <draw:circle draw:style-name="gr4" draw:text-style-name="P1" draw:layer="BOARD Layer" svg:width="0.473cm" svg:height="0.473cm" svg:x="16.764cm" svg:y="11.757cm">
            <text:p/>
          </draw:circle>
          <draw:circle draw:style-name="gr4" draw:text-style-name="P1" draw:layer="BOARD Layer" svg:width="0.473cm" svg:height="0.473cm" svg:x="17.763cm" svg:y="10.756cm">
            <text:p/>
          </draw:circle>
          <draw:circle draw:style-name="gr4" draw:text-style-name="P1" draw:layer="BOARD Layer" svg:width="0.473cm" svg:height="0.473cm" svg:x="18.764cm" svg:y="10.757cm">
            <text:p/>
          </draw:circle>
          <draw:circle draw:style-name="gr4" draw:text-style-name="P1" draw:layer="BOARD Layer" svg:width="0.473cm" svg:height="0.473cm" svg:x="17.763cm" svg:y="11.756cm">
            <text:p/>
          </draw:circle>
          <draw:circle draw:style-name="gr4" draw:text-style-name="P1" draw:layer="BOARD Layer" svg:width="0.473cm" svg:height="0.473cm" svg:x="18.764cm" svg:y="11.757cm">
            <text:p/>
          </draw:circle>
          <draw:circle draw:style-name="gr4" draw:text-style-name="P1" draw:layer="BOARD Layer" svg:width="0.473cm" svg:height="0.473cm" svg:x="15.763cm" svg:y="12.656cm">
            <text:p/>
          </draw:circle>
          <draw:circle draw:style-name="gr4" draw:text-style-name="P1" draw:layer="BOARD Layer" svg:width="0.473cm" svg:height="0.473cm" svg:x="16.764cm" svg:y="12.657cm">
            <text:p/>
          </draw:circle>
          <draw:circle draw:style-name="gr4" draw:text-style-name="P1" draw:layer="BOARD Layer" svg:width="0.473cm" svg:height="0.473cm" svg:x="15.763cm" svg:y="13.656cm">
            <text:p/>
          </draw:circle>
          <draw:circle draw:style-name="gr4" draw:text-style-name="P1" draw:layer="BOARD Layer" svg:width="0.473cm" svg:height="0.473cm" svg:x="16.764cm" svg:y="13.657cm">
            <text:p/>
          </draw:circle>
          <draw:circle draw:style-name="gr4" draw:text-style-name="P1" draw:layer="BOARD Layer" svg:width="0.473cm" svg:height="0.473cm" svg:x="17.763cm" svg:y="12.656cm">
            <text:p/>
          </draw:circle>
          <draw:circle draw:style-name="gr4" draw:text-style-name="P1" draw:layer="BOARD Layer" svg:width="0.473cm" svg:height="0.473cm" svg:x="18.764cm" svg:y="12.657cm">
            <text:p/>
          </draw:circle>
          <draw:circle draw:style-name="gr4" draw:text-style-name="P1" draw:layer="BOARD Layer" svg:width="0.473cm" svg:height="0.473cm" svg:x="17.763cm" svg:y="13.656cm">
            <text:p/>
          </draw:circle>
          <draw:circle draw:style-name="gr4" draw:text-style-name="P1" draw:layer="BOARD Layer" svg:width="0.473cm" svg:height="0.473cm" svg:x="18.764cm" svg:y="13.657cm">
            <text:p/>
          </draw:circle>
          <draw:circle draw:style-name="gr4" draw:text-style-name="P1" draw:layer="BOARD Layer" svg:width="0.473cm" svg:height="0.473cm" svg:x="11.763cm" svg:y="14.756cm">
            <text:p/>
          </draw:circle>
          <draw:circle draw:style-name="gr4" draw:text-style-name="P1" draw:layer="BOARD Layer" svg:width="0.473cm" svg:height="0.473cm" svg:x="12.764cm" svg:y="14.757cm">
            <text:p/>
          </draw:circle>
          <draw:circle draw:style-name="gr4" draw:text-style-name="P1" draw:layer="BOARD Layer" svg:width="0.473cm" svg:height="0.473cm" svg:x="11.763cm" svg:y="15.756cm">
            <text:p/>
          </draw:circle>
          <draw:circle draw:style-name="gr4" draw:text-style-name="P1" draw:layer="BOARD Layer" svg:width="0.473cm" svg:height="0.473cm" svg:x="12.764cm" svg:y="15.757cm">
            <text:p/>
          </draw:circle>
          <draw:circle draw:style-name="gr4" draw:text-style-name="P1" draw:layer="BOARD Layer" svg:width="0.473cm" svg:height="0.473cm" svg:x="13.763cm" svg:y="14.756cm">
            <text:p/>
          </draw:circle>
          <draw:circle draw:style-name="gr4" draw:text-style-name="P1" draw:layer="BOARD Layer" svg:width="0.473cm" svg:height="0.473cm" svg:x="14.764cm" svg:y="14.757cm">
            <text:p/>
          </draw:circle>
          <draw:circle draw:style-name="gr4" draw:text-style-name="P1" draw:layer="BOARD Layer" svg:width="0.473cm" svg:height="0.473cm" svg:x="13.763cm" svg:y="15.756cm">
            <text:p/>
          </draw:circle>
          <draw:circle draw:style-name="gr4" draw:text-style-name="P1" draw:layer="BOARD Layer" svg:width="0.473cm" svg:height="0.473cm" svg:x="14.764cm" svg:y="15.757cm">
            <text:p/>
          </draw:circle>
          <draw:circle draw:style-name="gr4" draw:text-style-name="P1" draw:layer="BOARD Layer" svg:width="0.473cm" svg:height="0.473cm" svg:x="11.763cm" svg:y="16.656cm">
            <text:p/>
          </draw:circle>
          <draw:circle draw:style-name="gr4" draw:text-style-name="P1" draw:layer="BOARD Layer" svg:width="0.473cm" svg:height="0.473cm" svg:x="12.764cm" svg:y="16.657cm">
            <text:p/>
          </draw:circle>
          <draw:circle draw:style-name="gr4" draw:text-style-name="P1" draw:layer="BOARD Layer" svg:width="0.473cm" svg:height="0.473cm" svg:x="11.763cm" svg:y="17.656cm">
            <text:p/>
          </draw:circle>
          <draw:circle draw:style-name="gr4" draw:text-style-name="P1" draw:layer="BOARD Layer" svg:width="0.473cm" svg:height="0.473cm" svg:x="12.764cm" svg:y="17.657cm">
            <text:p/>
          </draw:circle>
          <draw:circle draw:style-name="gr4" draw:text-style-name="P1" draw:layer="BOARD Layer" svg:width="0.473cm" svg:height="0.473cm" svg:x="13.763cm" svg:y="16.656cm">
            <text:p/>
          </draw:circle>
          <draw:circle draw:style-name="gr4" draw:text-style-name="P1" draw:layer="BOARD Layer" svg:width="0.473cm" svg:height="0.473cm" svg:x="14.764cm" svg:y="16.657cm">
            <text:p/>
          </draw:circle>
          <draw:circle draw:style-name="gr4" draw:text-style-name="P1" draw:layer="BOARD Layer" svg:width="0.473cm" svg:height="0.473cm" svg:x="13.763cm" svg:y="17.656cm">
            <text:p/>
          </draw:circle>
          <draw:circle draw:style-name="gr4" draw:text-style-name="P1" draw:layer="BOARD Layer" svg:width="0.473cm" svg:height="0.473cm" svg:x="14.764cm" svg:y="17.657cm">
            <text:p/>
          </draw:circle>
          <draw:circle draw:style-name="gr4" draw:text-style-name="P1" draw:layer="BOARD Layer" svg:width="0.473cm" svg:height="0.473cm" svg:x="15.763cm" svg:y="14.756cm">
            <text:p/>
          </draw:circle>
          <draw:circle draw:style-name="gr4" draw:text-style-name="P1" draw:layer="BOARD Layer" svg:width="0.473cm" svg:height="0.473cm" svg:x="16.764cm" svg:y="14.757cm">
            <text:p/>
          </draw:circle>
          <draw:circle draw:style-name="gr4" draw:text-style-name="P1" draw:layer="BOARD Layer" svg:width="0.473cm" svg:height="0.473cm" svg:x="15.763cm" svg:y="15.756cm">
            <text:p/>
          </draw:circle>
          <draw:circle draw:style-name="gr4" draw:text-style-name="P1" draw:layer="BOARD Layer" svg:width="0.473cm" svg:height="0.473cm" svg:x="16.764cm" svg:y="15.757cm">
            <text:p/>
          </draw:circle>
          <draw:circle draw:style-name="gr4" draw:text-style-name="P1" draw:layer="BOARD Layer" svg:width="0.473cm" svg:height="0.473cm" svg:x="17.763cm" svg:y="14.756cm">
            <text:p/>
          </draw:circle>
          <draw:circle draw:style-name="gr4" draw:text-style-name="P1" draw:layer="BOARD Layer" svg:width="0.473cm" svg:height="0.473cm" svg:x="18.764cm" svg:y="14.757cm">
            <text:p/>
          </draw:circle>
          <draw:circle draw:style-name="gr4" draw:text-style-name="P1" draw:layer="BOARD Layer" svg:width="0.473cm" svg:height="0.473cm" svg:x="17.763cm" svg:y="15.756cm">
            <text:p/>
          </draw:circle>
          <draw:circle draw:style-name="gr4" draw:text-style-name="P1" draw:layer="BOARD Layer" svg:width="0.473cm" svg:height="0.473cm" svg:x="18.764cm" svg:y="15.757cm">
            <text:p/>
          </draw:circle>
          <draw:circle draw:style-name="gr4" draw:text-style-name="P1" draw:layer="BOARD Layer" svg:width="0.473cm" svg:height="0.473cm" svg:x="15.763cm" svg:y="16.656cm">
            <text:p/>
          </draw:circle>
          <draw:circle draw:style-name="gr4" draw:text-style-name="P1" draw:layer="BOARD Layer" svg:width="0.473cm" svg:height="0.473cm" svg:x="16.764cm" svg:y="16.657cm">
            <text:p/>
          </draw:circle>
          <draw:circle draw:style-name="gr4" draw:text-style-name="P1" draw:layer="BOARD Layer" svg:width="0.473cm" svg:height="0.473cm" svg:x="15.763cm" svg:y="17.656cm">
            <text:p/>
          </draw:circle>
          <draw:circle draw:style-name="gr4" draw:text-style-name="P1" draw:layer="BOARD Layer" svg:width="0.473cm" svg:height="0.473cm" svg:x="16.764cm" svg:y="17.657cm">
            <text:p/>
          </draw:circle>
          <draw:circle draw:style-name="gr4" draw:text-style-name="P1" draw:layer="BOARD Layer" svg:width="0.473cm" svg:height="0.473cm" svg:x="17.763cm" svg:y="16.656cm">
            <text:p/>
          </draw:circle>
          <draw:circle draw:style-name="gr4" draw:text-style-name="P1" draw:layer="BOARD Layer" svg:width="0.473cm" svg:height="0.473cm" svg:x="18.764cm" svg:y="16.657cm">
            <text:p/>
          </draw:circle>
          <draw:circle draw:style-name="gr4" draw:text-style-name="P1" draw:layer="BOARD Layer" svg:width="0.473cm" svg:height="0.473cm" svg:x="17.763cm" svg:y="17.656cm">
            <text:p/>
          </draw:circle>
          <draw:circle draw:style-name="gr4" draw:text-style-name="P1" draw:layer="BOARD Layer" svg:width="0.473cm" svg:height="0.473cm" svg:x="18.764cm" svg:y="17.657cm">
            <text:p/>
          </draw:circle>
          <draw:circle draw:style-name="gr4" draw:text-style-name="P1" draw:layer="BOARD Layer" svg:width="0.473cm" svg:height="0.473cm" svg:x="4.764cm" svg:y="18.657cm">
            <text:p/>
          </draw:circle>
          <draw:circle draw:style-name="gr4" draw:text-style-name="P1" draw:layer="BOARD Layer" svg:width="0.473cm" svg:height="0.473cm" svg:x="5.763cm" svg:y="18.656cm">
            <text:p/>
          </draw:circle>
          <draw:circle draw:style-name="gr4" draw:text-style-name="P1" draw:layer="BOARD Layer" svg:width="0.473cm" svg:height="0.473cm" svg:x="6.764cm" svg:y="18.657cm">
            <text:p/>
          </draw:circle>
          <draw:circle draw:style-name="gr4" draw:text-style-name="P1" draw:layer="BOARD Layer" svg:width="0.473cm" svg:height="0.473cm" svg:x="5.763cm" svg:y="19.656cm">
            <text:p/>
          </draw:circle>
          <draw:circle draw:style-name="gr4" draw:text-style-name="P1" draw:layer="BOARD Layer" svg:width="0.473cm" svg:height="0.473cm" svg:x="6.764cm" svg:y="19.657cm">
            <text:p/>
          </draw:circle>
          <draw:circle draw:style-name="gr4" draw:text-style-name="P1" draw:layer="BOARD Layer" svg:width="0.473cm" svg:height="0.473cm" svg:x="7.763cm" svg:y="18.656cm">
            <text:p/>
          </draw:circle>
          <draw:circle draw:style-name="gr4" draw:text-style-name="P1" draw:layer="BOARD Layer" svg:width="0.473cm" svg:height="0.473cm" svg:x="8.764cm" svg:y="18.657cm">
            <text:p/>
          </draw:circle>
          <draw:circle draw:style-name="gr4" draw:text-style-name="P1" draw:layer="BOARD Layer" svg:width="0.473cm" svg:height="0.473cm" svg:x="7.763cm" svg:y="19.656cm">
            <text:p/>
          </draw:circle>
          <draw:circle draw:style-name="gr4" draw:text-style-name="P1" draw:layer="BOARD Layer" svg:width="0.473cm" svg:height="0.473cm" svg:x="8.764cm" svg:y="19.657cm">
            <text:p/>
          </draw:circle>
          <draw:circle draw:style-name="gr4" draw:text-style-name="P1" draw:layer="BOARD Layer" svg:width="0.473cm" svg:height="0.473cm" svg:x="9.763cm" svg:y="18.656cm">
            <text:p/>
          </draw:circle>
          <draw:circle draw:style-name="gr4" draw:text-style-name="P1" draw:layer="BOARD Layer" svg:width="0.473cm" svg:height="0.473cm" svg:x="10.764cm" svg:y="18.657cm">
            <text:p/>
          </draw:circle>
          <draw:circle draw:style-name="gr4" draw:text-style-name="P1" draw:layer="BOARD Layer" svg:width="0.473cm" svg:height="0.473cm" svg:x="9.763cm" svg:y="19.656cm">
            <text:p/>
          </draw:circle>
          <draw:circle draw:style-name="gr4" draw:text-style-name="P1" draw:layer="BOARD Layer" svg:width="0.473cm" svg:height="0.473cm" svg:x="10.764cm" svg:y="19.657cm">
            <text:p/>
          </draw:circle>
          <draw:circle draw:style-name="gr4" draw:text-style-name="P1" draw:layer="BOARD Layer" svg:width="0.473cm" svg:height="0.473cm" svg:x="7.763cm" svg:y="20.556cm">
            <text:p/>
          </draw:circle>
          <draw:circle draw:style-name="gr4" draw:text-style-name="P1" draw:layer="BOARD Layer" svg:width="0.473cm" svg:height="0.473cm" svg:x="8.764cm" svg:y="20.557cm">
            <text:p/>
          </draw:circle>
          <draw:circle draw:style-name="gr4" draw:text-style-name="P1" draw:layer="BOARD Layer" svg:width="0.473cm" svg:height="0.473cm" svg:x="8.764cm" svg:y="21.557cm">
            <text:p/>
          </draw:circle>
          <draw:circle draw:style-name="gr4" draw:text-style-name="P1" draw:layer="BOARD Layer" svg:width="0.473cm" svg:height="0.473cm" svg:x="9.763cm" svg:y="20.556cm">
            <text:p/>
          </draw:circle>
          <draw:circle draw:style-name="gr4" draw:text-style-name="P1" draw:layer="BOARD Layer" svg:width="0.473cm" svg:height="0.473cm" svg:x="10.764cm" svg:y="20.557cm">
            <text:p/>
          </draw:circle>
          <draw:circle draw:style-name="gr4" draw:text-style-name="P1" draw:layer="BOARD Layer" svg:width="0.473cm" svg:height="0.473cm" svg:x="9.763cm" svg:y="21.556cm">
            <text:p/>
          </draw:circle>
          <draw:circle draw:style-name="gr4" draw:text-style-name="P1" draw:layer="BOARD Layer" svg:width="0.473cm" svg:height="0.473cm" svg:x="10.764cm" svg:y="21.557cm">
            <text:p/>
          </draw:circle>
          <draw:circle draw:style-name="gr4" draw:text-style-name="P1" draw:layer="BOARD Layer" svg:width="0.473cm" svg:height="0.473cm" svg:x="9.763cm" svg:y="22.656cm">
            <text:p/>
          </draw:circle>
          <draw:circle draw:style-name="gr4" draw:text-style-name="P1" draw:layer="BOARD Layer" svg:width="0.473cm" svg:height="0.473cm" svg:x="10.764cm" svg:y="22.657cm">
            <text:p/>
          </draw:circle>
          <draw:circle draw:style-name="gr4" draw:text-style-name="P1" draw:layer="BOARD Layer" svg:width="0.473cm" svg:height="0.473cm" svg:x="11.763cm" svg:y="18.656cm">
            <text:p/>
          </draw:circle>
          <draw:circle draw:style-name="gr4" draw:text-style-name="P1" draw:layer="BOARD Layer" svg:width="0.473cm" svg:height="0.473cm" svg:x="12.764cm" svg:y="18.657cm">
            <text:p/>
          </draw:circle>
          <draw:circle draw:style-name="gr4" draw:text-style-name="P1" draw:layer="BOARD Layer" svg:width="0.473cm" svg:height="0.473cm" svg:x="11.763cm" svg:y="19.656cm">
            <text:p/>
          </draw:circle>
          <draw:circle draw:style-name="gr4" draw:text-style-name="P1" draw:layer="BOARD Layer" svg:width="0.473cm" svg:height="0.473cm" svg:x="12.764cm" svg:y="19.657cm">
            <text:p/>
          </draw:circle>
          <draw:circle draw:style-name="gr4" draw:text-style-name="P1" draw:layer="BOARD Layer" svg:width="0.473cm" svg:height="0.473cm" svg:x="13.763cm" svg:y="18.656cm">
            <text:p/>
          </draw:circle>
          <draw:circle draw:style-name="gr4" draw:text-style-name="P1" draw:layer="BOARD Layer" svg:width="0.473cm" svg:height="0.473cm" svg:x="14.764cm" svg:y="18.657cm">
            <text:p/>
          </draw:circle>
          <draw:circle draw:style-name="gr4" draw:text-style-name="P1" draw:layer="BOARD Layer" svg:width="0.473cm" svg:height="0.473cm" svg:x="13.763cm" svg:y="19.656cm">
            <text:p/>
          </draw:circle>
          <draw:circle draw:style-name="gr4" draw:text-style-name="P1" draw:layer="BOARD Layer" svg:width="0.473cm" svg:height="0.473cm" svg:x="14.764cm" svg:y="19.657cm">
            <text:p/>
          </draw:circle>
          <draw:circle draw:style-name="gr4" draw:text-style-name="P1" draw:layer="BOARD Layer" svg:width="0.473cm" svg:height="0.473cm" svg:x="11.763cm" svg:y="20.556cm">
            <text:p/>
          </draw:circle>
          <draw:circle draw:style-name="gr4" draw:text-style-name="P1" draw:layer="BOARD Layer" svg:width="0.473cm" svg:height="0.473cm" svg:x="12.764cm" svg:y="20.557cm">
            <text:p/>
          </draw:circle>
          <draw:circle draw:style-name="gr4" draw:text-style-name="P1" draw:layer="BOARD Layer" svg:width="0.473cm" svg:height="0.473cm" svg:x="11.763cm" svg:y="21.556cm">
            <text:p/>
          </draw:circle>
          <draw:circle draw:style-name="gr4" draw:text-style-name="P1" draw:layer="BOARD Layer" svg:width="0.473cm" svg:height="0.473cm" svg:x="12.764cm" svg:y="21.557cm">
            <text:p/>
          </draw:circle>
          <draw:circle draw:style-name="gr4" draw:text-style-name="P1" draw:layer="BOARD Layer" svg:width="0.473cm" svg:height="0.473cm" svg:x="13.763cm" svg:y="20.556cm">
            <text:p/>
          </draw:circle>
          <draw:circle draw:style-name="gr4" draw:text-style-name="P1" draw:layer="BOARD Layer" svg:width="0.473cm" svg:height="0.473cm" svg:x="14.764cm" svg:y="20.557cm">
            <text:p/>
          </draw:circle>
          <draw:circle draw:style-name="gr4" draw:text-style-name="P1" draw:layer="BOARD Layer" svg:width="0.473cm" svg:height="0.473cm" svg:x="13.763cm" svg:y="21.556cm">
            <text:p/>
          </draw:circle>
          <draw:circle draw:style-name="gr4" draw:text-style-name="P1" draw:layer="BOARD Layer" svg:width="0.473cm" svg:height="0.473cm" svg:x="14.764cm" svg:y="21.557cm">
            <text:p/>
          </draw:circle>
          <draw:circle draw:style-name="gr4" draw:text-style-name="P1" draw:layer="BOARD Layer" svg:width="0.473cm" svg:height="0.473cm" svg:x="15.763cm" svg:y="18.656cm">
            <text:p/>
          </draw:circle>
          <draw:circle draw:style-name="gr4" draw:text-style-name="P1" draw:layer="BOARD Layer" svg:width="0.473cm" svg:height="0.473cm" svg:x="16.764cm" svg:y="18.657cm">
            <text:p/>
          </draw:circle>
          <draw:circle draw:style-name="gr4" draw:text-style-name="P1" draw:layer="BOARD Layer" svg:width="0.473cm" svg:height="0.473cm" svg:x="15.763cm" svg:y="19.656cm">
            <text:p/>
          </draw:circle>
          <draw:circle draw:style-name="gr4" draw:text-style-name="P1" draw:layer="BOARD Layer" svg:width="0.473cm" svg:height="0.473cm" svg:x="16.764cm" svg:y="19.657cm">
            <text:p/>
          </draw:circle>
          <draw:circle draw:style-name="gr4" draw:text-style-name="P1" draw:layer="BOARD Layer" svg:width="0.473cm" svg:height="0.473cm" svg:x="17.763cm" svg:y="18.656cm">
            <text:p/>
          </draw:circle>
          <draw:circle draw:style-name="gr4" draw:text-style-name="P1" draw:layer="BOARD Layer" svg:width="0.473cm" svg:height="0.473cm" svg:x="18.764cm" svg:y="18.657cm">
            <text:p/>
          </draw:circle>
          <draw:circle draw:style-name="gr4" draw:text-style-name="P1" draw:layer="BOARD Layer" svg:width="0.473cm" svg:height="0.473cm" svg:x="17.763cm" svg:y="19.656cm">
            <text:p/>
          </draw:circle>
          <draw:circle draw:style-name="gr4" draw:text-style-name="P1" draw:layer="BOARD Layer" svg:width="0.473cm" svg:height="0.473cm" svg:x="18.764cm" svg:y="19.657cm">
            <text:p/>
          </draw:circle>
          <draw:circle draw:style-name="gr4" draw:text-style-name="P1" draw:layer="BOARD Layer" svg:width="0.473cm" svg:height="0.473cm" svg:x="15.763cm" svg:y="20.556cm">
            <text:p/>
          </draw:circle>
          <draw:circle draw:style-name="gr4" draw:text-style-name="P1" draw:layer="BOARD Layer" svg:width="0.473cm" svg:height="0.473cm" svg:x="16.764cm" svg:y="20.557cm">
            <text:p/>
          </draw:circle>
          <draw:circle draw:style-name="gr4" draw:text-style-name="P1" draw:layer="BOARD Layer" svg:width="0.473cm" svg:height="0.473cm" svg:x="15.763cm" svg:y="21.556cm">
            <text:p/>
          </draw:circle>
          <draw:circle draw:style-name="gr4" draw:text-style-name="P1" draw:layer="BOARD Layer" svg:width="0.473cm" svg:height="0.473cm" svg:x="16.764cm" svg:y="21.557cm">
            <text:p/>
          </draw:circle>
          <draw:circle draw:style-name="gr4" draw:text-style-name="P1" draw:layer="BOARD Layer" svg:width="0.473cm" svg:height="0.473cm" svg:x="17.763cm" svg:y="20.556cm">
            <text:p/>
          </draw:circle>
          <draw:circle draw:style-name="gr4" draw:text-style-name="P1" draw:layer="BOARD Layer" svg:width="0.473cm" svg:height="0.473cm" svg:x="18.764cm" svg:y="20.557cm">
            <text:p/>
          </draw:circle>
          <draw:circle draw:style-name="gr4" draw:text-style-name="P1" draw:layer="BOARD Layer" svg:width="0.473cm" svg:height="0.473cm" svg:x="17.763cm" svg:y="21.556cm">
            <text:p/>
          </draw:circle>
          <draw:circle draw:style-name="gr4" draw:text-style-name="P1" draw:layer="BOARD Layer" svg:width="0.473cm" svg:height="0.473cm" svg:x="18.764cm" svg:y="21.557cm">
            <text:p/>
          </draw:circle>
          <draw:circle draw:style-name="gr4" draw:text-style-name="P1" draw:layer="BOARD Layer" svg:width="0.473cm" svg:height="0.473cm" svg:x="11.763cm" svg:y="22.656cm">
            <text:p/>
          </draw:circle>
          <draw:circle draw:style-name="gr4" draw:text-style-name="P1" draw:layer="BOARD Layer" svg:width="0.473cm" svg:height="0.473cm" svg:x="12.764cm" svg:y="22.657cm">
            <text:p/>
          </draw:circle>
          <draw:circle draw:style-name="gr4" draw:text-style-name="P1" draw:layer="BOARD Layer" svg:width="0.473cm" svg:height="0.473cm" svg:x="11.763cm" svg:y="23.656cm">
            <text:p/>
          </draw:circle>
          <draw:circle draw:style-name="gr4" draw:text-style-name="P1" draw:layer="BOARD Layer" svg:width="0.473cm" svg:height="0.473cm" svg:x="12.764cm" svg:y="23.657cm">
            <text:p/>
          </draw:circle>
          <draw:circle draw:style-name="gr4" draw:text-style-name="P1" draw:layer="BOARD Layer" svg:width="0.473cm" svg:height="0.473cm" svg:x="13.763cm" svg:y="22.656cm">
            <text:p/>
          </draw:circle>
          <draw:circle draw:style-name="gr4" draw:text-style-name="P1" draw:layer="BOARD Layer" svg:width="0.473cm" svg:height="0.473cm" svg:x="14.764cm" svg:y="22.657cm">
            <text:p/>
          </draw:circle>
          <draw:circle draw:style-name="gr4" draw:text-style-name="P1" draw:layer="BOARD Layer" svg:width="0.473cm" svg:height="0.473cm" svg:x="13.763cm" svg:y="23.656cm">
            <text:p/>
          </draw:circle>
          <draw:circle draw:style-name="gr4" draw:text-style-name="P1" draw:layer="BOARD Layer" svg:width="0.473cm" svg:height="0.473cm" svg:x="14.764cm" svg:y="23.657cm">
            <text:p/>
          </draw:circle>
          <draw:circle draw:style-name="gr4" draw:text-style-name="P1" draw:layer="BOARD Layer" svg:width="0.473cm" svg:height="0.473cm" svg:x="13.763cm" svg:y="24.556cm">
            <text:p/>
          </draw:circle>
          <draw:circle draw:style-name="gr4" draw:text-style-name="P1" draw:layer="BOARD Layer" svg:width="0.473cm" svg:height="0.473cm" svg:x="14.764cm" svg:y="24.557cm">
            <text:p/>
          </draw:circle>
          <draw:circle draw:style-name="gr4" draw:text-style-name="P1" draw:layer="BOARD Layer" svg:width="0.473cm" svg:height="0.473cm" svg:x="15.763cm" svg:y="22.656cm">
            <text:p/>
          </draw:circle>
          <draw:circle draw:style-name="gr4" draw:text-style-name="P1" draw:layer="BOARD Layer" svg:width="0.473cm" svg:height="0.473cm" svg:x="16.764cm" svg:y="22.657cm">
            <text:p/>
          </draw:circle>
          <draw:circle draw:style-name="gr4" draw:text-style-name="P1" draw:layer="BOARD Layer" svg:width="0.473cm" svg:height="0.473cm" svg:x="15.763cm" svg:y="23.656cm">
            <text:p/>
          </draw:circle>
          <draw:circle draw:style-name="gr4" draw:text-style-name="P1" draw:layer="BOARD Layer" svg:width="0.473cm" svg:height="0.473cm" svg:x="16.764cm" svg:y="23.657cm">
            <text:p/>
          </draw:circle>
          <draw:circle draw:style-name="gr4" draw:text-style-name="P1" draw:layer="BOARD Layer" svg:width="0.473cm" svg:height="0.473cm" svg:x="17.763cm" svg:y="22.656cm">
            <text:p/>
          </draw:circle>
          <draw:circle draw:style-name="gr4" draw:text-style-name="P1" draw:layer="BOARD Layer" svg:width="0.473cm" svg:height="0.473cm" svg:x="18.764cm" svg:y="22.657cm">
            <text:p/>
          </draw:circle>
          <draw:circle draw:style-name="gr4" draw:text-style-name="P1" draw:layer="BOARD Layer" svg:width="0.473cm" svg:height="0.473cm" svg:x="17.763cm" svg:y="23.656cm">
            <text:p/>
          </draw:circle>
          <draw:circle draw:style-name="gr4" draw:text-style-name="P1" draw:layer="BOARD Layer" svg:width="0.473cm" svg:height="0.473cm" svg:x="18.764cm" svg:y="23.657cm">
            <text:p/>
          </draw:circle>
          <draw:circle draw:style-name="gr4" draw:text-style-name="P1" draw:layer="BOARD Layer" svg:width="0.473cm" svg:height="0.473cm" svg:x="18.764cm" svg:y="24.557cm">
            <text:p/>
          </draw:circle>
          <draw:circle draw:style-name="gr4" draw:text-style-name="P1" draw:layer="BOARD Layer" svg:width="0.473cm" svg:height="0.473cm" svg:x="19.763cm" svg:y="2.756cm">
            <text:p/>
          </draw:circle>
          <draw:circle draw:style-name="gr4" draw:text-style-name="P1" draw:layer="BOARD Layer" svg:width="0.473cm" svg:height="0.473cm" svg:x="20.764cm" svg:y="2.757cm">
            <text:p/>
          </draw:circle>
          <draw:circle draw:style-name="gr4" draw:text-style-name="P1" draw:layer="BOARD Layer" svg:width="0.473cm" svg:height="0.473cm" svg:x="19.763cm" svg:y="3.756cm">
            <text:p/>
          </draw:circle>
          <draw:circle draw:style-name="gr4" draw:text-style-name="P1" draw:layer="BOARD Layer" svg:width="0.473cm" svg:height="0.473cm" svg:x="20.764cm" svg:y="3.757cm">
            <text:p/>
          </draw:circle>
          <draw:circle draw:style-name="gr4" draw:text-style-name="P1" draw:layer="BOARD Layer" svg:width="0.473cm" svg:height="0.473cm" svg:x="21.763cm" svg:y="2.756cm">
            <text:p/>
          </draw:circle>
          <draw:circle draw:style-name="gr4" draw:text-style-name="P1" draw:layer="BOARD Layer" svg:width="0.473cm" svg:height="0.473cm" svg:x="22.764cm" svg:y="2.757cm">
            <text:p/>
          </draw:circle>
          <draw:circle draw:style-name="gr4" draw:text-style-name="P1" draw:layer="BOARD Layer" svg:width="0.473cm" svg:height="0.473cm" svg:x="21.763cm" svg:y="3.756cm">
            <text:p/>
          </draw:circle>
          <draw:circle draw:style-name="gr4" draw:text-style-name="P1" draw:layer="BOARD Layer" svg:width="0.473cm" svg:height="0.473cm" svg:x="22.764cm" svg:y="3.757cm">
            <text:p/>
          </draw:circle>
          <draw:circle draw:style-name="gr4" draw:text-style-name="P1" draw:layer="BOARD Layer" svg:width="0.473cm" svg:height="0.473cm" svg:x="19.763cm" svg:y="4.656cm">
            <text:p/>
          </draw:circle>
          <draw:circle draw:style-name="gr4" draw:text-style-name="P1" draw:layer="BOARD Layer" svg:width="0.473cm" svg:height="0.473cm" svg:x="20.764cm" svg:y="4.657cm">
            <text:p/>
          </draw:circle>
          <draw:circle draw:style-name="gr4" draw:text-style-name="P1" draw:layer="BOARD Layer" svg:width="0.473cm" svg:height="0.473cm" svg:x="19.763cm" svg:y="5.656cm">
            <text:p/>
          </draw:circle>
          <draw:circle draw:style-name="gr4" draw:text-style-name="P1" draw:layer="BOARD Layer" svg:width="0.473cm" svg:height="0.473cm" svg:x="20.764cm" svg:y="5.657cm">
            <text:p/>
          </draw:circle>
          <draw:circle draw:style-name="gr4" draw:text-style-name="P1" draw:layer="BOARD Layer" svg:width="0.473cm" svg:height="0.473cm" svg:x="21.763cm" svg:y="4.656cm">
            <text:p/>
          </draw:circle>
          <draw:circle draw:style-name="gr4" draw:text-style-name="P1" draw:layer="BOARD Layer" svg:width="0.473cm" svg:height="0.473cm" svg:x="22.764cm" svg:y="4.657cm">
            <text:p/>
          </draw:circle>
          <draw:circle draw:style-name="gr4" draw:text-style-name="P1" draw:layer="BOARD Layer" svg:width="0.473cm" svg:height="0.473cm" svg:x="21.763cm" svg:y="5.656cm">
            <text:p/>
          </draw:circle>
          <draw:circle draw:style-name="gr4" draw:text-style-name="P1" draw:layer="BOARD Layer" svg:width="0.473cm" svg:height="0.473cm" svg:x="22.764cm" svg:y="5.657cm">
            <text:p/>
          </draw:circle>
          <draw:circle draw:style-name="gr4" draw:text-style-name="P1" draw:layer="BOARD Layer" svg:width="0.473cm" svg:height="0.473cm" svg:x="23.763cm" svg:y="2.756cm">
            <text:p/>
          </draw:circle>
          <draw:circle draw:style-name="gr4" draw:text-style-name="P1" draw:layer="BOARD Layer" svg:width="0.473cm" svg:height="0.473cm" svg:x="24.764cm" svg:y="2.757cm">
            <text:p/>
          </draw:circle>
          <draw:circle draw:style-name="gr4" draw:text-style-name="P1" draw:layer="BOARD Layer" svg:width="0.473cm" svg:height="0.473cm" svg:x="23.763cm" svg:y="3.756cm">
            <text:p/>
          </draw:circle>
          <draw:circle draw:style-name="gr4" draw:text-style-name="P1" draw:layer="BOARD Layer" svg:width="0.473cm" svg:height="0.473cm" svg:x="24.764cm" svg:y="3.757cm">
            <text:p/>
          </draw:circle>
          <draw:circle draw:style-name="gr4" draw:text-style-name="P1" draw:layer="BOARD Layer" svg:width="0.473cm" svg:height="0.473cm" svg:x="25.763cm" svg:y="2.756cm">
            <text:p/>
          </draw:circle>
          <draw:circle draw:style-name="gr4" draw:text-style-name="P1" draw:layer="BOARD Layer" svg:width="0.473cm" svg:height="0.473cm" svg:x="26.764cm" svg:y="2.757cm">
            <text:p/>
          </draw:circle>
          <draw:circle draw:style-name="gr4" draw:text-style-name="P1" draw:layer="BOARD Layer" svg:width="0.473cm" svg:height="0.473cm" svg:x="25.763cm" svg:y="3.756cm">
            <text:p/>
          </draw:circle>
          <draw:circle draw:style-name="gr4" draw:text-style-name="P1" draw:layer="BOARD Layer" svg:width="0.473cm" svg:height="0.473cm" svg:x="26.764cm" svg:y="3.757cm">
            <text:p/>
          </draw:circle>
          <draw:circle draw:style-name="gr4" draw:text-style-name="P1" draw:layer="BOARD Layer" svg:width="0.473cm" svg:height="0.473cm" svg:x="23.763cm" svg:y="4.656cm">
            <text:p/>
          </draw:circle>
          <draw:circle draw:style-name="gr4" draw:text-style-name="P1" draw:layer="BOARD Layer" svg:width="0.473cm" svg:height="0.473cm" svg:x="24.764cm" svg:y="4.657cm">
            <text:p/>
          </draw:circle>
          <draw:circle draw:style-name="gr4" draw:text-style-name="P1" draw:layer="BOARD Layer" svg:width="0.473cm" svg:height="0.473cm" svg:x="23.763cm" svg:y="5.656cm">
            <text:p/>
          </draw:circle>
          <draw:circle draw:style-name="gr4" draw:text-style-name="P1" draw:layer="BOARD Layer" svg:width="0.473cm" svg:height="0.473cm" svg:x="24.764cm" svg:y="5.657cm">
            <text:p/>
          </draw:circle>
          <draw:circle draw:style-name="gr4" draw:text-style-name="P1" draw:layer="BOARD Layer" svg:width="0.473cm" svg:height="0.473cm" svg:x="25.763cm" svg:y="4.656cm">
            <text:p/>
          </draw:circle>
          <draw:circle draw:style-name="gr4" draw:text-style-name="P1" draw:layer="BOARD Layer" svg:width="0.473cm" svg:height="0.473cm" svg:x="26.764cm" svg:y="4.657cm">
            <text:p/>
          </draw:circle>
          <draw:circle draw:style-name="gr4" draw:text-style-name="P1" draw:layer="BOARD Layer" svg:width="0.473cm" svg:height="0.473cm" svg:x="25.763cm" svg:y="5.656cm">
            <text:p/>
          </draw:circle>
          <draw:circle draw:style-name="gr4" draw:text-style-name="P1" draw:layer="BOARD Layer" svg:width="0.473cm" svg:height="0.473cm" svg:x="26.764cm" svg:y="5.657cm">
            <text:p/>
          </draw:circle>
          <draw:circle draw:style-name="gr4" draw:text-style-name="P1" draw:layer="BOARD Layer" svg:width="0.473cm" svg:height="0.473cm" svg:x="19.763cm" svg:y="6.756cm">
            <text:p/>
          </draw:circle>
          <draw:circle draw:style-name="gr4" draw:text-style-name="P1" draw:layer="BOARD Layer" svg:width="0.473cm" svg:height="0.473cm" svg:x="20.764cm" svg:y="6.757cm">
            <text:p/>
          </draw:circle>
          <draw:circle draw:style-name="gr4" draw:text-style-name="P1" draw:layer="BOARD Layer" svg:width="0.473cm" svg:height="0.473cm" svg:x="19.763cm" svg:y="7.756cm">
            <text:p/>
          </draw:circle>
          <draw:circle draw:style-name="gr4" draw:text-style-name="P1" draw:layer="BOARD Layer" svg:width="0.473cm" svg:height="0.473cm" svg:x="20.764cm" svg:y="7.757cm">
            <text:p/>
          </draw:circle>
          <draw:circle draw:style-name="gr4" draw:text-style-name="P1" draw:layer="BOARD Layer" svg:width="0.473cm" svg:height="0.473cm" svg:x="21.763cm" svg:y="6.756cm">
            <text:p/>
          </draw:circle>
          <draw:circle draw:style-name="gr4" draw:text-style-name="P1" draw:layer="BOARD Layer" svg:width="0.473cm" svg:height="0.473cm" svg:x="22.764cm" svg:y="6.757cm">
            <text:p/>
          </draw:circle>
          <draw:circle draw:style-name="gr4" draw:text-style-name="P1" draw:layer="BOARD Layer" svg:width="0.473cm" svg:height="0.473cm" svg:x="21.763cm" svg:y="7.756cm">
            <text:p/>
          </draw:circle>
          <draw:circle draw:style-name="gr4" draw:text-style-name="P1" draw:layer="BOARD Layer" svg:width="0.473cm" svg:height="0.473cm" svg:x="22.764cm" svg:y="7.757cm">
            <text:p/>
          </draw:circle>
          <draw:circle draw:style-name="gr4" draw:text-style-name="P1" draw:layer="BOARD Layer" svg:width="0.473cm" svg:height="0.473cm" svg:x="19.763cm" svg:y="8.656cm">
            <text:p/>
          </draw:circle>
          <draw:circle draw:style-name="gr4" draw:text-style-name="P1" draw:layer="BOARD Layer" svg:width="0.473cm" svg:height="0.473cm" svg:x="20.764cm" svg:y="8.657cm">
            <text:p/>
          </draw:circle>
          <draw:circle draw:style-name="gr4" draw:text-style-name="P1" draw:layer="BOARD Layer" svg:width="0.473cm" svg:height="0.473cm" svg:x="19.763cm" svg:y="9.656cm">
            <text:p/>
          </draw:circle>
          <draw:circle draw:style-name="gr4" draw:text-style-name="P1" draw:layer="BOARD Layer" svg:width="0.473cm" svg:height="0.473cm" svg:x="20.764cm" svg:y="9.657cm">
            <text:p/>
          </draw:circle>
          <draw:circle draw:style-name="gr4" draw:text-style-name="P1" draw:layer="BOARD Layer" svg:width="0.473cm" svg:height="0.473cm" svg:x="21.763cm" svg:y="8.656cm">
            <text:p/>
          </draw:circle>
          <draw:circle draw:style-name="gr4" draw:text-style-name="P1" draw:layer="BOARD Layer" svg:width="0.473cm" svg:height="0.473cm" svg:x="22.764cm" svg:y="8.657cm">
            <text:p/>
          </draw:circle>
          <draw:circle draw:style-name="gr4" draw:text-style-name="P1" draw:layer="BOARD Layer" svg:width="0.473cm" svg:height="0.473cm" svg:x="21.763cm" svg:y="9.656cm">
            <text:p/>
          </draw:circle>
          <draw:circle draw:style-name="gr4" draw:text-style-name="P1" draw:layer="BOARD Layer" svg:width="0.473cm" svg:height="0.473cm" svg:x="22.764cm" svg:y="9.657cm">
            <text:p/>
          </draw:circle>
          <draw:circle draw:style-name="gr4" draw:text-style-name="P1" draw:layer="BOARD Layer" svg:width="0.473cm" svg:height="0.473cm" svg:x="23.763cm" svg:y="6.756cm">
            <text:p/>
          </draw:circle>
          <draw:circle draw:style-name="gr4" draw:text-style-name="P1" draw:layer="BOARD Layer" svg:width="0.473cm" svg:height="0.473cm" svg:x="24.764cm" svg:y="6.757cm">
            <text:p/>
          </draw:circle>
          <draw:circle draw:style-name="gr4" draw:text-style-name="P1" draw:layer="BOARD Layer" svg:width="0.473cm" svg:height="0.473cm" svg:x="23.763cm" svg:y="7.756cm">
            <text:p/>
          </draw:circle>
          <draw:circle draw:style-name="gr4" draw:text-style-name="P1" draw:layer="BOARD Layer" svg:width="0.473cm" svg:height="0.473cm" svg:x="24.764cm" svg:y="7.757cm">
            <text:p/>
          </draw:circle>
          <draw:circle draw:style-name="gr4" draw:text-style-name="P1" draw:layer="BOARD Layer" svg:width="0.473cm" svg:height="0.473cm" svg:x="25.763cm" svg:y="6.756cm">
            <text:p/>
          </draw:circle>
          <draw:circle draw:style-name="gr4" draw:text-style-name="P1" draw:layer="BOARD Layer" svg:width="0.473cm" svg:height="0.473cm" svg:x="26.764cm" svg:y="6.757cm">
            <text:p/>
          </draw:circle>
          <draw:circle draw:style-name="gr4" draw:text-style-name="P1" draw:layer="BOARD Layer" svg:width="0.473cm" svg:height="0.473cm" svg:x="25.763cm" svg:y="7.756cm">
            <text:p/>
          </draw:circle>
          <draw:circle draw:style-name="gr4" draw:text-style-name="P1" draw:layer="BOARD Layer" svg:width="0.473cm" svg:height="0.473cm" svg:x="26.764cm" svg:y="7.757cm">
            <text:p/>
          </draw:circle>
          <draw:circle draw:style-name="gr4" draw:text-style-name="P1" draw:layer="BOARD Layer" svg:width="0.473cm" svg:height="0.473cm" svg:x="23.763cm" svg:y="8.656cm">
            <text:p/>
          </draw:circle>
          <draw:circle draw:style-name="gr4" draw:text-style-name="P1" draw:layer="BOARD Layer" svg:width="0.473cm" svg:height="0.473cm" svg:x="24.764cm" svg:y="8.657cm">
            <text:p/>
          </draw:circle>
          <draw:circle draw:style-name="gr4" draw:text-style-name="P1" draw:layer="BOARD Layer" svg:width="0.473cm" svg:height="0.473cm" svg:x="23.763cm" svg:y="9.656cm">
            <text:p/>
          </draw:circle>
          <draw:circle draw:style-name="gr4" draw:text-style-name="P1" draw:layer="BOARD Layer" svg:width="0.473cm" svg:height="0.473cm" svg:x="24.764cm" svg:y="9.657cm">
            <text:p/>
          </draw:circle>
          <draw:circle draw:style-name="gr4" draw:text-style-name="P1" draw:layer="BOARD Layer" svg:width="0.473cm" svg:height="0.473cm" svg:x="25.763cm" svg:y="8.656cm">
            <text:p/>
          </draw:circle>
          <draw:circle draw:style-name="gr4" draw:text-style-name="P1" draw:layer="BOARD Layer" svg:width="0.473cm" svg:height="0.473cm" svg:x="26.764cm" svg:y="8.657cm">
            <text:p/>
          </draw:circle>
          <draw:circle draw:style-name="gr4" draw:text-style-name="P1" draw:layer="BOARD Layer" svg:width="0.473cm" svg:height="0.473cm" svg:x="25.763cm" svg:y="9.656cm">
            <text:p/>
          </draw:circle>
          <draw:circle draw:style-name="gr4" draw:text-style-name="P1" draw:layer="BOARD Layer" svg:width="0.473cm" svg:height="0.473cm" svg:x="26.764cm" svg:y="9.657cm">
            <text:p/>
          </draw:circle>
          <draw:circle draw:style-name="gr4" draw:text-style-name="P1" draw:layer="BOARD Layer" svg:width="0.473cm" svg:height="0.473cm" svg:x="27.763cm" svg:y="2.756cm">
            <text:p/>
          </draw:circle>
          <draw:circle draw:style-name="gr4" draw:text-style-name="P1" draw:layer="BOARD Layer" svg:width="0.473cm" svg:height="0.473cm" svg:x="28.764cm" svg:y="2.757cm">
            <text:p/>
          </draw:circle>
          <draw:circle draw:style-name="gr4" draw:text-style-name="P1" draw:layer="BOARD Layer" svg:width="0.473cm" svg:height="0.473cm" svg:x="27.763cm" svg:y="3.756cm">
            <text:p/>
          </draw:circle>
          <draw:circle draw:style-name="gr4" draw:text-style-name="P1" draw:layer="BOARD Layer" svg:width="0.473cm" svg:height="0.473cm" svg:x="28.764cm" svg:y="3.757cm">
            <text:p/>
          </draw:circle>
          <draw:circle draw:style-name="gr4" draw:text-style-name="P1" draw:layer="BOARD Layer" svg:width="0.473cm" svg:height="0.473cm" svg:x="29.763cm" svg:y="2.756cm">
            <text:p/>
          </draw:circle>
          <draw:circle draw:style-name="gr4" draw:text-style-name="P1" draw:layer="BOARD Layer" svg:width="0.473cm" svg:height="0.473cm" svg:x="30.764cm" svg:y="2.757cm">
            <text:p/>
          </draw:circle>
          <draw:circle draw:style-name="gr4" draw:text-style-name="P1" draw:layer="BOARD Layer" svg:width="0.473cm" svg:height="0.473cm" svg:x="29.763cm" svg:y="3.756cm">
            <text:p/>
          </draw:circle>
          <draw:circle draw:style-name="gr4" draw:text-style-name="P1" draw:layer="BOARD Layer" svg:width="0.473cm" svg:height="0.473cm" svg:x="30.764cm" svg:y="3.757cm">
            <text:p/>
          </draw:circle>
          <draw:circle draw:style-name="gr4" draw:text-style-name="P1" draw:layer="BOARD Layer" svg:width="0.473cm" svg:height="0.473cm" svg:x="27.763cm" svg:y="4.656cm">
            <text:p/>
          </draw:circle>
          <draw:circle draw:style-name="gr4" draw:text-style-name="P1" draw:layer="BOARD Layer" svg:width="0.473cm" svg:height="0.473cm" svg:x="28.764cm" svg:y="4.657cm">
            <text:p/>
          </draw:circle>
          <draw:circle draw:style-name="gr4" draw:text-style-name="P1" draw:layer="BOARD Layer" svg:width="0.473cm" svg:height="0.473cm" svg:x="27.763cm" svg:y="5.656cm">
            <text:p/>
          </draw:circle>
          <draw:circle draw:style-name="gr4" draw:text-style-name="P1" draw:layer="BOARD Layer" svg:width="0.473cm" svg:height="0.473cm" svg:x="28.764cm" svg:y="5.657cm">
            <text:p/>
          </draw:circle>
          <draw:circle draw:style-name="gr4" draw:text-style-name="P1" draw:layer="BOARD Layer" svg:width="0.473cm" svg:height="0.473cm" svg:x="29.763cm" svg:y="4.656cm">
            <text:p/>
          </draw:circle>
          <draw:circle draw:style-name="gr4" draw:text-style-name="P1" draw:layer="BOARD Layer" svg:width="0.473cm" svg:height="0.473cm" svg:x="30.764cm" svg:y="4.657cm">
            <text:p/>
          </draw:circle>
          <draw:circle draw:style-name="gr4" draw:text-style-name="P1" draw:layer="BOARD Layer" svg:width="0.473cm" svg:height="0.473cm" svg:x="29.763cm" svg:y="5.656cm">
            <text:p/>
          </draw:circle>
          <draw:circle draw:style-name="gr4" draw:text-style-name="P1" draw:layer="BOARD Layer" svg:width="0.473cm" svg:height="0.473cm" svg:x="30.764cm" svg:y="5.657cm">
            <text:p/>
          </draw:circle>
          <draw:circle draw:style-name="gr4" draw:text-style-name="P1" draw:layer="BOARD Layer" svg:width="0.473cm" svg:height="0.473cm" svg:x="31.763cm" svg:y="2.756cm">
            <text:p/>
          </draw:circle>
          <draw:circle draw:style-name="gr4" draw:text-style-name="P1" draw:layer="BOARD Layer" svg:width="0.473cm" svg:height="0.473cm" svg:x="32.764cm" svg:y="2.757cm">
            <text:p/>
          </draw:circle>
          <draw:circle draw:style-name="gr4" draw:text-style-name="P1" draw:layer="BOARD Layer" svg:width="0.473cm" svg:height="0.473cm" svg:x="31.763cm" svg:y="3.756cm">
            <text:p/>
          </draw:circle>
          <draw:circle draw:style-name="gr4" draw:text-style-name="P1" draw:layer="BOARD Layer" svg:width="0.473cm" svg:height="0.473cm" svg:x="32.764cm" svg:y="3.757cm">
            <text:p/>
          </draw:circle>
          <draw:circle draw:style-name="gr4" draw:text-style-name="P1" draw:layer="BOARD Layer" svg:width="0.473cm" svg:height="0.473cm" svg:x="33.763cm" svg:y="2.756cm">
            <text:p/>
          </draw:circle>
          <draw:circle draw:style-name="gr4" draw:text-style-name="P1" draw:layer="BOARD Layer" svg:width="0.473cm" svg:height="0.473cm" svg:x="34.764cm" svg:y="2.757cm">
            <text:p/>
          </draw:circle>
          <draw:circle draw:style-name="gr4" draw:text-style-name="P1" draw:layer="BOARD Layer" svg:width="0.473cm" svg:height="0.473cm" svg:x="33.763cm" svg:y="3.756cm">
            <text:p/>
          </draw:circle>
          <draw:circle draw:style-name="gr4" draw:text-style-name="P1" draw:layer="BOARD Layer" svg:width="0.473cm" svg:height="0.473cm" svg:x="34.764cm" svg:y="3.757cm">
            <text:p/>
          </draw:circle>
          <draw:circle draw:style-name="gr4" draw:text-style-name="P1" draw:layer="BOARD Layer" svg:width="0.473cm" svg:height="0.473cm" svg:x="31.763cm" svg:y="4.656cm">
            <text:p/>
          </draw:circle>
          <draw:circle draw:style-name="gr4" draw:text-style-name="P1" draw:layer="BOARD Layer" svg:width="0.473cm" svg:height="0.473cm" svg:x="32.764cm" svg:y="4.657cm">
            <text:p/>
          </draw:circle>
          <draw:circle draw:style-name="gr4" draw:text-style-name="P1" draw:layer="BOARD Layer" svg:width="0.473cm" svg:height="0.473cm" svg:x="31.763cm" svg:y="5.656cm">
            <text:p/>
          </draw:circle>
          <draw:circle draw:style-name="gr4" draw:text-style-name="P1" draw:layer="BOARD Layer" svg:width="0.473cm" svg:height="0.473cm" svg:x="32.764cm" svg:y="5.657cm">
            <text:p/>
          </draw:circle>
          <draw:circle draw:style-name="gr4" draw:text-style-name="P1" draw:layer="BOARD Layer" svg:width="0.473cm" svg:height="0.473cm" svg:x="33.763cm" svg:y="4.656cm">
            <text:p/>
          </draw:circle>
          <draw:circle draw:style-name="gr4" draw:text-style-name="P1" draw:layer="BOARD Layer" svg:width="0.473cm" svg:height="0.473cm" svg:x="34.764cm" svg:y="4.657cm">
            <text:p/>
          </draw:circle>
          <draw:circle draw:style-name="gr4" draw:text-style-name="P1" draw:layer="BOARD Layer" svg:width="0.473cm" svg:height="0.473cm" svg:x="33.763cm" svg:y="5.656cm">
            <text:p/>
          </draw:circle>
          <draw:circle draw:style-name="gr4" draw:text-style-name="P1" draw:layer="BOARD Layer" svg:width="0.473cm" svg:height="0.473cm" svg:x="34.764cm" svg:y="5.657cm">
            <text:p/>
          </draw:circle>
          <draw:circle draw:style-name="gr4" draw:text-style-name="P1" draw:layer="BOARD Layer" svg:width="0.473cm" svg:height="0.473cm" svg:x="27.763cm" svg:y="6.756cm">
            <text:p/>
          </draw:circle>
          <draw:circle draw:style-name="gr4" draw:text-style-name="P1" draw:layer="BOARD Layer" svg:width="0.473cm" svg:height="0.473cm" svg:x="28.764cm" svg:y="6.757cm">
            <text:p/>
          </draw:circle>
          <draw:circle draw:style-name="gr4" draw:text-style-name="P1" draw:layer="BOARD Layer" svg:width="0.473cm" svg:height="0.473cm" svg:x="27.763cm" svg:y="7.756cm">
            <text:p/>
          </draw:circle>
          <draw:circle draw:style-name="gr4" draw:text-style-name="P1" draw:layer="BOARD Layer" svg:width="0.473cm" svg:height="0.473cm" svg:x="28.764cm" svg:y="7.757cm">
            <text:p/>
          </draw:circle>
          <draw:circle draw:style-name="gr4" draw:text-style-name="P1" draw:layer="BOARD Layer" svg:width="0.473cm" svg:height="0.473cm" svg:x="29.763cm" svg:y="6.756cm">
            <text:p/>
          </draw:circle>
          <draw:circle draw:style-name="gr4" draw:text-style-name="P1" draw:layer="BOARD Layer" svg:width="0.473cm" svg:height="0.473cm" svg:x="30.764cm" svg:y="6.757cm">
            <text:p/>
          </draw:circle>
          <draw:circle draw:style-name="gr4" draw:text-style-name="P1" draw:layer="BOARD Layer" svg:width="0.473cm" svg:height="0.473cm" svg:x="29.763cm" svg:y="7.756cm">
            <text:p/>
          </draw:circle>
          <draw:circle draw:style-name="gr4" draw:text-style-name="P1" draw:layer="BOARD Layer" svg:width="0.473cm" svg:height="0.473cm" svg:x="30.764cm" svg:y="7.757cm">
            <text:p/>
          </draw:circle>
          <draw:circle draw:style-name="gr4" draw:text-style-name="P1" draw:layer="BOARD Layer" svg:width="0.473cm" svg:height="0.473cm" svg:x="27.763cm" svg:y="8.656cm">
            <text:p/>
          </draw:circle>
          <draw:circle draw:style-name="gr4" draw:text-style-name="P1" draw:layer="BOARD Layer" svg:width="0.473cm" svg:height="0.473cm" svg:x="28.764cm" svg:y="8.657cm">
            <text:p/>
          </draw:circle>
          <draw:circle draw:style-name="gr4" draw:text-style-name="P1" draw:layer="BOARD Layer" svg:width="0.473cm" svg:height="0.473cm" svg:x="27.763cm" svg:y="9.656cm">
            <text:p/>
          </draw:circle>
          <draw:circle draw:style-name="gr4" draw:text-style-name="P1" draw:layer="BOARD Layer" svg:width="0.473cm" svg:height="0.473cm" svg:x="28.764cm" svg:y="9.657cm">
            <text:p/>
          </draw:circle>
          <draw:circle draw:style-name="gr4" draw:text-style-name="P1" draw:layer="BOARD Layer" svg:width="0.473cm" svg:height="0.473cm" svg:x="29.763cm" svg:y="8.656cm">
            <text:p/>
          </draw:circle>
          <draw:circle draw:style-name="gr4" draw:text-style-name="P1" draw:layer="BOARD Layer" svg:width="0.473cm" svg:height="0.473cm" svg:x="30.764cm" svg:y="8.657cm">
            <text:p/>
          </draw:circle>
          <draw:circle draw:style-name="gr4" draw:text-style-name="P1" draw:layer="BOARD Layer" svg:width="0.473cm" svg:height="0.473cm" svg:x="29.763cm" svg:y="9.656cm">
            <text:p/>
          </draw:circle>
          <draw:circle draw:style-name="gr4" draw:text-style-name="P1" draw:layer="BOARD Layer" svg:width="0.473cm" svg:height="0.473cm" svg:x="30.764cm" svg:y="9.657cm">
            <text:p/>
          </draw:circle>
          <draw:circle draw:style-name="gr4" draw:text-style-name="P1" draw:layer="BOARD Layer" svg:width="0.473cm" svg:height="0.473cm" svg:x="31.763cm" svg:y="6.756cm">
            <text:p/>
          </draw:circle>
          <draw:circle draw:style-name="gr4" draw:text-style-name="P1" draw:layer="BOARD Layer" svg:width="0.473cm" svg:height="0.473cm" svg:x="32.764cm" svg:y="6.757cm">
            <text:p/>
          </draw:circle>
          <draw:circle draw:style-name="gr4" draw:text-style-name="P1" draw:layer="BOARD Layer" svg:width="0.473cm" svg:height="0.473cm" svg:x="31.763cm" svg:y="7.756cm">
            <text:p/>
          </draw:circle>
          <draw:circle draw:style-name="gr4" draw:text-style-name="P1" draw:layer="BOARD Layer" svg:width="0.473cm" svg:height="0.473cm" svg:x="32.764cm" svg:y="7.757cm">
            <text:p/>
          </draw:circle>
          <draw:circle draw:style-name="gr4" draw:text-style-name="P1" draw:layer="BOARD Layer" svg:width="0.473cm" svg:height="0.473cm" svg:x="33.763cm" svg:y="6.756cm">
            <text:p/>
          </draw:circle>
          <draw:circle draw:style-name="gr4" draw:text-style-name="P1" draw:layer="BOARD Layer" svg:width="0.473cm" svg:height="0.473cm" svg:x="34.764cm" svg:y="6.757cm">
            <text:p/>
          </draw:circle>
          <draw:circle draw:style-name="gr4" draw:text-style-name="P1" draw:layer="BOARD Layer" svg:width="0.473cm" svg:height="0.473cm" svg:x="33.763cm" svg:y="7.756cm">
            <text:p/>
          </draw:circle>
          <draw:circle draw:style-name="gr4" draw:text-style-name="P1" draw:layer="BOARD Layer" svg:width="0.473cm" svg:height="0.473cm" svg:x="34.764cm" svg:y="7.757cm">
            <text:p/>
          </draw:circle>
          <draw:circle draw:style-name="gr4" draw:text-style-name="P1" draw:layer="BOARD Layer" svg:width="0.473cm" svg:height="0.473cm" svg:x="31.763cm" svg:y="8.656cm">
            <text:p/>
          </draw:circle>
          <draw:circle draw:style-name="gr4" draw:text-style-name="P1" draw:layer="BOARD Layer" svg:width="0.473cm" svg:height="0.473cm" svg:x="32.764cm" svg:y="8.657cm">
            <text:p/>
          </draw:circle>
          <draw:circle draw:style-name="gr4" draw:text-style-name="P1" draw:layer="BOARD Layer" svg:width="0.473cm" svg:height="0.473cm" svg:x="31.763cm" svg:y="9.656cm">
            <text:p/>
          </draw:circle>
          <draw:circle draw:style-name="gr4" draw:text-style-name="P1" draw:layer="BOARD Layer" svg:width="0.473cm" svg:height="0.473cm" svg:x="32.764cm" svg:y="9.657cm">
            <text:p/>
          </draw:circle>
          <draw:circle draw:style-name="gr4" draw:text-style-name="P1" draw:layer="BOARD Layer" svg:width="0.473cm" svg:height="0.473cm" svg:x="33.763cm" svg:y="8.656cm">
            <text:p/>
          </draw:circle>
          <draw:circle draw:style-name="gr4" draw:text-style-name="P1" draw:layer="BOARD Layer" svg:width="0.473cm" svg:height="0.473cm" svg:x="34.764cm" svg:y="8.657cm">
            <text:p/>
          </draw:circle>
          <draw:circle draw:style-name="gr4" draw:text-style-name="P1" draw:layer="BOARD Layer" svg:width="0.473cm" svg:height="0.473cm" svg:x="33.763cm" svg:y="9.656cm">
            <text:p/>
          </draw:circle>
          <draw:circle draw:style-name="gr4" draw:text-style-name="P1" draw:layer="BOARD Layer" svg:width="0.473cm" svg:height="0.473cm" svg:x="34.764cm" svg:y="9.657cm">
            <text:p/>
          </draw:circle>
          <draw:circle draw:style-name="gr4" draw:text-style-name="P1" draw:layer="BOARD Layer" svg:width="0.473cm" svg:height="0.473cm" svg:x="19.763cm" svg:y="10.756cm">
            <text:p/>
          </draw:circle>
          <draw:circle draw:style-name="gr4" draw:text-style-name="P1" draw:layer="BOARD Layer" svg:width="0.473cm" svg:height="0.473cm" svg:x="20.764cm" svg:y="10.757cm">
            <text:p/>
          </draw:circle>
          <draw:circle draw:style-name="gr4" draw:text-style-name="P1" draw:layer="BOARD Layer" svg:width="0.473cm" svg:height="0.473cm" svg:x="19.763cm" svg:y="11.756cm">
            <text:p/>
          </draw:circle>
          <draw:circle draw:style-name="gr4" draw:text-style-name="P1" draw:layer="BOARD Layer" svg:width="0.473cm" svg:height="0.473cm" svg:x="20.764cm" svg:y="11.757cm">
            <text:p/>
          </draw:circle>
          <draw:circle draw:style-name="gr4" draw:text-style-name="P1" draw:layer="BOARD Layer" svg:width="0.473cm" svg:height="0.473cm" svg:x="21.763cm" svg:y="10.756cm">
            <text:p/>
          </draw:circle>
          <draw:circle draw:style-name="gr4" draw:text-style-name="P1" draw:layer="BOARD Layer" svg:width="0.473cm" svg:height="0.473cm" svg:x="22.764cm" svg:y="10.757cm">
            <text:p/>
          </draw:circle>
          <draw:circle draw:style-name="gr4" draw:text-style-name="P1" draw:layer="BOARD Layer" svg:width="0.473cm" svg:height="0.473cm" svg:x="21.763cm" svg:y="11.756cm">
            <text:p/>
          </draw:circle>
          <draw:circle draw:style-name="gr4" draw:text-style-name="P1" draw:layer="BOARD Layer" svg:width="0.473cm" svg:height="0.473cm" svg:x="22.764cm" svg:y="11.757cm">
            <text:p/>
          </draw:circle>
          <draw:circle draw:style-name="gr4" draw:text-style-name="P1" draw:layer="BOARD Layer" svg:width="0.473cm" svg:height="0.473cm" svg:x="19.763cm" svg:y="12.656cm">
            <text:p/>
          </draw:circle>
          <draw:circle draw:style-name="gr4" draw:text-style-name="P1" draw:layer="BOARD Layer" svg:width="0.473cm" svg:height="0.473cm" svg:x="20.764cm" svg:y="12.657cm">
            <text:p/>
          </draw:circle>
          <draw:circle draw:style-name="gr4" draw:text-style-name="P1" draw:layer="BOARD Layer" svg:width="0.473cm" svg:height="0.473cm" svg:x="19.763cm" svg:y="13.656cm">
            <text:p/>
          </draw:circle>
          <draw:circle draw:style-name="gr4" draw:text-style-name="P1" draw:layer="BOARD Layer" svg:width="0.473cm" svg:height="0.473cm" svg:x="20.764cm" svg:y="13.657cm">
            <text:p/>
          </draw:circle>
          <draw:circle draw:style-name="gr4" draw:text-style-name="P1" draw:layer="BOARD Layer" svg:width="0.473cm" svg:height="0.473cm" svg:x="21.763cm" svg:y="12.656cm">
            <text:p/>
          </draw:circle>
          <draw:circle draw:style-name="gr4" draw:text-style-name="P1" draw:layer="BOARD Layer" svg:width="0.473cm" svg:height="0.473cm" svg:x="22.764cm" svg:y="12.657cm">
            <text:p/>
          </draw:circle>
          <draw:circle draw:style-name="gr4" draw:text-style-name="P1" draw:layer="BOARD Layer" svg:width="0.473cm" svg:height="0.473cm" svg:x="21.763cm" svg:y="13.656cm">
            <text:p/>
          </draw:circle>
          <draw:circle draw:style-name="gr4" draw:text-style-name="P1" draw:layer="BOARD Layer" svg:width="0.473cm" svg:height="0.473cm" svg:x="22.764cm" svg:y="13.657cm">
            <text:p/>
          </draw:circle>
          <draw:circle draw:style-name="gr4" draw:text-style-name="P1" draw:layer="BOARD Layer" svg:width="0.473cm" svg:height="0.473cm" svg:x="23.763cm" svg:y="10.756cm">
            <text:p/>
          </draw:circle>
          <draw:circle draw:style-name="gr4" draw:text-style-name="P1" draw:layer="BOARD Layer" svg:width="0.473cm" svg:height="0.473cm" svg:x="24.764cm" svg:y="10.757cm">
            <text:p/>
          </draw:circle>
          <draw:circle draw:style-name="gr4" draw:text-style-name="P1" draw:layer="BOARD Layer" svg:width="0.473cm" svg:height="0.473cm" svg:x="23.763cm" svg:y="11.756cm">
            <text:p/>
          </draw:circle>
          <draw:circle draw:style-name="gr4" draw:text-style-name="P1" draw:layer="BOARD Layer" svg:width="0.473cm" svg:height="0.473cm" svg:x="24.764cm" svg:y="11.757cm">
            <text:p/>
          </draw:circle>
          <draw:circle draw:style-name="gr4" draw:text-style-name="P1" draw:layer="BOARD Layer" svg:width="0.473cm" svg:height="0.473cm" svg:x="25.763cm" svg:y="10.756cm">
            <text:p/>
          </draw:circle>
          <draw:circle draw:style-name="gr4" draw:text-style-name="P1" draw:layer="BOARD Layer" svg:width="0.473cm" svg:height="0.473cm" svg:x="26.764cm" svg:y="10.757cm">
            <text:p/>
          </draw:circle>
          <draw:circle draw:style-name="gr4" draw:text-style-name="P1" draw:layer="BOARD Layer" svg:width="0.473cm" svg:height="0.473cm" svg:x="25.763cm" svg:y="11.756cm">
            <text:p/>
          </draw:circle>
          <draw:circle draw:style-name="gr4" draw:text-style-name="P1" draw:layer="BOARD Layer" svg:width="0.473cm" svg:height="0.473cm" svg:x="26.764cm" svg:y="11.757cm">
            <text:p/>
          </draw:circle>
          <draw:circle draw:style-name="gr4" draw:text-style-name="P1" draw:layer="BOARD Layer" svg:width="0.473cm" svg:height="0.473cm" svg:x="23.763cm" svg:y="12.656cm">
            <text:p/>
          </draw:circle>
          <draw:circle draw:style-name="gr4" draw:text-style-name="P1" draw:layer="BOARD Layer" svg:width="0.473cm" svg:height="0.473cm" svg:x="24.764cm" svg:y="12.657cm">
            <text:p/>
          </draw:circle>
          <draw:circle draw:style-name="gr4" draw:text-style-name="P1" draw:layer="BOARD Layer" svg:width="0.473cm" svg:height="0.473cm" svg:x="23.763cm" svg:y="13.656cm">
            <text:p/>
          </draw:circle>
          <draw:circle draw:style-name="gr4" draw:text-style-name="P1" draw:layer="BOARD Layer" svg:width="0.473cm" svg:height="0.473cm" svg:x="24.764cm" svg:y="13.657cm">
            <text:p/>
          </draw:circle>
          <draw:circle draw:style-name="gr4" draw:text-style-name="P1" draw:layer="BOARD Layer" svg:width="0.473cm" svg:height="0.473cm" svg:x="25.763cm" svg:y="12.656cm">
            <text:p/>
          </draw:circle>
          <draw:circle draw:style-name="gr4" draw:text-style-name="P1" draw:layer="BOARD Layer" svg:width="0.473cm" svg:height="0.473cm" svg:x="26.764cm" svg:y="12.657cm">
            <text:p/>
          </draw:circle>
          <draw:circle draw:style-name="gr4" draw:text-style-name="P1" draw:layer="BOARD Layer" svg:width="0.473cm" svg:height="0.473cm" svg:x="25.763cm" svg:y="13.656cm">
            <text:p/>
          </draw:circle>
          <draw:circle draw:style-name="gr4" draw:text-style-name="P1" draw:layer="BOARD Layer" svg:width="0.473cm" svg:height="0.473cm" svg:x="26.764cm" svg:y="13.657cm">
            <text:p/>
          </draw:circle>
          <draw:circle draw:style-name="gr4" draw:text-style-name="P1" draw:layer="BOARD Layer" svg:width="0.473cm" svg:height="0.473cm" svg:x="19.763cm" svg:y="14.756cm">
            <text:p/>
          </draw:circle>
          <draw:circle draw:style-name="gr4" draw:text-style-name="P1" draw:layer="BOARD Layer" svg:width="0.473cm" svg:height="0.473cm" svg:x="20.764cm" svg:y="14.757cm">
            <text:p/>
          </draw:circle>
          <draw:circle draw:style-name="gr4" draw:text-style-name="P1" draw:layer="BOARD Layer" svg:width="0.473cm" svg:height="0.473cm" svg:x="19.763cm" svg:y="15.756cm">
            <text:p/>
          </draw:circle>
          <draw:circle draw:style-name="gr4" draw:text-style-name="P1" draw:layer="BOARD Layer" svg:width="0.473cm" svg:height="0.473cm" svg:x="20.764cm" svg:y="15.757cm">
            <text:p/>
          </draw:circle>
          <draw:circle draw:style-name="gr4" draw:text-style-name="P1" draw:layer="BOARD Layer" svg:width="0.473cm" svg:height="0.473cm" svg:x="21.763cm" svg:y="14.756cm">
            <text:p/>
          </draw:circle>
          <draw:circle draw:style-name="gr4" draw:text-style-name="P1" draw:layer="BOARD Layer" svg:width="0.473cm" svg:height="0.473cm" svg:x="22.764cm" svg:y="14.757cm">
            <text:p/>
          </draw:circle>
          <draw:circle draw:style-name="gr4" draw:text-style-name="P1" draw:layer="BOARD Layer" svg:width="0.473cm" svg:height="0.473cm" svg:x="21.763cm" svg:y="15.756cm">
            <text:p/>
          </draw:circle>
          <draw:circle draw:style-name="gr4" draw:text-style-name="P1" draw:layer="BOARD Layer" svg:width="0.473cm" svg:height="0.473cm" svg:x="22.764cm" svg:y="15.757cm">
            <text:p/>
          </draw:circle>
          <draw:circle draw:style-name="gr4" draw:text-style-name="P1" draw:layer="BOARD Layer" svg:width="0.473cm" svg:height="0.473cm" svg:x="19.763cm" svg:y="16.656cm">
            <text:p/>
          </draw:circle>
          <draw:circle draw:style-name="gr4" draw:text-style-name="P1" draw:layer="BOARD Layer" svg:width="0.473cm" svg:height="0.473cm" svg:x="20.764cm" svg:y="16.657cm">
            <text:p/>
          </draw:circle>
          <draw:circle draw:style-name="gr4" draw:text-style-name="P1" draw:layer="BOARD Layer" svg:width="0.473cm" svg:height="0.473cm" svg:x="19.763cm" svg:y="17.656cm">
            <text:p/>
          </draw:circle>
          <draw:circle draw:style-name="gr4" draw:text-style-name="P1" draw:layer="BOARD Layer" svg:width="0.473cm" svg:height="0.473cm" svg:x="20.764cm" svg:y="17.657cm">
            <text:p/>
          </draw:circle>
          <draw:circle draw:style-name="gr4" draw:text-style-name="P1" draw:layer="BOARD Layer" svg:width="0.473cm" svg:height="0.473cm" svg:x="21.763cm" svg:y="16.656cm">
            <text:p/>
          </draw:circle>
          <draw:circle draw:style-name="gr4" draw:text-style-name="P1" draw:layer="BOARD Layer" svg:width="0.473cm" svg:height="0.473cm" svg:x="22.764cm" svg:y="16.657cm">
            <text:p/>
          </draw:circle>
          <draw:circle draw:style-name="gr4" draw:text-style-name="P1" draw:layer="BOARD Layer" svg:width="0.473cm" svg:height="0.473cm" svg:x="21.763cm" svg:y="17.656cm">
            <text:p/>
          </draw:circle>
          <draw:circle draw:style-name="gr4" draw:text-style-name="P1" draw:layer="BOARD Layer" svg:width="0.473cm" svg:height="0.473cm" svg:x="22.764cm" svg:y="17.657cm">
            <text:p/>
          </draw:circle>
          <draw:circle draw:style-name="gr4" draw:text-style-name="P1" draw:layer="BOARD Layer" svg:width="0.473cm" svg:height="0.473cm" svg:x="23.763cm" svg:y="14.756cm">
            <text:p/>
          </draw:circle>
          <draw:circle draw:style-name="gr4" draw:text-style-name="P1" draw:layer="BOARD Layer" svg:width="0.473cm" svg:height="0.473cm" svg:x="24.764cm" svg:y="14.757cm">
            <text:p/>
          </draw:circle>
          <draw:circle draw:style-name="gr4" draw:text-style-name="P1" draw:layer="BOARD Layer" svg:width="0.473cm" svg:height="0.473cm" svg:x="23.763cm" svg:y="15.756cm">
            <text:p/>
          </draw:circle>
          <draw:circle draw:style-name="gr4" draw:text-style-name="P1" draw:layer="BOARD Layer" svg:width="0.473cm" svg:height="0.473cm" svg:x="24.764cm" svg:y="15.757cm">
            <text:p/>
          </draw:circle>
          <draw:circle draw:style-name="gr4" draw:text-style-name="P1" draw:layer="BOARD Layer" svg:width="0.473cm" svg:height="0.473cm" svg:x="25.763cm" svg:y="14.756cm">
            <text:p/>
          </draw:circle>
          <draw:circle draw:style-name="gr4" draw:text-style-name="P1" draw:layer="BOARD Layer" svg:width="0.473cm" svg:height="0.473cm" svg:x="26.764cm" svg:y="14.757cm">
            <text:p/>
          </draw:circle>
          <draw:circle draw:style-name="gr4" draw:text-style-name="P1" draw:layer="BOARD Layer" svg:width="0.473cm" svg:height="0.473cm" svg:x="25.763cm" svg:y="15.756cm">
            <text:p/>
          </draw:circle>
          <draw:circle draw:style-name="gr4" draw:text-style-name="P1" draw:layer="BOARD Layer" svg:width="0.473cm" svg:height="0.473cm" svg:x="26.764cm" svg:y="15.757cm">
            <text:p/>
          </draw:circle>
          <draw:circle draw:style-name="gr4" draw:text-style-name="P1" draw:layer="BOARD Layer" svg:width="0.473cm" svg:height="0.473cm" svg:x="23.763cm" svg:y="16.656cm">
            <text:p/>
          </draw:circle>
          <draw:circle draw:style-name="gr4" draw:text-style-name="P1" draw:layer="BOARD Layer" svg:width="0.473cm" svg:height="0.473cm" svg:x="24.764cm" svg:y="16.657cm">
            <text:p/>
          </draw:circle>
          <draw:circle draw:style-name="gr4" draw:text-style-name="P1" draw:layer="BOARD Layer" svg:width="0.473cm" svg:height="0.473cm" svg:x="23.763cm" svg:y="17.656cm">
            <text:p/>
          </draw:circle>
          <draw:circle draw:style-name="gr4" draw:text-style-name="P1" draw:layer="BOARD Layer" svg:width="0.473cm" svg:height="0.473cm" svg:x="24.764cm" svg:y="17.657cm">
            <text:p/>
          </draw:circle>
          <draw:circle draw:style-name="gr4" draw:text-style-name="P1" draw:layer="BOARD Layer" svg:width="0.473cm" svg:height="0.473cm" svg:x="25.763cm" svg:y="16.656cm">
            <text:p/>
          </draw:circle>
          <draw:circle draw:style-name="gr4" draw:text-style-name="P1" draw:layer="BOARD Layer" svg:width="0.473cm" svg:height="0.473cm" svg:x="26.764cm" svg:y="16.657cm">
            <text:p/>
          </draw:circle>
          <draw:circle draw:style-name="gr4" draw:text-style-name="P1" draw:layer="BOARD Layer" svg:width="0.473cm" svg:height="0.473cm" svg:x="25.763cm" svg:y="17.656cm">
            <text:p/>
          </draw:circle>
          <draw:circle draw:style-name="gr4" draw:text-style-name="P1" draw:layer="BOARD Layer" svg:width="0.473cm" svg:height="0.473cm" svg:x="26.764cm" svg:y="17.657cm">
            <text:p/>
          </draw:circle>
          <draw:circle draw:style-name="gr4" draw:text-style-name="P1" draw:layer="BOARD Layer" svg:width="0.473cm" svg:height="0.473cm" svg:x="27.763cm" svg:y="10.756cm">
            <text:p/>
          </draw:circle>
          <draw:circle draw:style-name="gr4" draw:text-style-name="P1" draw:layer="BOARD Layer" svg:width="0.473cm" svg:height="0.473cm" svg:x="28.764cm" svg:y="10.757cm">
            <text:p/>
          </draw:circle>
          <draw:circle draw:style-name="gr4" draw:text-style-name="P1" draw:layer="BOARD Layer" svg:width="0.473cm" svg:height="0.473cm" svg:x="27.763cm" svg:y="11.756cm">
            <text:p/>
          </draw:circle>
          <draw:circle draw:style-name="gr4" draw:text-style-name="P1" draw:layer="BOARD Layer" svg:width="0.473cm" svg:height="0.473cm" svg:x="28.764cm" svg:y="11.757cm">
            <text:p/>
          </draw:circle>
          <draw:circle draw:style-name="gr4" draw:text-style-name="P1" draw:layer="BOARD Layer" svg:width="0.473cm" svg:height="0.473cm" svg:x="29.763cm" svg:y="10.756cm">
            <text:p/>
          </draw:circle>
          <draw:circle draw:style-name="gr4" draw:text-style-name="P1" draw:layer="BOARD Layer" svg:width="0.473cm" svg:height="0.473cm" svg:x="30.764cm" svg:y="10.757cm">
            <text:p/>
          </draw:circle>
          <draw:circle draw:style-name="gr4" draw:text-style-name="P1" draw:layer="BOARD Layer" svg:width="0.473cm" svg:height="0.473cm" svg:x="29.763cm" svg:y="11.756cm">
            <text:p/>
          </draw:circle>
          <draw:circle draw:style-name="gr4" draw:text-style-name="P1" draw:layer="BOARD Layer" svg:width="0.473cm" svg:height="0.473cm" svg:x="30.764cm" svg:y="11.757cm">
            <text:p/>
          </draw:circle>
          <draw:circle draw:style-name="gr4" draw:text-style-name="P1" draw:layer="BOARD Layer" svg:width="0.473cm" svg:height="0.473cm" svg:x="27.763cm" svg:y="12.656cm">
            <text:p/>
          </draw:circle>
          <draw:circle draw:style-name="gr4" draw:text-style-name="P1" draw:layer="BOARD Layer" svg:width="0.473cm" svg:height="0.473cm" svg:x="28.764cm" svg:y="12.657cm">
            <text:p/>
          </draw:circle>
          <draw:circle draw:style-name="gr4" draw:text-style-name="P1" draw:layer="BOARD Layer" svg:width="0.473cm" svg:height="0.473cm" svg:x="27.763cm" svg:y="13.656cm">
            <text:p/>
          </draw:circle>
          <draw:circle draw:style-name="gr4" draw:text-style-name="P1" draw:layer="BOARD Layer" svg:width="0.473cm" svg:height="0.473cm" svg:x="28.764cm" svg:y="13.657cm">
            <text:p/>
          </draw:circle>
          <draw:circle draw:style-name="gr4" draw:text-style-name="P1" draw:layer="BOARD Layer" svg:width="0.473cm" svg:height="0.473cm" svg:x="29.763cm" svg:y="12.656cm">
            <text:p/>
          </draw:circle>
          <draw:circle draw:style-name="gr4" draw:text-style-name="P1" draw:layer="BOARD Layer" svg:width="0.473cm" svg:height="0.473cm" svg:x="30.764cm" svg:y="12.657cm">
            <text:p/>
          </draw:circle>
          <draw:circle draw:style-name="gr4" draw:text-style-name="P1" draw:layer="BOARD Layer" svg:width="0.473cm" svg:height="0.473cm" svg:x="29.763cm" svg:y="13.656cm">
            <text:p/>
          </draw:circle>
          <draw:circle draw:style-name="gr4" draw:text-style-name="P1" draw:layer="BOARD Layer" svg:width="0.473cm" svg:height="0.473cm" svg:x="30.764cm" svg:y="13.657cm">
            <text:p/>
          </draw:circle>
          <draw:circle draw:style-name="gr4" draw:text-style-name="P1" draw:layer="BOARD Layer" svg:width="0.473cm" svg:height="0.473cm" svg:x="31.763cm" svg:y="10.756cm">
            <text:p/>
          </draw:circle>
          <draw:circle draw:style-name="gr4" draw:text-style-name="P1" draw:layer="BOARD Layer" svg:width="0.473cm" svg:height="0.473cm" svg:x="32.764cm" svg:y="10.757cm">
            <text:p/>
          </draw:circle>
          <draw:circle draw:style-name="gr4" draw:text-style-name="P1" draw:layer="BOARD Layer" svg:width="0.473cm" svg:height="0.473cm" svg:x="31.763cm" svg:y="11.756cm">
            <text:p/>
          </draw:circle>
          <draw:circle draw:style-name="gr4" draw:text-style-name="P1" draw:layer="BOARD Layer" svg:width="0.473cm" svg:height="0.473cm" svg:x="32.764cm" svg:y="11.757cm">
            <text:p/>
          </draw:circle>
          <draw:circle draw:style-name="gr4" draw:text-style-name="P1" draw:layer="BOARD Layer" svg:width="0.473cm" svg:height="0.473cm" svg:x="33.763cm" svg:y="10.756cm">
            <text:p/>
          </draw:circle>
          <draw:circle draw:style-name="gr4" draw:text-style-name="P1" draw:layer="BOARD Layer" svg:width="0.473cm" svg:height="0.473cm" svg:x="34.764cm" svg:y="10.757cm">
            <text:p/>
          </draw:circle>
          <draw:circle draw:style-name="gr4" draw:text-style-name="P1" draw:layer="BOARD Layer" svg:width="0.473cm" svg:height="0.473cm" svg:x="33.763cm" svg:y="11.756cm">
            <text:p/>
          </draw:circle>
          <draw:circle draw:style-name="gr4" draw:text-style-name="P1" draw:layer="BOARD Layer" svg:width="0.473cm" svg:height="0.473cm" svg:x="34.764cm" svg:y="11.757cm">
            <text:p/>
          </draw:circle>
          <draw:circle draw:style-name="gr4" draw:text-style-name="P1" draw:layer="BOARD Layer" svg:width="0.473cm" svg:height="0.473cm" svg:x="31.763cm" svg:y="12.656cm">
            <text:p/>
          </draw:circle>
          <draw:circle draw:style-name="gr4" draw:text-style-name="P1" draw:layer="BOARD Layer" svg:width="0.473cm" svg:height="0.473cm" svg:x="32.764cm" svg:y="12.657cm">
            <text:p/>
          </draw:circle>
          <draw:circle draw:style-name="gr4" draw:text-style-name="P1" draw:layer="BOARD Layer" svg:width="0.473cm" svg:height="0.473cm" svg:x="31.763cm" svg:y="13.656cm">
            <text:p/>
          </draw:circle>
          <draw:circle draw:style-name="gr4" draw:text-style-name="P1" draw:layer="BOARD Layer" svg:width="0.473cm" svg:height="0.473cm" svg:x="32.764cm" svg:y="13.657cm">
            <text:p/>
          </draw:circle>
          <draw:circle draw:style-name="gr4" draw:text-style-name="P1" draw:layer="BOARD Layer" svg:width="0.473cm" svg:height="0.473cm" svg:x="33.763cm" svg:y="12.656cm">
            <text:p/>
          </draw:circle>
          <draw:circle draw:style-name="gr4" draw:text-style-name="P1" draw:layer="BOARD Layer" svg:width="0.473cm" svg:height="0.473cm" svg:x="34.764cm" svg:y="12.657cm">
            <text:p/>
          </draw:circle>
          <draw:circle draw:style-name="gr4" draw:text-style-name="P1" draw:layer="BOARD Layer" svg:width="0.473cm" svg:height="0.473cm" svg:x="33.763cm" svg:y="13.656cm">
            <text:p/>
          </draw:circle>
          <draw:circle draw:style-name="gr4" draw:text-style-name="P1" draw:layer="BOARD Layer" svg:width="0.473cm" svg:height="0.473cm" svg:x="34.764cm" svg:y="13.657cm">
            <text:p/>
          </draw:circle>
          <draw:circle draw:style-name="gr4" draw:text-style-name="P1" draw:layer="BOARD Layer" svg:width="0.473cm" svg:height="0.473cm" svg:x="27.763cm" svg:y="14.756cm">
            <text:p/>
          </draw:circle>
          <draw:circle draw:style-name="gr4" draw:text-style-name="P1" draw:layer="BOARD Layer" svg:width="0.473cm" svg:height="0.473cm" svg:x="28.764cm" svg:y="14.757cm">
            <text:p/>
          </draw:circle>
          <draw:circle draw:style-name="gr4" draw:text-style-name="P1" draw:layer="BOARD Layer" svg:width="0.473cm" svg:height="0.473cm" svg:x="27.763cm" svg:y="15.756cm">
            <text:p/>
          </draw:circle>
          <draw:circle draw:style-name="gr4" draw:text-style-name="P1" draw:layer="BOARD Layer" svg:width="0.473cm" svg:height="0.473cm" svg:x="28.764cm" svg:y="15.757cm">
            <text:p/>
          </draw:circle>
          <draw:circle draw:style-name="gr4" draw:text-style-name="P1" draw:layer="BOARD Layer" svg:width="0.473cm" svg:height="0.473cm" svg:x="29.763cm" svg:y="14.756cm">
            <text:p/>
          </draw:circle>
          <draw:circle draw:style-name="gr4" draw:text-style-name="P1" draw:layer="BOARD Layer" svg:width="0.473cm" svg:height="0.473cm" svg:x="30.764cm" svg:y="14.757cm">
            <text:p/>
          </draw:circle>
          <draw:circle draw:style-name="gr4" draw:text-style-name="P1" draw:layer="BOARD Layer" svg:width="0.473cm" svg:height="0.473cm" svg:x="29.763cm" svg:y="15.756cm">
            <text:p/>
          </draw:circle>
          <draw:circle draw:style-name="gr4" draw:text-style-name="P1" draw:layer="BOARD Layer" svg:width="0.473cm" svg:height="0.473cm" svg:x="30.764cm" svg:y="15.757cm">
            <text:p/>
          </draw:circle>
          <draw:circle draw:style-name="gr4" draw:text-style-name="P1" draw:layer="BOARD Layer" svg:width="0.473cm" svg:height="0.473cm" svg:x="27.763cm" svg:y="16.656cm">
            <text:p/>
          </draw:circle>
          <draw:circle draw:style-name="gr4" draw:text-style-name="P1" draw:layer="BOARD Layer" svg:width="0.473cm" svg:height="0.473cm" svg:x="28.764cm" svg:y="16.657cm">
            <text:p/>
          </draw:circle>
          <draw:circle draw:style-name="gr4" draw:text-style-name="P1" draw:layer="BOARD Layer" svg:width="0.473cm" svg:height="0.473cm" svg:x="27.763cm" svg:y="17.656cm">
            <text:p/>
          </draw:circle>
          <draw:circle draw:style-name="gr4" draw:text-style-name="P1" draw:layer="BOARD Layer" svg:width="0.473cm" svg:height="0.473cm" svg:x="28.764cm" svg:y="17.657cm">
            <text:p/>
          </draw:circle>
          <draw:circle draw:style-name="gr4" draw:text-style-name="P1" draw:layer="BOARD Layer" svg:width="0.473cm" svg:height="0.473cm" svg:x="29.763cm" svg:y="16.656cm">
            <text:p/>
          </draw:circle>
          <draw:circle draw:style-name="gr4" draw:text-style-name="P1" draw:layer="BOARD Layer" svg:width="0.473cm" svg:height="0.473cm" svg:x="30.764cm" svg:y="16.657cm">
            <text:p/>
          </draw:circle>
          <draw:circle draw:style-name="gr4" draw:text-style-name="P1" draw:layer="BOARD Layer" svg:width="0.473cm" svg:height="0.473cm" svg:x="29.763cm" svg:y="17.656cm">
            <text:p/>
          </draw:circle>
          <draw:circle draw:style-name="gr4" draw:text-style-name="P1" draw:layer="BOARD Layer" svg:width="0.473cm" svg:height="0.473cm" svg:x="30.764cm" svg:y="17.657cm">
            <text:p/>
          </draw:circle>
          <draw:circle draw:style-name="gr4" draw:text-style-name="P1" draw:layer="BOARD Layer" svg:width="0.473cm" svg:height="0.473cm" svg:x="31.763cm" svg:y="14.756cm">
            <text:p/>
          </draw:circle>
          <draw:circle draw:style-name="gr4" draw:text-style-name="P1" draw:layer="BOARD Layer" svg:width="0.473cm" svg:height="0.473cm" svg:x="32.764cm" svg:y="14.757cm">
            <text:p/>
          </draw:circle>
          <draw:circle draw:style-name="gr4" draw:text-style-name="P1" draw:layer="BOARD Layer" svg:width="0.473cm" svg:height="0.473cm" svg:x="31.763cm" svg:y="15.756cm">
            <text:p/>
          </draw:circle>
          <draw:circle draw:style-name="gr4" draw:text-style-name="P1" draw:layer="BOARD Layer" svg:width="0.473cm" svg:height="0.473cm" svg:x="32.764cm" svg:y="15.757cm">
            <text:p/>
          </draw:circle>
          <draw:circle draw:style-name="gr4" draw:text-style-name="P1" draw:layer="BOARD Layer" svg:width="0.473cm" svg:height="0.473cm" svg:x="33.763cm" svg:y="14.756cm">
            <text:p/>
          </draw:circle>
          <draw:circle draw:style-name="gr4" draw:text-style-name="P1" draw:layer="BOARD Layer" svg:width="0.473cm" svg:height="0.473cm" svg:x="34.764cm" svg:y="14.757cm">
            <text:p/>
          </draw:circle>
          <draw:circle draw:style-name="gr4" draw:text-style-name="P1" draw:layer="BOARD Layer" svg:width="0.473cm" svg:height="0.473cm" svg:x="33.763cm" svg:y="15.756cm">
            <text:p/>
          </draw:circle>
          <draw:circle draw:style-name="gr4" draw:text-style-name="P1" draw:layer="BOARD Layer" svg:width="0.473cm" svg:height="0.473cm" svg:x="34.764cm" svg:y="15.757cm">
            <text:p/>
          </draw:circle>
          <draw:circle draw:style-name="gr4" draw:text-style-name="P1" draw:layer="BOARD Layer" svg:width="0.473cm" svg:height="0.473cm" svg:x="31.763cm" svg:y="16.656cm">
            <text:p/>
          </draw:circle>
          <draw:circle draw:style-name="gr4" draw:text-style-name="P1" draw:layer="BOARD Layer" svg:width="0.473cm" svg:height="0.473cm" svg:x="32.764cm" svg:y="16.657cm">
            <text:p/>
          </draw:circle>
          <draw:circle draw:style-name="gr4" draw:text-style-name="P1" draw:layer="BOARD Layer" svg:width="0.473cm" svg:height="0.473cm" svg:x="31.763cm" svg:y="17.656cm">
            <text:p/>
          </draw:circle>
          <draw:circle draw:style-name="gr4" draw:text-style-name="P1" draw:layer="BOARD Layer" svg:width="0.473cm" svg:height="0.473cm" svg:x="32.764cm" svg:y="17.657cm">
            <text:p/>
          </draw:circle>
          <draw:circle draw:style-name="gr4" draw:text-style-name="P1" draw:layer="BOARD Layer" svg:width="0.473cm" svg:height="0.473cm" svg:x="33.763cm" svg:y="16.656cm">
            <text:p/>
          </draw:circle>
          <draw:circle draw:style-name="gr4" draw:text-style-name="P1" draw:layer="BOARD Layer" svg:width="0.473cm" svg:height="0.473cm" svg:x="34.764cm" svg:y="16.657cm">
            <text:p/>
          </draw:circle>
          <draw:circle draw:style-name="gr4" draw:text-style-name="P1" draw:layer="BOARD Layer" svg:width="0.473cm" svg:height="0.473cm" svg:x="33.763cm" svg:y="17.656cm">
            <text:p/>
          </draw:circle>
          <draw:circle draw:style-name="gr4" draw:text-style-name="P1" draw:layer="BOARD Layer" svg:width="0.473cm" svg:height="0.473cm" svg:x="34.764cm" svg:y="17.657cm">
            <text:p/>
          </draw:circle>
          <draw:circle draw:style-name="gr4" draw:text-style-name="P1" draw:layer="BOARD Layer" svg:width="0.473cm" svg:height="0.473cm" svg:x="19.763cm" svg:y="18.656cm">
            <text:p/>
          </draw:circle>
          <draw:circle draw:style-name="gr4" draw:text-style-name="P1" draw:layer="BOARD Layer" svg:width="0.473cm" svg:height="0.473cm" svg:x="20.764cm" svg:y="18.657cm">
            <text:p/>
          </draw:circle>
          <draw:circle draw:style-name="gr4" draw:text-style-name="P1" draw:layer="BOARD Layer" svg:width="0.473cm" svg:height="0.473cm" svg:x="19.763cm" svg:y="19.656cm">
            <text:p/>
          </draw:circle>
          <draw:circle draw:style-name="gr4" draw:text-style-name="P1" draw:layer="BOARD Layer" svg:width="0.473cm" svg:height="0.473cm" svg:x="20.764cm" svg:y="19.657cm">
            <text:p/>
          </draw:circle>
          <draw:circle draw:style-name="gr4" draw:text-style-name="P1" draw:layer="BOARD Layer" svg:width="0.473cm" svg:height="0.473cm" svg:x="21.763cm" svg:y="18.656cm">
            <text:p/>
          </draw:circle>
          <draw:circle draw:style-name="gr4" draw:text-style-name="P1" draw:layer="BOARD Layer" svg:width="0.473cm" svg:height="0.473cm" svg:x="22.764cm" svg:y="18.657cm">
            <text:p/>
          </draw:circle>
          <draw:circle draw:style-name="gr4" draw:text-style-name="P1" draw:layer="BOARD Layer" svg:width="0.473cm" svg:height="0.473cm" svg:x="21.763cm" svg:y="19.656cm">
            <text:p/>
          </draw:circle>
          <draw:circle draw:style-name="gr4" draw:text-style-name="P1" draw:layer="BOARD Layer" svg:width="0.473cm" svg:height="0.473cm" svg:x="22.764cm" svg:y="19.657cm">
            <text:p/>
          </draw:circle>
          <draw:circle draw:style-name="gr4" draw:text-style-name="P1" draw:layer="BOARD Layer" svg:width="0.473cm" svg:height="0.473cm" svg:x="19.763cm" svg:y="20.556cm">
            <text:p/>
          </draw:circle>
          <draw:circle draw:style-name="gr4" draw:text-style-name="P1" draw:layer="BOARD Layer" svg:width="0.473cm" svg:height="0.473cm" svg:x="20.764cm" svg:y="20.557cm">
            <text:p/>
          </draw:circle>
          <draw:circle draw:style-name="gr4" draw:text-style-name="P1" draw:layer="BOARD Layer" svg:width="0.473cm" svg:height="0.473cm" svg:x="19.763cm" svg:y="21.556cm">
            <text:p/>
          </draw:circle>
          <draw:circle draw:style-name="gr4" draw:text-style-name="P1" draw:layer="BOARD Layer" svg:width="0.473cm" svg:height="0.473cm" svg:x="20.764cm" svg:y="21.557cm">
            <text:p/>
          </draw:circle>
          <draw:circle draw:style-name="gr4" draw:text-style-name="P1" draw:layer="BOARD Layer" svg:width="0.473cm" svg:height="0.473cm" svg:x="21.763cm" svg:y="20.556cm">
            <text:p/>
          </draw:circle>
          <draw:circle draw:style-name="gr4" draw:text-style-name="P1" draw:layer="BOARD Layer" svg:width="0.473cm" svg:height="0.473cm" svg:x="22.764cm" svg:y="20.557cm">
            <text:p/>
          </draw:circle>
          <draw:circle draw:style-name="gr4" draw:text-style-name="P1" draw:layer="BOARD Layer" svg:width="0.473cm" svg:height="0.473cm" svg:x="21.763cm" svg:y="21.556cm">
            <text:p/>
          </draw:circle>
          <draw:circle draw:style-name="gr4" draw:text-style-name="P1" draw:layer="BOARD Layer" svg:width="0.473cm" svg:height="0.473cm" svg:x="22.764cm" svg:y="21.557cm">
            <text:p/>
          </draw:circle>
          <draw:circle draw:style-name="gr4" draw:text-style-name="P1" draw:layer="BOARD Layer" svg:width="0.473cm" svg:height="0.473cm" svg:x="23.763cm" svg:y="18.656cm">
            <text:p/>
          </draw:circle>
          <draw:circle draw:style-name="gr4" draw:text-style-name="P1" draw:layer="BOARD Layer" svg:width="0.473cm" svg:height="0.473cm" svg:x="24.764cm" svg:y="18.657cm">
            <text:p/>
          </draw:circle>
          <draw:circle draw:style-name="gr4" draw:text-style-name="P1" draw:layer="BOARD Layer" svg:width="0.473cm" svg:height="0.473cm" svg:x="23.763cm" svg:y="19.656cm">
            <text:p/>
          </draw:circle>
          <draw:circle draw:style-name="gr4" draw:text-style-name="P1" draw:layer="BOARD Layer" svg:width="0.473cm" svg:height="0.473cm" svg:x="24.764cm" svg:y="19.657cm">
            <text:p/>
          </draw:circle>
          <draw:circle draw:style-name="gr4" draw:text-style-name="P1" draw:layer="BOARD Layer" svg:width="0.473cm" svg:height="0.473cm" svg:x="25.763cm" svg:y="18.656cm">
            <text:p/>
          </draw:circle>
          <draw:circle draw:style-name="gr4" draw:text-style-name="P1" draw:layer="BOARD Layer" svg:width="0.473cm" svg:height="0.473cm" svg:x="26.764cm" svg:y="18.657cm">
            <text:p/>
          </draw:circle>
          <draw:circle draw:style-name="gr4" draw:text-style-name="P1" draw:layer="BOARD Layer" svg:width="0.473cm" svg:height="0.473cm" svg:x="25.763cm" svg:y="19.656cm">
            <text:p/>
          </draw:circle>
          <draw:circle draw:style-name="gr4" draw:text-style-name="P1" draw:layer="BOARD Layer" svg:width="0.473cm" svg:height="0.473cm" svg:x="26.764cm" svg:y="19.657cm">
            <text:p/>
          </draw:circle>
          <draw:circle draw:style-name="gr4" draw:text-style-name="P1" draw:layer="BOARD Layer" svg:width="0.473cm" svg:height="0.473cm" svg:x="23.763cm" svg:y="20.556cm">
            <text:p/>
          </draw:circle>
          <draw:circle draw:style-name="gr4" draw:text-style-name="P1" draw:layer="BOARD Layer" svg:width="0.473cm" svg:height="0.473cm" svg:x="24.764cm" svg:y="20.557cm">
            <text:p/>
          </draw:circle>
          <draw:circle draw:style-name="gr4" draw:text-style-name="P1" draw:layer="BOARD Layer" svg:width="0.473cm" svg:height="0.473cm" svg:x="23.763cm" svg:y="21.556cm">
            <text:p/>
          </draw:circle>
          <draw:circle draw:style-name="gr4" draw:text-style-name="P1" draw:layer="BOARD Layer" svg:width="0.473cm" svg:height="0.473cm" svg:x="24.764cm" svg:y="21.557cm">
            <text:p/>
          </draw:circle>
          <draw:circle draw:style-name="gr4" draw:text-style-name="P1" draw:layer="BOARD Layer" svg:width="0.473cm" svg:height="0.473cm" svg:x="25.763cm" svg:y="20.556cm">
            <text:p/>
          </draw:circle>
          <draw:circle draw:style-name="gr4" draw:text-style-name="P1" draw:layer="BOARD Layer" svg:width="0.473cm" svg:height="0.473cm" svg:x="26.764cm" svg:y="20.557cm">
            <text:p/>
          </draw:circle>
          <draw:circle draw:style-name="gr4" draw:text-style-name="P1" draw:layer="BOARD Layer" svg:width="0.473cm" svg:height="0.473cm" svg:x="25.763cm" svg:y="21.556cm">
            <text:p/>
          </draw:circle>
          <draw:circle draw:style-name="gr4" draw:text-style-name="P1" draw:layer="BOARD Layer" svg:width="0.473cm" svg:height="0.473cm" svg:x="26.764cm" svg:y="21.557cm">
            <text:p/>
          </draw:circle>
          <draw:circle draw:style-name="gr4" draw:text-style-name="P1" draw:layer="BOARD Layer" svg:width="0.473cm" svg:height="0.473cm" svg:x="19.763cm" svg:y="22.656cm">
            <text:p/>
          </draw:circle>
          <draw:circle draw:style-name="gr4" draw:text-style-name="P1" draw:layer="BOARD Layer" svg:width="0.473cm" svg:height="0.473cm" svg:x="20.764cm" svg:y="22.657cm">
            <text:p/>
          </draw:circle>
          <draw:circle draw:style-name="gr4" draw:text-style-name="P1" draw:layer="BOARD Layer" svg:width="0.473cm" svg:height="0.473cm" svg:x="19.763cm" svg:y="23.656cm">
            <text:p/>
          </draw:circle>
          <draw:circle draw:style-name="gr4" draw:text-style-name="P1" draw:layer="BOARD Layer" svg:width="0.473cm" svg:height="0.473cm" svg:x="20.764cm" svg:y="23.657cm">
            <text:p/>
          </draw:circle>
          <draw:circle draw:style-name="gr4" draw:text-style-name="P1" draw:layer="BOARD Layer" svg:width="0.473cm" svg:height="0.473cm" svg:x="21.763cm" svg:y="22.656cm">
            <text:p/>
          </draw:circle>
          <draw:circle draw:style-name="gr4" draw:text-style-name="P1" draw:layer="BOARD Layer" svg:width="0.473cm" svg:height="0.473cm" svg:x="22.764cm" svg:y="22.657cm">
            <text:p/>
          </draw:circle>
          <draw:circle draw:style-name="gr4" draw:text-style-name="P1" draw:layer="BOARD Layer" svg:width="0.473cm" svg:height="0.473cm" svg:x="21.763cm" svg:y="23.656cm">
            <text:p/>
          </draw:circle>
          <draw:circle draw:style-name="gr4" draw:text-style-name="P1" draw:layer="BOARD Layer" svg:width="0.473cm" svg:height="0.473cm" svg:x="22.764cm" svg:y="23.657cm">
            <text:p/>
          </draw:circle>
          <draw:circle draw:style-name="gr4" draw:text-style-name="P1" draw:layer="BOARD Layer" svg:width="0.473cm" svg:height="0.473cm" svg:x="19.763cm" svg:y="24.556cm">
            <text:p/>
          </draw:circle>
          <draw:circle draw:style-name="gr4" draw:text-style-name="P1" draw:layer="BOARD Layer" svg:width="0.473cm" svg:height="0.473cm" svg:x="20.764cm" svg:y="24.557cm">
            <text:p/>
          </draw:circle>
          <draw:circle draw:style-name="gr4" draw:text-style-name="P1" draw:layer="BOARD Layer" svg:width="0.473cm" svg:height="0.473cm" svg:x="21.763cm" svg:y="24.556cm">
            <text:p/>
          </draw:circle>
          <draw:circle draw:style-name="gr4" draw:text-style-name="P1" draw:layer="BOARD Layer" svg:width="0.473cm" svg:height="0.473cm" svg:x="22.764cm" svg:y="24.557cm">
            <text:p/>
          </draw:circle>
          <draw:circle draw:style-name="gr4" draw:text-style-name="P1" draw:layer="BOARD Layer" svg:width="0.473cm" svg:height="0.473cm" svg:x="23.763cm" svg:y="22.656cm">
            <text:p/>
          </draw:circle>
          <draw:circle draw:style-name="gr4" draw:text-style-name="P1" draw:layer="BOARD Layer" svg:width="0.473cm" svg:height="0.473cm" svg:x="24.764cm" svg:y="22.657cm">
            <text:p/>
          </draw:circle>
          <draw:circle draw:style-name="gr4" draw:text-style-name="P1" draw:layer="BOARD Layer" svg:width="0.473cm" svg:height="0.473cm" svg:x="23.763cm" svg:y="23.656cm">
            <text:p/>
          </draw:circle>
          <draw:circle draw:style-name="gr4" draw:text-style-name="P1" draw:layer="BOARD Layer" svg:width="0.473cm" svg:height="0.473cm" svg:x="24.764cm" svg:y="23.657cm">
            <text:p/>
          </draw:circle>
          <draw:circle draw:style-name="gr4" draw:text-style-name="P1" draw:layer="BOARD Layer" svg:width="0.473cm" svg:height="0.473cm" svg:x="25.763cm" svg:y="22.656cm">
            <text:p/>
          </draw:circle>
          <draw:circle draw:style-name="gr4" draw:text-style-name="P1" draw:layer="BOARD Layer" svg:width="0.473cm" svg:height="0.473cm" svg:x="26.764cm" svg:y="22.657cm">
            <text:p/>
          </draw:circle>
          <draw:circle draw:style-name="gr4" draw:text-style-name="P1" draw:layer="BOARD Layer" svg:width="0.473cm" svg:height="0.473cm" svg:x="25.763cm" svg:y="23.656cm">
            <text:p/>
          </draw:circle>
          <draw:circle draw:style-name="gr4" draw:text-style-name="P1" draw:layer="BOARD Layer" svg:width="0.473cm" svg:height="0.473cm" svg:x="26.764cm" svg:y="23.657cm">
            <text:p/>
          </draw:circle>
          <draw:circle draw:style-name="gr4" draw:text-style-name="P1" draw:layer="BOARD Layer" svg:width="0.473cm" svg:height="0.473cm" svg:x="23.763cm" svg:y="24.556cm">
            <text:p/>
          </draw:circle>
          <draw:circle draw:style-name="gr4" draw:text-style-name="P1" draw:layer="BOARD Layer" svg:width="0.473cm" svg:height="0.473cm" svg:x="24.764cm" svg:y="24.557cm">
            <text:p/>
          </draw:circle>
          <draw:circle draw:style-name="gr4" draw:text-style-name="P1" draw:layer="BOARD Layer" svg:width="0.473cm" svg:height="0.473cm" svg:x="23.763cm" svg:y="25.556cm">
            <text:p/>
          </draw:circle>
          <draw:circle draw:style-name="gr4" draw:text-style-name="P1" draw:layer="BOARD Layer" svg:width="0.473cm" svg:height="0.473cm" svg:x="24.764cm" svg:y="25.557cm">
            <text:p/>
          </draw:circle>
          <draw:circle draw:style-name="gr4" draw:text-style-name="P1" draw:layer="BOARD Layer" svg:width="0.473cm" svg:height="0.473cm" svg:x="25.763cm" svg:y="24.556cm">
            <text:p/>
          </draw:circle>
          <draw:circle draw:style-name="gr4" draw:text-style-name="P1" draw:layer="BOARD Layer" svg:width="0.473cm" svg:height="0.473cm" svg:x="26.764cm" svg:y="24.557cm">
            <text:p/>
          </draw:circle>
          <draw:circle draw:style-name="gr4" draw:text-style-name="P1" draw:layer="BOARD Layer" svg:width="0.473cm" svg:height="0.473cm" svg:x="25.763cm" svg:y="25.556cm">
            <text:p/>
          </draw:circle>
          <draw:circle draw:style-name="gr4" draw:text-style-name="P1" draw:layer="BOARD Layer" svg:width="0.473cm" svg:height="0.473cm" svg:x="26.764cm" svg:y="25.557cm">
            <text:p/>
          </draw:circle>
          <draw:circle draw:style-name="gr4" draw:text-style-name="P1" draw:layer="BOARD Layer" svg:width="0.473cm" svg:height="0.473cm" svg:x="27.763cm" svg:y="18.656cm">
            <text:p/>
          </draw:circle>
          <draw:circle draw:style-name="gr4" draw:text-style-name="P1" draw:layer="BOARD Layer" svg:width="0.473cm" svg:height="0.473cm" svg:x="28.764cm" svg:y="18.657cm">
            <text:p/>
          </draw:circle>
          <draw:circle draw:style-name="gr4" draw:text-style-name="P1" draw:layer="BOARD Layer" svg:width="0.473cm" svg:height="0.473cm" svg:x="27.763cm" svg:y="19.656cm">
            <text:p/>
          </draw:circle>
          <draw:circle draw:style-name="gr4" draw:text-style-name="P1" draw:layer="BOARD Layer" svg:width="0.473cm" svg:height="0.473cm" svg:x="28.764cm" svg:y="19.657cm">
            <text:p/>
          </draw:circle>
          <draw:circle draw:style-name="gr4" draw:text-style-name="P1" draw:layer="BOARD Layer" svg:width="0.473cm" svg:height="0.473cm" svg:x="29.763cm" svg:y="18.656cm">
            <text:p/>
          </draw:circle>
          <draw:circle draw:style-name="gr4" draw:text-style-name="P1" draw:layer="BOARD Layer" svg:width="0.473cm" svg:height="0.473cm" svg:x="30.764cm" svg:y="18.657cm">
            <text:p/>
          </draw:circle>
          <draw:circle draw:style-name="gr4" draw:text-style-name="P1" draw:layer="BOARD Layer" svg:width="0.473cm" svg:height="0.473cm" svg:x="29.763cm" svg:y="19.656cm">
            <text:p/>
          </draw:circle>
          <draw:circle draw:style-name="gr4" draw:text-style-name="P1" draw:layer="BOARD Layer" svg:width="0.473cm" svg:height="0.473cm" svg:x="30.764cm" svg:y="19.657cm">
            <text:p/>
          </draw:circle>
          <draw:circle draw:style-name="gr4" draw:text-style-name="P1" draw:layer="BOARD Layer" svg:width="0.473cm" svg:height="0.473cm" svg:x="27.763cm" svg:y="20.556cm">
            <text:p/>
          </draw:circle>
          <draw:circle draw:style-name="gr4" draw:text-style-name="P1" draw:layer="BOARD Layer" svg:width="0.473cm" svg:height="0.473cm" svg:x="28.764cm" svg:y="20.557cm">
            <text:p/>
          </draw:circle>
          <draw:circle draw:style-name="gr4" draw:text-style-name="P1" draw:layer="BOARD Layer" svg:width="0.473cm" svg:height="0.473cm" svg:x="27.763cm" svg:y="21.556cm">
            <text:p/>
          </draw:circle>
          <draw:circle draw:style-name="gr4" draw:text-style-name="P1" draw:layer="BOARD Layer" svg:width="0.473cm" svg:height="0.473cm" svg:x="28.764cm" svg:y="21.557cm">
            <text:p/>
          </draw:circle>
          <draw:circle draw:style-name="gr4" draw:text-style-name="P1" draw:layer="BOARD Layer" svg:width="0.473cm" svg:height="0.473cm" svg:x="29.763cm" svg:y="20.556cm">
            <text:p/>
          </draw:circle>
          <draw:circle draw:style-name="gr4" draw:text-style-name="P1" draw:layer="BOARD Layer" svg:width="0.473cm" svg:height="0.473cm" svg:x="30.764cm" svg:y="20.557cm">
            <text:p/>
          </draw:circle>
          <draw:circle draw:style-name="gr4" draw:text-style-name="P1" draw:layer="BOARD Layer" svg:width="0.473cm" svg:height="0.473cm" svg:x="29.763cm" svg:y="21.556cm">
            <text:p/>
          </draw:circle>
          <draw:circle draw:style-name="gr4" draw:text-style-name="P1" draw:layer="BOARD Layer" svg:width="0.473cm" svg:height="0.473cm" svg:x="30.764cm" svg:y="21.557cm">
            <text:p/>
          </draw:circle>
          <draw:circle draw:style-name="gr4" draw:text-style-name="P1" draw:layer="BOARD Layer" svg:width="0.473cm" svg:height="0.473cm" svg:x="31.763cm" svg:y="18.656cm">
            <text:p/>
          </draw:circle>
          <draw:circle draw:style-name="gr4" draw:text-style-name="P1" draw:layer="BOARD Layer" svg:width="0.473cm" svg:height="0.473cm" svg:x="32.764cm" svg:y="18.657cm">
            <text:p/>
          </draw:circle>
          <draw:circle draw:style-name="gr4" draw:text-style-name="P1" draw:layer="BOARD Layer" svg:width="0.473cm" svg:height="0.473cm" svg:x="31.763cm" svg:y="19.656cm">
            <text:p/>
          </draw:circle>
          <draw:circle draw:style-name="gr4" draw:text-style-name="P1" draw:layer="BOARD Layer" svg:width="0.473cm" svg:height="0.473cm" svg:x="32.764cm" svg:y="19.657cm">
            <text:p/>
          </draw:circle>
          <draw:circle draw:style-name="gr4" draw:text-style-name="P1" draw:layer="BOARD Layer" svg:width="0.473cm" svg:height="0.473cm" svg:x="33.763cm" svg:y="18.656cm">
            <text:p/>
          </draw:circle>
          <draw:circle draw:style-name="gr4" draw:text-style-name="P1" draw:layer="BOARD Layer" svg:width="0.473cm" svg:height="0.473cm" svg:x="34.764cm" svg:y="18.657cm">
            <text:p/>
          </draw:circle>
          <draw:circle draw:style-name="gr4" draw:text-style-name="P1" draw:layer="BOARD Layer" svg:width="0.473cm" svg:height="0.473cm" svg:x="33.763cm" svg:y="19.656cm">
            <text:p/>
          </draw:circle>
          <draw:circle draw:style-name="gr4" draw:text-style-name="P1" draw:layer="BOARD Layer" svg:width="0.473cm" svg:height="0.473cm" svg:x="34.764cm" svg:y="19.657cm">
            <text:p/>
          </draw:circle>
          <draw:circle draw:style-name="gr4" draw:text-style-name="P1" draw:layer="BOARD Layer" svg:width="0.473cm" svg:height="0.473cm" svg:x="31.763cm" svg:y="20.556cm">
            <text:p/>
          </draw:circle>
          <draw:circle draw:style-name="gr4" draw:text-style-name="P1" draw:layer="BOARD Layer" svg:width="0.473cm" svg:height="0.473cm" svg:x="32.764cm" svg:y="20.557cm">
            <text:p/>
          </draw:circle>
          <draw:circle draw:style-name="gr4" draw:text-style-name="P1" draw:layer="BOARD Layer" svg:width="0.473cm" svg:height="0.473cm" svg:x="31.763cm" svg:y="21.556cm">
            <text:p/>
          </draw:circle>
          <draw:circle draw:style-name="gr4" draw:text-style-name="P1" draw:layer="BOARD Layer" svg:width="0.473cm" svg:height="0.473cm" svg:x="32.764cm" svg:y="21.557cm">
            <text:p/>
          </draw:circle>
          <draw:circle draw:style-name="gr4" draw:text-style-name="P1" draw:layer="BOARD Layer" svg:width="0.473cm" svg:height="0.473cm" svg:x="33.763cm" svg:y="20.556cm">
            <text:p/>
          </draw:circle>
          <draw:circle draw:style-name="gr4" draw:text-style-name="P1" draw:layer="BOARD Layer" svg:width="0.473cm" svg:height="0.473cm" svg:x="34.764cm" svg:y="20.557cm">
            <text:p/>
          </draw:circle>
          <draw:circle draw:style-name="gr4" draw:text-style-name="P1" draw:layer="BOARD Layer" svg:width="0.473cm" svg:height="0.473cm" svg:x="33.763cm" svg:y="21.556cm">
            <text:p/>
          </draw:circle>
          <draw:circle draw:style-name="gr4" draw:text-style-name="P1" draw:layer="BOARD Layer" svg:width="0.473cm" svg:height="0.473cm" svg:x="34.764cm" svg:y="21.557cm">
            <text:p/>
          </draw:circle>
          <draw:circle draw:style-name="gr4" draw:text-style-name="P1" draw:layer="BOARD Layer" svg:width="0.473cm" svg:height="0.473cm" svg:x="27.763cm" svg:y="22.656cm">
            <text:p/>
          </draw:circle>
          <draw:circle draw:style-name="gr4" draw:text-style-name="P1" draw:layer="BOARD Layer" svg:width="0.473cm" svg:height="0.473cm" svg:x="28.764cm" svg:y="22.657cm">
            <text:p/>
          </draw:circle>
          <draw:circle draw:style-name="gr4" draw:text-style-name="P1" draw:layer="BOARD Layer" svg:width="0.473cm" svg:height="0.473cm" svg:x="27.763cm" svg:y="23.656cm">
            <text:p/>
          </draw:circle>
          <draw:circle draw:style-name="gr4" draw:text-style-name="P1" draw:layer="BOARD Layer" svg:width="0.473cm" svg:height="0.473cm" svg:x="28.764cm" svg:y="23.657cm">
            <text:p/>
          </draw:circle>
          <draw:circle draw:style-name="gr4" draw:text-style-name="P1" draw:layer="BOARD Layer" svg:width="0.473cm" svg:height="0.473cm" svg:x="29.763cm" svg:y="22.656cm">
            <text:p/>
          </draw:circle>
          <draw:circle draw:style-name="gr4" draw:text-style-name="P1" draw:layer="BOARD Layer" svg:width="0.473cm" svg:height="0.473cm" svg:x="30.764cm" svg:y="22.657cm">
            <text:p/>
          </draw:circle>
          <draw:circle draw:style-name="gr4" draw:text-style-name="P1" draw:layer="BOARD Layer" svg:width="0.473cm" svg:height="0.473cm" svg:x="29.763cm" svg:y="23.656cm">
            <text:p/>
          </draw:circle>
          <draw:circle draw:style-name="gr4" draw:text-style-name="P1" draw:layer="BOARD Layer" svg:width="0.473cm" svg:height="0.473cm" svg:x="30.764cm" svg:y="23.657cm">
            <text:p/>
          </draw:circle>
          <draw:circle draw:style-name="gr4" draw:text-style-name="P1" draw:layer="BOARD Layer" svg:width="0.473cm" svg:height="0.473cm" svg:x="27.763cm" svg:y="24.556cm">
            <text:p/>
          </draw:circle>
          <draw:circle draw:style-name="gr4" draw:text-style-name="P1" draw:layer="BOARD Layer" svg:width="0.473cm" svg:height="0.473cm" svg:x="28.764cm" svg:y="24.557cm">
            <text:p/>
          </draw:circle>
          <draw:circle draw:style-name="gr4" draw:text-style-name="P1" draw:layer="BOARD Layer" svg:width="0.473cm" svg:height="0.473cm" svg:x="27.763cm" svg:y="25.556cm">
            <text:p/>
          </draw:circle>
          <draw:circle draw:style-name="gr4" draw:text-style-name="P1" draw:layer="BOARD Layer" svg:width="0.473cm" svg:height="0.473cm" svg:x="28.764cm" svg:y="25.557cm">
            <text:p/>
          </draw:circle>
          <draw:circle draw:style-name="gr4" draw:text-style-name="P1" draw:layer="BOARD Layer" svg:width="0.473cm" svg:height="0.473cm" svg:x="29.763cm" svg:y="24.556cm">
            <text:p/>
          </draw:circle>
          <draw:circle draw:style-name="gr4" draw:text-style-name="P1" draw:layer="BOARD Layer" svg:width="0.473cm" svg:height="0.473cm" svg:x="30.764cm" svg:y="24.557cm">
            <text:p/>
          </draw:circle>
          <draw:circle draw:style-name="gr4" draw:text-style-name="P1" draw:layer="BOARD Layer" svg:width="0.473cm" svg:height="0.473cm" svg:x="29.763cm" svg:y="25.556cm">
            <text:p/>
          </draw:circle>
          <draw:circle draw:style-name="gr4" draw:text-style-name="P1" draw:layer="BOARD Layer" svg:width="0.473cm" svg:height="0.473cm" svg:x="30.764cm" svg:y="25.557cm">
            <text:p/>
          </draw:circle>
          <draw:circle draw:style-name="gr4" draw:text-style-name="P1" draw:layer="BOARD Layer" svg:width="0.473cm" svg:height="0.473cm" svg:x="31.763cm" svg:y="22.656cm">
            <text:p/>
          </draw:circle>
          <draw:circle draw:style-name="gr4" draw:text-style-name="P1" draw:layer="BOARD Layer" svg:width="0.473cm" svg:height="0.473cm" svg:x="32.764cm" svg:y="22.657cm">
            <text:p/>
          </draw:circle>
          <draw:circle draw:style-name="gr4" draw:text-style-name="P1" draw:layer="BOARD Layer" svg:width="0.473cm" svg:height="0.473cm" svg:x="31.763cm" svg:y="23.656cm">
            <text:p/>
          </draw:circle>
          <draw:circle draw:style-name="gr4" draw:text-style-name="P1" draw:layer="BOARD Layer" svg:width="0.473cm" svg:height="0.473cm" svg:x="32.764cm" svg:y="23.657cm">
            <text:p/>
          </draw:circle>
          <draw:circle draw:style-name="gr4" draw:text-style-name="P1" draw:layer="BOARD Layer" svg:width="0.473cm" svg:height="0.473cm" svg:x="33.763cm" svg:y="22.656cm">
            <text:p/>
          </draw:circle>
          <draw:circle draw:style-name="gr4" draw:text-style-name="P1" draw:layer="BOARD Layer" svg:width="0.473cm" svg:height="0.473cm" svg:x="34.764cm" svg:y="22.657cm">
            <text:p/>
          </draw:circle>
          <draw:circle draw:style-name="gr4" draw:text-style-name="P1" draw:layer="BOARD Layer" svg:width="0.473cm" svg:height="0.473cm" svg:x="33.763cm" svg:y="23.656cm">
            <text:p/>
          </draw:circle>
          <draw:circle draw:style-name="gr4" draw:text-style-name="P1" draw:layer="BOARD Layer" svg:width="0.473cm" svg:height="0.473cm" svg:x="34.764cm" svg:y="23.657cm">
            <text:p/>
          </draw:circle>
          <draw:circle draw:style-name="gr4" draw:text-style-name="P1" draw:layer="BOARD Layer" svg:width="0.473cm" svg:height="0.473cm" svg:x="31.763cm" svg:y="24.556cm">
            <text:p/>
          </draw:circle>
          <draw:circle draw:style-name="gr4" draw:text-style-name="P1" draw:layer="BOARD Layer" svg:width="0.473cm" svg:height="0.473cm" svg:x="32.764cm" svg:y="24.557cm">
            <text:p/>
          </draw:circle>
          <draw:circle draw:style-name="gr4" draw:text-style-name="P1" draw:layer="BOARD Layer" svg:width="0.473cm" svg:height="0.473cm" svg:x="31.763cm" svg:y="25.556cm">
            <text:p/>
          </draw:circle>
          <draw:circle draw:style-name="gr4" draw:text-style-name="P1" draw:layer="BOARD Layer" svg:width="0.473cm" svg:height="0.473cm" svg:x="32.764cm" svg:y="25.557cm">
            <text:p/>
          </draw:circle>
          <draw:circle draw:style-name="gr4" draw:text-style-name="P1" draw:layer="BOARD Layer" svg:width="0.473cm" svg:height="0.473cm" svg:x="33.763cm" svg:y="24.556cm">
            <text:p/>
          </draw:circle>
          <draw:circle draw:style-name="gr4" draw:text-style-name="P1" draw:layer="BOARD Layer" svg:width="0.473cm" svg:height="0.473cm" svg:x="34.764cm" svg:y="24.557cm">
            <text:p/>
          </draw:circle>
          <draw:circle draw:style-name="gr4" draw:text-style-name="P1" draw:layer="BOARD Layer" svg:width="0.473cm" svg:height="0.473cm" svg:x="33.763cm" svg:y="25.556cm">
            <text:p/>
          </draw:circle>
          <draw:circle draw:style-name="gr4" draw:text-style-name="P1" draw:layer="BOARD Layer" svg:width="0.473cm" svg:height="0.473cm" svg:x="34.764cm" svg:y="25.557cm">
            <text:p/>
          </draw:circle>
          <draw:circle draw:style-name="gr4" draw:text-style-name="P1" draw:layer="BOARD Layer" svg:width="0.473cm" svg:height="0.473cm" svg:x="26.764cm" svg:y="26.657cm">
            <text:p/>
          </draw:circle>
          <draw:circle draw:style-name="gr4" draw:text-style-name="P1" draw:layer="BOARD Layer" svg:width="0.473cm" svg:height="0.473cm" svg:x="27.763cm" svg:y="26.656cm">
            <text:p/>
          </draw:circle>
          <draw:circle draw:style-name="gr4" draw:text-style-name="P1" draw:layer="BOARD Layer" svg:width="0.473cm" svg:height="0.473cm" svg:x="28.764cm" svg:y="26.657cm">
            <text:p/>
          </draw:circle>
          <draw:circle draw:style-name="gr4" draw:text-style-name="P1" draw:layer="BOARD Layer" svg:width="0.473cm" svg:height="0.473cm" svg:x="28.764cm" svg:y="27.657cm">
            <text:p/>
          </draw:circle>
          <draw:circle draw:style-name="gr4" draw:text-style-name="P1" draw:layer="BOARD Layer" svg:width="0.473cm" svg:height="0.473cm" svg:x="29.763cm" svg:y="26.656cm">
            <text:p/>
          </draw:circle>
          <draw:circle draw:style-name="gr4" draw:text-style-name="P1" draw:layer="BOARD Layer" svg:width="0.473cm" svg:height="0.473cm" svg:x="30.764cm" svg:y="26.657cm">
            <text:p/>
          </draw:circle>
          <draw:circle draw:style-name="gr4" draw:text-style-name="P1" draw:layer="BOARD Layer" svg:width="0.473cm" svg:height="0.473cm" svg:x="29.763cm" svg:y="27.656cm">
            <text:p/>
          </draw:circle>
          <draw:circle draw:style-name="gr4" draw:text-style-name="P1" draw:layer="BOARD Layer" svg:width="0.473cm" svg:height="0.473cm" svg:x="30.764cm" svg:y="27.657cm">
            <text:p/>
          </draw:circle>
          <draw:circle draw:style-name="gr4" draw:text-style-name="P1" draw:layer="BOARD Layer" svg:width="0.473cm" svg:height="0.473cm" svg:x="31.763cm" svg:y="26.656cm">
            <text:p/>
          </draw:circle>
          <draw:circle draw:style-name="gr4" draw:text-style-name="P1" draw:layer="BOARD Layer" svg:width="0.473cm" svg:height="0.473cm" svg:x="32.764cm" svg:y="26.657cm">
            <text:p/>
          </draw:circle>
          <draw:circle draw:style-name="gr4" draw:text-style-name="P1" draw:layer="BOARD Layer" svg:width="0.473cm" svg:height="0.473cm" svg:x="31.763cm" svg:y="27.656cm">
            <text:p/>
          </draw:circle>
          <draw:circle draw:style-name="gr4" draw:text-style-name="P1" draw:layer="BOARD Layer" svg:width="0.473cm" svg:height="0.473cm" svg:x="32.764cm" svg:y="27.657cm">
            <text:p/>
          </draw:circle>
          <draw:circle draw:style-name="gr4" draw:text-style-name="P1" draw:layer="BOARD Layer" svg:width="0.473cm" svg:height="0.473cm" svg:x="33.763cm" svg:y="26.656cm">
            <text:p/>
          </draw:circle>
          <draw:circle draw:style-name="gr4" draw:text-style-name="P1" draw:layer="BOARD Layer" svg:width="0.473cm" svg:height="0.473cm" svg:x="34.764cm" svg:y="26.657cm">
            <text:p/>
          </draw:circle>
          <draw:circle draw:style-name="gr4" draw:text-style-name="P1" draw:layer="BOARD Layer" svg:width="0.473cm" svg:height="0.473cm" svg:x="33.763cm" svg:y="27.656cm">
            <text:p/>
          </draw:circle>
          <draw:circle draw:style-name="gr4" draw:text-style-name="P1" draw:layer="BOARD Layer" svg:width="0.473cm" svg:height="0.473cm" svg:x="34.764cm" svg:y="27.657cm">
            <text:p/>
          </draw:circle>
          <draw:circle draw:style-name="gr4" draw:text-style-name="P1" draw:layer="BOARD Layer" svg:width="0.473cm" svg:height="0.473cm" svg:x="31.763cm" svg:y="28.556cm">
            <text:p/>
          </draw:circle>
          <draw:circle draw:style-name="gr4" draw:text-style-name="P1" draw:layer="BOARD Layer" svg:width="0.473cm" svg:height="0.473cm" svg:x="32.764cm" svg:y="28.557cm">
            <text:p/>
          </draw:circle>
          <draw:circle draw:style-name="gr4" draw:text-style-name="P1" draw:layer="BOARD Layer" svg:width="0.473cm" svg:height="0.473cm" svg:x="33.763cm" svg:y="28.556cm">
            <text:p/>
          </draw:circle>
          <draw:circle draw:style-name="gr4" draw:text-style-name="P1" draw:layer="BOARD Layer" svg:width="0.473cm" svg:height="0.473cm" svg:x="34.764cm" svg:y="28.557cm">
            <text:p/>
          </draw:circle>
          <draw:circle draw:style-name="gr4" draw:text-style-name="P1" draw:layer="BOARD Layer" svg:width="0.473cm" svg:height="0.473cm" svg:x="35.663cm" svg:y="2.756cm">
            <text:p/>
          </draw:circle>
          <draw:circle draw:style-name="gr4" draw:text-style-name="P1" draw:layer="BOARD Layer" svg:width="0.473cm" svg:height="0.473cm" svg:x="36.664cm" svg:y="2.757cm">
            <text:p/>
          </draw:circle>
          <draw:circle draw:style-name="gr4" draw:text-style-name="P1" draw:layer="BOARD Layer" svg:width="0.473cm" svg:height="0.473cm" svg:x="35.663cm" svg:y="3.756cm">
            <text:p/>
          </draw:circle>
          <draw:circle draw:style-name="gr4" draw:text-style-name="P1" draw:layer="BOARD Layer" svg:width="0.473cm" svg:height="0.473cm" svg:x="36.664cm" svg:y="3.757cm">
            <text:p/>
          </draw:circle>
          <draw:circle draw:style-name="gr4" draw:text-style-name="P1" draw:layer="BOARD Layer" svg:width="0.473cm" svg:height="0.473cm" svg:x="37.663cm" svg:y="2.756cm">
            <text:p/>
          </draw:circle>
          <draw:circle draw:style-name="gr4" draw:text-style-name="P1" draw:layer="BOARD Layer" svg:width="0.473cm" svg:height="0.473cm" svg:x="38.664cm" svg:y="2.757cm">
            <text:p/>
          </draw:circle>
          <draw:circle draw:style-name="gr4" draw:text-style-name="P1" draw:layer="BOARD Layer" svg:width="0.473cm" svg:height="0.473cm" svg:x="37.663cm" svg:y="3.756cm">
            <text:p/>
          </draw:circle>
          <draw:circle draw:style-name="gr4" draw:text-style-name="P1" draw:layer="BOARD Layer" svg:width="0.473cm" svg:height="0.473cm" svg:x="38.664cm" svg:y="3.757cm">
            <text:p/>
          </draw:circle>
          <draw:circle draw:style-name="gr4" draw:text-style-name="P1" draw:layer="BOARD Layer" svg:width="0.473cm" svg:height="0.473cm" svg:x="35.663cm" svg:y="4.656cm">
            <text:p/>
          </draw:circle>
          <draw:circle draw:style-name="gr4" draw:text-style-name="P1" draw:layer="BOARD Layer" svg:width="0.473cm" svg:height="0.473cm" svg:x="36.664cm" svg:y="4.657cm">
            <text:p/>
          </draw:circle>
          <draw:circle draw:style-name="gr4" draw:text-style-name="P1" draw:layer="BOARD Layer" svg:width="0.473cm" svg:height="0.473cm" svg:x="35.663cm" svg:y="5.656cm">
            <text:p/>
          </draw:circle>
          <draw:circle draw:style-name="gr4" draw:text-style-name="P1" draw:layer="BOARD Layer" svg:width="0.473cm" svg:height="0.473cm" svg:x="36.664cm" svg:y="5.657cm">
            <text:p/>
          </draw:circle>
          <draw:circle draw:style-name="gr4" draw:text-style-name="P1" draw:layer="BOARD Layer" svg:width="0.473cm" svg:height="0.473cm" svg:x="37.663cm" svg:y="4.656cm">
            <text:p/>
          </draw:circle>
          <draw:circle draw:style-name="gr4" draw:text-style-name="P1" draw:layer="BOARD Layer" svg:width="0.473cm" svg:height="0.473cm" svg:x="38.664cm" svg:y="4.657cm">
            <text:p/>
          </draw:circle>
          <draw:circle draw:style-name="gr4" draw:text-style-name="P1" draw:layer="BOARD Layer" svg:width="0.473cm" svg:height="0.473cm" svg:x="37.663cm" svg:y="5.656cm">
            <text:p/>
          </draw:circle>
          <draw:circle draw:style-name="gr4" draw:text-style-name="P1" draw:layer="BOARD Layer" svg:width="0.473cm" svg:height="0.473cm" svg:x="38.664cm" svg:y="5.657cm">
            <text:p/>
          </draw:circle>
          <draw:circle draw:style-name="gr4" draw:text-style-name="P1" draw:layer="BOARD Layer" svg:width="0.473cm" svg:height="0.473cm" svg:x="39.663cm" svg:y="2.756cm">
            <text:p/>
          </draw:circle>
          <draw:circle draw:style-name="gr4" draw:text-style-name="P1" draw:layer="BOARD Layer" svg:width="0.473cm" svg:height="0.473cm" svg:x="40.664cm" svg:y="2.757cm">
            <text:p/>
          </draw:circle>
          <draw:circle draw:style-name="gr4" draw:text-style-name="P1" draw:layer="BOARD Layer" svg:width="0.473cm" svg:height="0.473cm" svg:x="39.663cm" svg:y="3.756cm">
            <text:p/>
          </draw:circle>
          <draw:circle draw:style-name="gr4" draw:text-style-name="P1" draw:layer="BOARD Layer" svg:width="0.473cm" svg:height="0.473cm" svg:x="40.664cm" svg:y="3.757cm">
            <text:p/>
          </draw:circle>
          <draw:circle draw:style-name="gr4" draw:text-style-name="P1" draw:layer="BOARD Layer" svg:width="0.473cm" svg:height="0.473cm" svg:x="41.663cm" svg:y="2.756cm">
            <text:p/>
          </draw:circle>
          <draw:circle draw:style-name="gr4" draw:text-style-name="P1" draw:layer="BOARD Layer" svg:width="0.473cm" svg:height="0.473cm" svg:x="42.664cm" svg:y="2.757cm">
            <text:p/>
          </draw:circle>
          <draw:circle draw:style-name="gr4" draw:text-style-name="P1" draw:layer="BOARD Layer" svg:width="0.473cm" svg:height="0.473cm" svg:x="41.663cm" svg:y="3.756cm">
            <text:p/>
          </draw:circle>
          <draw:circle draw:style-name="gr4" draw:text-style-name="P1" draw:layer="BOARD Layer" svg:width="0.473cm" svg:height="0.473cm" svg:x="42.664cm" svg:y="3.757cm">
            <text:p/>
          </draw:circle>
          <draw:circle draw:style-name="gr4" draw:text-style-name="P1" draw:layer="BOARD Layer" svg:width="0.473cm" svg:height="0.473cm" svg:x="39.663cm" svg:y="4.656cm">
            <text:p/>
          </draw:circle>
          <draw:circle draw:style-name="gr4" draw:text-style-name="P1" draw:layer="BOARD Layer" svg:width="0.473cm" svg:height="0.473cm" svg:x="40.664cm" svg:y="4.657cm">
            <text:p/>
          </draw:circle>
          <draw:circle draw:style-name="gr4" draw:text-style-name="P1" draw:layer="BOARD Layer" svg:width="0.473cm" svg:height="0.473cm" svg:x="39.663cm" svg:y="5.656cm">
            <text:p/>
          </draw:circle>
          <draw:circle draw:style-name="gr4" draw:text-style-name="P1" draw:layer="BOARD Layer" svg:width="0.473cm" svg:height="0.473cm" svg:x="40.664cm" svg:y="5.657cm">
            <text:p/>
          </draw:circle>
          <draw:circle draw:style-name="gr4" draw:text-style-name="P1" draw:layer="BOARD Layer" svg:width="0.473cm" svg:height="0.473cm" svg:x="41.663cm" svg:y="4.656cm">
            <text:p/>
          </draw:circle>
          <draw:circle draw:style-name="gr4" draw:text-style-name="P1" draw:layer="BOARD Layer" svg:width="0.473cm" svg:height="0.473cm" svg:x="42.664cm" svg:y="4.657cm">
            <text:p/>
          </draw:circle>
          <draw:circle draw:style-name="gr4" draw:text-style-name="P1" draw:layer="BOARD Layer" svg:width="0.473cm" svg:height="0.473cm" svg:x="41.663cm" svg:y="5.656cm">
            <text:p/>
          </draw:circle>
          <draw:circle draw:style-name="gr4" draw:text-style-name="P1" draw:layer="BOARD Layer" svg:width="0.473cm" svg:height="0.473cm" svg:x="42.664cm" svg:y="5.657cm">
            <text:p/>
          </draw:circle>
          <draw:circle draw:style-name="gr4" draw:text-style-name="P1" draw:layer="BOARD Layer" svg:width="0.473cm" svg:height="0.473cm" svg:x="35.663cm" svg:y="6.756cm">
            <text:p/>
          </draw:circle>
          <draw:circle draw:style-name="gr4" draw:text-style-name="P1" draw:layer="BOARD Layer" svg:width="0.473cm" svg:height="0.473cm" svg:x="36.664cm" svg:y="6.757cm">
            <text:p/>
          </draw:circle>
          <draw:circle draw:style-name="gr4" draw:text-style-name="P1" draw:layer="BOARD Layer" svg:width="0.473cm" svg:height="0.473cm" svg:x="35.663cm" svg:y="7.756cm">
            <text:p/>
          </draw:circle>
          <draw:circle draw:style-name="gr4" draw:text-style-name="P1" draw:layer="BOARD Layer" svg:width="0.473cm" svg:height="0.473cm" svg:x="36.664cm" svg:y="7.757cm">
            <text:p/>
          </draw:circle>
          <draw:circle draw:style-name="gr4" draw:text-style-name="P1" draw:layer="BOARD Layer" svg:width="0.473cm" svg:height="0.473cm" svg:x="37.663cm" svg:y="6.756cm">
            <text:p/>
          </draw:circle>
          <draw:circle draw:style-name="gr4" draw:text-style-name="P1" draw:layer="BOARD Layer" svg:width="0.473cm" svg:height="0.473cm" svg:x="38.664cm" svg:y="6.757cm">
            <text:p/>
          </draw:circle>
          <draw:circle draw:style-name="gr4" draw:text-style-name="P1" draw:layer="BOARD Layer" svg:width="0.473cm" svg:height="0.473cm" svg:x="37.663cm" svg:y="7.756cm">
            <text:p/>
          </draw:circle>
          <draw:circle draw:style-name="gr4" draw:text-style-name="P1" draw:layer="BOARD Layer" svg:width="0.473cm" svg:height="0.473cm" svg:x="38.664cm" svg:y="7.757cm">
            <text:p/>
          </draw:circle>
          <draw:circle draw:style-name="gr4" draw:text-style-name="P1" draw:layer="BOARD Layer" svg:width="0.473cm" svg:height="0.473cm" svg:x="35.663cm" svg:y="8.656cm">
            <text:p/>
          </draw:circle>
          <draw:circle draw:style-name="gr4" draw:text-style-name="P1" draw:layer="BOARD Layer" svg:width="0.473cm" svg:height="0.473cm" svg:x="36.664cm" svg:y="8.657cm">
            <text:p/>
          </draw:circle>
          <draw:circle draw:style-name="gr4" draw:text-style-name="P1" draw:layer="BOARD Layer" svg:width="0.473cm" svg:height="0.473cm" svg:x="35.663cm" svg:y="9.656cm">
            <text:p/>
          </draw:circle>
          <draw:circle draw:style-name="gr4" draw:text-style-name="P1" draw:layer="BOARD Layer" svg:width="0.473cm" svg:height="0.473cm" svg:x="36.664cm" svg:y="9.657cm">
            <text:p/>
          </draw:circle>
          <draw:circle draw:style-name="gr4" draw:text-style-name="P1" draw:layer="BOARD Layer" svg:width="0.473cm" svg:height="0.473cm" svg:x="37.663cm" svg:y="8.656cm">
            <text:p/>
          </draw:circle>
          <draw:circle draw:style-name="gr4" draw:text-style-name="P1" draw:layer="BOARD Layer" svg:width="0.473cm" svg:height="0.473cm" svg:x="38.664cm" svg:y="8.657cm">
            <text:p/>
          </draw:circle>
          <draw:circle draw:style-name="gr4" draw:text-style-name="P1" draw:layer="BOARD Layer" svg:width="0.473cm" svg:height="0.473cm" svg:x="37.663cm" svg:y="9.656cm">
            <text:p/>
          </draw:circle>
          <draw:circle draw:style-name="gr4" draw:text-style-name="P1" draw:layer="BOARD Layer" svg:width="0.473cm" svg:height="0.473cm" svg:x="38.664cm" svg:y="9.657cm">
            <text:p/>
          </draw:circle>
          <draw:circle draw:style-name="gr4" draw:text-style-name="P1" draw:layer="BOARD Layer" svg:width="0.473cm" svg:height="0.473cm" svg:x="39.663cm" svg:y="6.756cm">
            <text:p/>
          </draw:circle>
          <draw:circle draw:style-name="gr4" draw:text-style-name="P1" draw:layer="BOARD Layer" svg:width="0.473cm" svg:height="0.473cm" svg:x="40.664cm" svg:y="6.757cm">
            <text:p/>
          </draw:circle>
          <draw:circle draw:style-name="gr4" draw:text-style-name="P1" draw:layer="BOARD Layer" svg:width="0.473cm" svg:height="0.473cm" svg:x="39.663cm" svg:y="7.756cm">
            <text:p/>
          </draw:circle>
          <draw:circle draw:style-name="gr4" draw:text-style-name="P1" draw:layer="BOARD Layer" svg:width="0.473cm" svg:height="0.473cm" svg:x="40.664cm" svg:y="7.757cm">
            <text:p/>
          </draw:circle>
          <draw:circle draw:style-name="gr4" draw:text-style-name="P1" draw:layer="BOARD Layer" svg:width="0.473cm" svg:height="0.473cm" svg:x="41.663cm" svg:y="6.756cm">
            <text:p/>
          </draw:circle>
          <draw:circle draw:style-name="gr4" draw:text-style-name="P1" draw:layer="BOARD Layer" svg:width="0.473cm" svg:height="0.473cm" svg:x="42.664cm" svg:y="6.757cm">
            <text:p/>
          </draw:circle>
          <draw:circle draw:style-name="gr4" draw:text-style-name="P1" draw:layer="BOARD Layer" svg:width="0.473cm" svg:height="0.473cm" svg:x="41.663cm" svg:y="7.756cm">
            <text:p/>
          </draw:circle>
          <draw:circle draw:style-name="gr4" draw:text-style-name="P1" draw:layer="BOARD Layer" svg:width="0.473cm" svg:height="0.473cm" svg:x="42.664cm" svg:y="7.757cm">
            <text:p/>
          </draw:circle>
          <draw:circle draw:style-name="gr4" draw:text-style-name="P1" draw:layer="BOARD Layer" svg:width="0.473cm" svg:height="0.473cm" svg:x="39.663cm" svg:y="8.656cm">
            <text:p/>
          </draw:circle>
          <draw:circle draw:style-name="gr4" draw:text-style-name="P1" draw:layer="BOARD Layer" svg:width="0.473cm" svg:height="0.473cm" svg:x="40.664cm" svg:y="8.657cm">
            <text:p/>
          </draw:circle>
          <draw:circle draw:style-name="gr4" draw:text-style-name="P1" draw:layer="BOARD Layer" svg:width="0.473cm" svg:height="0.473cm" svg:x="39.663cm" svg:y="9.656cm">
            <text:p/>
          </draw:circle>
          <draw:circle draw:style-name="gr4" draw:text-style-name="P1" draw:layer="BOARD Layer" svg:width="0.473cm" svg:height="0.473cm" svg:x="40.664cm" svg:y="9.657cm">
            <text:p/>
          </draw:circle>
          <draw:circle draw:style-name="gr4" draw:text-style-name="P1" draw:layer="BOARD Layer" svg:width="0.473cm" svg:height="0.473cm" svg:x="41.663cm" svg:y="8.656cm">
            <text:p/>
          </draw:circle>
          <draw:circle draw:style-name="gr4" draw:text-style-name="P1" draw:layer="BOARD Layer" svg:width="0.473cm" svg:height="0.473cm" svg:x="42.664cm" svg:y="8.657cm">
            <text:p/>
          </draw:circle>
          <draw:circle draw:style-name="gr4" draw:text-style-name="P1" draw:layer="BOARD Layer" svg:width="0.473cm" svg:height="0.473cm" svg:x="41.663cm" svg:y="9.656cm">
            <text:p/>
          </draw:circle>
          <draw:circle draw:style-name="gr4" draw:text-style-name="P1" draw:layer="BOARD Layer" svg:width="0.473cm" svg:height="0.473cm" svg:x="42.664cm" svg:y="9.657cm">
            <text:p/>
          </draw:circle>
          <draw:circle draw:style-name="gr4" draw:text-style-name="P1" draw:layer="BOARD Layer" svg:width="0.473cm" svg:height="0.473cm" svg:x="35.663cm" svg:y="10.756cm">
            <text:p/>
          </draw:circle>
          <draw:circle draw:style-name="gr4" draw:text-style-name="P1" draw:layer="BOARD Layer" svg:width="0.473cm" svg:height="0.473cm" svg:x="36.664cm" svg:y="10.757cm">
            <text:p/>
          </draw:circle>
          <draw:circle draw:style-name="gr4" draw:text-style-name="P1" draw:layer="BOARD Layer" svg:width="0.473cm" svg:height="0.473cm" svg:x="35.663cm" svg:y="11.756cm">
            <text:p/>
          </draw:circle>
          <draw:circle draw:style-name="gr4" draw:text-style-name="P1" draw:layer="BOARD Layer" svg:width="0.473cm" svg:height="0.473cm" svg:x="36.664cm" svg:y="11.757cm">
            <text:p/>
          </draw:circle>
          <draw:circle draw:style-name="gr4" draw:text-style-name="P1" draw:layer="BOARD Layer" svg:width="0.473cm" svg:height="0.473cm" svg:x="37.663cm" svg:y="10.756cm">
            <text:p/>
          </draw:circle>
          <draw:circle draw:style-name="gr4" draw:text-style-name="P1" draw:layer="BOARD Layer" svg:width="0.473cm" svg:height="0.473cm" svg:x="38.664cm" svg:y="10.757cm">
            <text:p/>
          </draw:circle>
          <draw:circle draw:style-name="gr4" draw:text-style-name="P1" draw:layer="BOARD Layer" svg:width="0.473cm" svg:height="0.473cm" svg:x="37.663cm" svg:y="11.756cm">
            <text:p/>
          </draw:circle>
          <draw:circle draw:style-name="gr4" draw:text-style-name="P1" draw:layer="BOARD Layer" svg:width="0.473cm" svg:height="0.473cm" svg:x="38.664cm" svg:y="11.757cm">
            <text:p/>
          </draw:circle>
          <draw:circle draw:style-name="gr4" draw:text-style-name="P1" draw:layer="BOARD Layer" svg:width="0.473cm" svg:height="0.473cm" svg:x="35.663cm" svg:y="12.656cm">
            <text:p/>
          </draw:circle>
          <draw:circle draw:style-name="gr4" draw:text-style-name="P1" draw:layer="BOARD Layer" svg:width="0.473cm" svg:height="0.473cm" svg:x="36.664cm" svg:y="12.657cm">
            <text:p/>
          </draw:circle>
          <draw:circle draw:style-name="gr4" draw:text-style-name="P1" draw:layer="BOARD Layer" svg:width="0.473cm" svg:height="0.473cm" svg:x="35.663cm" svg:y="13.656cm">
            <text:p/>
          </draw:circle>
          <draw:circle draw:style-name="gr4" draw:text-style-name="P1" draw:layer="BOARD Layer" svg:width="0.473cm" svg:height="0.473cm" svg:x="36.664cm" svg:y="13.657cm">
            <text:p/>
          </draw:circle>
          <draw:circle draw:style-name="gr4" draw:text-style-name="P1" draw:layer="BOARD Layer" svg:width="0.473cm" svg:height="0.473cm" svg:x="37.663cm" svg:y="12.656cm">
            <text:p/>
          </draw:circle>
          <draw:circle draw:style-name="gr4" draw:text-style-name="P1" draw:layer="BOARD Layer" svg:width="0.473cm" svg:height="0.473cm" svg:x="38.664cm" svg:y="12.657cm">
            <text:p/>
          </draw:circle>
          <draw:circle draw:style-name="gr4" draw:text-style-name="P1" draw:layer="BOARD Layer" svg:width="0.473cm" svg:height="0.473cm" svg:x="37.663cm" svg:y="13.656cm">
            <text:p/>
          </draw:circle>
          <draw:circle draw:style-name="gr4" draw:text-style-name="P1" draw:layer="BOARD Layer" svg:width="0.473cm" svg:height="0.473cm" svg:x="38.664cm" svg:y="13.657cm">
            <text:p/>
          </draw:circle>
          <draw:circle draw:style-name="gr4" draw:text-style-name="P1" draw:layer="BOARD Layer" svg:width="0.473cm" svg:height="0.473cm" svg:x="39.663cm" svg:y="10.756cm">
            <text:p/>
          </draw:circle>
          <draw:circle draw:style-name="gr4" draw:text-style-name="P1" draw:layer="BOARD Layer" svg:width="0.473cm" svg:height="0.473cm" svg:x="40.664cm" svg:y="10.757cm">
            <text:p/>
          </draw:circle>
          <draw:circle draw:style-name="gr4" draw:text-style-name="P1" draw:layer="BOARD Layer" svg:width="0.473cm" svg:height="0.473cm" svg:x="39.663cm" svg:y="11.756cm">
            <text:p/>
          </draw:circle>
          <draw:circle draw:style-name="gr4" draw:text-style-name="P1" draw:layer="BOARD Layer" svg:width="0.473cm" svg:height="0.473cm" svg:x="40.664cm" svg:y="11.757cm">
            <text:p/>
          </draw:circle>
          <draw:circle draw:style-name="gr4" draw:text-style-name="P1" draw:layer="BOARD Layer" svg:width="0.473cm" svg:height="0.473cm" svg:x="41.663cm" svg:y="10.756cm">
            <text:p/>
          </draw:circle>
          <draw:circle draw:style-name="gr4" draw:text-style-name="P1" draw:layer="BOARD Layer" svg:width="0.473cm" svg:height="0.473cm" svg:x="42.664cm" svg:y="10.757cm">
            <text:p/>
          </draw:circle>
          <draw:circle draw:style-name="gr4" draw:text-style-name="P1" draw:layer="BOARD Layer" svg:width="0.473cm" svg:height="0.473cm" svg:x="41.663cm" svg:y="11.756cm">
            <text:p/>
          </draw:circle>
          <draw:circle draw:style-name="gr4" draw:text-style-name="P1" draw:layer="BOARD Layer" svg:width="0.473cm" svg:height="0.473cm" svg:x="42.664cm" svg:y="11.757cm">
            <text:p/>
          </draw:circle>
          <draw:circle draw:style-name="gr4" draw:text-style-name="P1" draw:layer="BOARD Layer" svg:width="0.473cm" svg:height="0.473cm" svg:x="39.663cm" svg:y="12.656cm">
            <text:p/>
          </draw:circle>
          <draw:circle draw:style-name="gr4" draw:text-style-name="P1" draw:layer="BOARD Layer" svg:width="0.473cm" svg:height="0.473cm" svg:x="40.664cm" svg:y="12.657cm">
            <text:p/>
          </draw:circle>
          <draw:circle draw:style-name="gr4" draw:text-style-name="P1" draw:layer="BOARD Layer" svg:width="0.473cm" svg:height="0.473cm" svg:x="39.663cm" svg:y="13.656cm">
            <text:p/>
          </draw:circle>
          <draw:circle draw:style-name="gr4" draw:text-style-name="P1" draw:layer="BOARD Layer" svg:width="0.473cm" svg:height="0.473cm" svg:x="40.664cm" svg:y="13.657cm">
            <text:p/>
          </draw:circle>
          <draw:circle draw:style-name="gr4" draw:text-style-name="P1" draw:layer="BOARD Layer" svg:width="0.473cm" svg:height="0.473cm" svg:x="41.663cm" svg:y="12.656cm">
            <text:p/>
          </draw:circle>
          <draw:circle draw:style-name="gr4" draw:text-style-name="P1" draw:layer="BOARD Layer" svg:width="0.473cm" svg:height="0.473cm" svg:x="42.664cm" svg:y="12.657cm">
            <text:p/>
          </draw:circle>
          <draw:circle draw:style-name="gr4" draw:text-style-name="P1" draw:layer="BOARD Layer" svg:width="0.473cm" svg:height="0.473cm" svg:x="41.663cm" svg:y="13.656cm">
            <text:p/>
          </draw:circle>
          <draw:circle draw:style-name="gr4" draw:text-style-name="P1" draw:layer="BOARD Layer" svg:width="0.473cm" svg:height="0.473cm" svg:x="42.664cm" svg:y="13.657cm">
            <text:p/>
          </draw:circle>
          <draw:circle draw:style-name="gr4" draw:text-style-name="P1" draw:layer="BOARD Layer" svg:width="0.473cm" svg:height="0.473cm" svg:x="35.663cm" svg:y="14.756cm">
            <text:p/>
          </draw:circle>
          <draw:circle draw:style-name="gr4" draw:text-style-name="P1" draw:layer="BOARD Layer" svg:width="0.473cm" svg:height="0.473cm" svg:x="36.664cm" svg:y="14.757cm">
            <text:p/>
          </draw:circle>
          <draw:circle draw:style-name="gr4" draw:text-style-name="P1" draw:layer="BOARD Layer" svg:width="0.473cm" svg:height="0.473cm" svg:x="35.663cm" svg:y="15.756cm">
            <text:p/>
          </draw:circle>
          <draw:circle draw:style-name="gr4" draw:text-style-name="P1" draw:layer="BOARD Layer" svg:width="0.473cm" svg:height="0.473cm" svg:x="36.664cm" svg:y="15.757cm">
            <text:p/>
          </draw:circle>
          <draw:circle draw:style-name="gr4" draw:text-style-name="P1" draw:layer="BOARD Layer" svg:width="0.473cm" svg:height="0.473cm" svg:x="37.663cm" svg:y="14.756cm">
            <text:p/>
          </draw:circle>
          <draw:circle draw:style-name="gr4" draw:text-style-name="P1" draw:layer="BOARD Layer" svg:width="0.473cm" svg:height="0.473cm" svg:x="38.664cm" svg:y="14.757cm">
            <text:p/>
          </draw:circle>
          <draw:circle draw:style-name="gr4" draw:text-style-name="P1" draw:layer="BOARD Layer" svg:width="0.473cm" svg:height="0.473cm" svg:x="37.663cm" svg:y="15.756cm">
            <text:p/>
          </draw:circle>
          <draw:circle draw:style-name="gr4" draw:text-style-name="P1" draw:layer="BOARD Layer" svg:width="0.473cm" svg:height="0.473cm" svg:x="38.664cm" svg:y="15.757cm">
            <text:p/>
          </draw:circle>
          <draw:circle draw:style-name="gr4" draw:text-style-name="P1" draw:layer="BOARD Layer" svg:width="0.473cm" svg:height="0.473cm" svg:x="35.663cm" svg:y="16.656cm">
            <text:p/>
          </draw:circle>
          <draw:circle draw:style-name="gr4" draw:text-style-name="P1" draw:layer="BOARD Layer" svg:width="0.473cm" svg:height="0.473cm" svg:x="36.664cm" svg:y="16.657cm">
            <text:p/>
          </draw:circle>
          <draw:circle draw:style-name="gr4" draw:text-style-name="P1" draw:layer="BOARD Layer" svg:width="0.473cm" svg:height="0.473cm" svg:x="35.663cm" svg:y="17.656cm">
            <text:p/>
          </draw:circle>
          <draw:circle draw:style-name="gr4" draw:text-style-name="P1" draw:layer="BOARD Layer" svg:width="0.473cm" svg:height="0.473cm" svg:x="36.664cm" svg:y="17.657cm">
            <text:p/>
          </draw:circle>
          <draw:circle draw:style-name="gr4" draw:text-style-name="P1" draw:layer="BOARD Layer" svg:width="0.473cm" svg:height="0.473cm" svg:x="37.663cm" svg:y="16.656cm">
            <text:p/>
          </draw:circle>
          <draw:circle draw:style-name="gr4" draw:text-style-name="P1" draw:layer="BOARD Layer" svg:width="0.473cm" svg:height="0.473cm" svg:x="38.664cm" svg:y="16.657cm">
            <text:p/>
          </draw:circle>
          <draw:circle draw:style-name="gr4" draw:text-style-name="P1" draw:layer="BOARD Layer" svg:width="0.473cm" svg:height="0.473cm" svg:x="37.663cm" svg:y="17.656cm">
            <text:p/>
          </draw:circle>
          <draw:circle draw:style-name="gr4" draw:text-style-name="P1" draw:layer="BOARD Layer" svg:width="0.473cm" svg:height="0.473cm" svg:x="38.664cm" svg:y="17.657cm">
            <text:p/>
          </draw:circle>
          <draw:circle draw:style-name="gr4" draw:text-style-name="P1" draw:layer="BOARD Layer" svg:width="0.473cm" svg:height="0.473cm" svg:x="39.663cm" svg:y="14.756cm">
            <text:p/>
          </draw:circle>
          <draw:circle draw:style-name="gr4" draw:text-style-name="P1" draw:layer="BOARD Layer" svg:width="0.473cm" svg:height="0.473cm" svg:x="40.664cm" svg:y="14.757cm">
            <text:p/>
          </draw:circle>
          <draw:circle draw:style-name="gr4" draw:text-style-name="P1" draw:layer="BOARD Layer" svg:width="0.473cm" svg:height="0.473cm" svg:x="39.663cm" svg:y="15.756cm">
            <text:p/>
          </draw:circle>
          <draw:circle draw:style-name="gr4" draw:text-style-name="P1" draw:layer="BOARD Layer" svg:width="0.473cm" svg:height="0.473cm" svg:x="40.664cm" svg:y="15.757cm">
            <text:p/>
          </draw:circle>
          <draw:circle draw:style-name="gr4" draw:text-style-name="P1" draw:layer="BOARD Layer" svg:width="0.473cm" svg:height="0.473cm" svg:x="41.663cm" svg:y="14.756cm">
            <text:p/>
          </draw:circle>
          <draw:circle draw:style-name="gr4" draw:text-style-name="P1" draw:layer="BOARD Layer" svg:width="0.473cm" svg:height="0.473cm" svg:x="42.664cm" svg:y="14.757cm">
            <text:p/>
          </draw:circle>
          <draw:circle draw:style-name="gr4" draw:text-style-name="P1" draw:layer="BOARD Layer" svg:width="0.473cm" svg:height="0.473cm" svg:x="41.663cm" svg:y="15.756cm">
            <text:p/>
          </draw:circle>
          <draw:circle draw:style-name="gr4" draw:text-style-name="P1" draw:layer="BOARD Layer" svg:width="0.473cm" svg:height="0.473cm" svg:x="42.664cm" svg:y="15.757cm">
            <text:p/>
          </draw:circle>
          <draw:circle draw:style-name="gr4" draw:text-style-name="P1" draw:layer="BOARD Layer" svg:width="0.473cm" svg:height="0.473cm" svg:x="39.663cm" svg:y="16.656cm">
            <text:p/>
          </draw:circle>
          <draw:circle draw:style-name="gr4" draw:text-style-name="P1" draw:layer="BOARD Layer" svg:width="0.473cm" svg:height="0.473cm" svg:x="40.664cm" svg:y="16.657cm">
            <text:p/>
          </draw:circle>
          <draw:circle draw:style-name="gr4" draw:text-style-name="P1" draw:layer="BOARD Layer" svg:width="0.473cm" svg:height="0.473cm" svg:x="39.663cm" svg:y="17.656cm">
            <text:p/>
          </draw:circle>
          <draw:circle draw:style-name="gr4" draw:text-style-name="P1" draw:layer="BOARD Layer" svg:width="0.473cm" svg:height="0.473cm" svg:x="40.664cm" svg:y="17.657cm">
            <text:p/>
          </draw:circle>
          <draw:circle draw:style-name="gr4" draw:text-style-name="P1" draw:layer="BOARD Layer" svg:width="0.473cm" svg:height="0.473cm" svg:x="41.663cm" svg:y="16.656cm">
            <text:p/>
          </draw:circle>
          <draw:circle draw:style-name="gr4" draw:text-style-name="P1" draw:layer="BOARD Layer" svg:width="0.473cm" svg:height="0.473cm" svg:x="42.664cm" svg:y="16.657cm">
            <text:p/>
          </draw:circle>
          <draw:circle draw:style-name="gr4" draw:text-style-name="P1" draw:layer="BOARD Layer" svg:width="0.473cm" svg:height="0.473cm" svg:x="41.663cm" svg:y="17.656cm">
            <text:p/>
          </draw:circle>
          <draw:circle draw:style-name="gr4" draw:text-style-name="P1" draw:layer="BOARD Layer" svg:width="0.473cm" svg:height="0.473cm" svg:x="42.664cm" svg:y="17.657cm">
            <text:p/>
          </draw:circle>
          <draw:circle draw:style-name="gr4" draw:text-style-name="P1" draw:layer="BOARD Layer" svg:width="0.473cm" svg:height="0.473cm" svg:x="35.663cm" svg:y="18.656cm">
            <text:p/>
          </draw:circle>
          <draw:circle draw:style-name="gr4" draw:text-style-name="P1" draw:layer="BOARD Layer" svg:width="0.473cm" svg:height="0.473cm" svg:x="36.664cm" svg:y="18.657cm">
            <text:p/>
          </draw:circle>
          <draw:circle draw:style-name="gr4" draw:text-style-name="P1" draw:layer="BOARD Layer" svg:width="0.473cm" svg:height="0.473cm" svg:x="35.663cm" svg:y="19.656cm">
            <text:p/>
          </draw:circle>
          <draw:circle draw:style-name="gr4" draw:text-style-name="P1" draw:layer="BOARD Layer" svg:width="0.473cm" svg:height="0.473cm" svg:x="36.664cm" svg:y="19.657cm">
            <text:p/>
          </draw:circle>
          <draw:circle draw:style-name="gr4" draw:text-style-name="P1" draw:layer="BOARD Layer" svg:width="0.473cm" svg:height="0.473cm" svg:x="37.663cm" svg:y="18.656cm">
            <text:p/>
          </draw:circle>
          <draw:circle draw:style-name="gr4" draw:text-style-name="P1" draw:layer="BOARD Layer" svg:width="0.473cm" svg:height="0.473cm" svg:x="38.664cm" svg:y="18.657cm">
            <text:p/>
          </draw:circle>
          <draw:circle draw:style-name="gr4" draw:text-style-name="P1" draw:layer="BOARD Layer" svg:width="0.473cm" svg:height="0.473cm" svg:x="37.663cm" svg:y="19.656cm">
            <text:p/>
          </draw:circle>
          <draw:circle draw:style-name="gr4" draw:text-style-name="P1" draw:layer="BOARD Layer" svg:width="0.473cm" svg:height="0.473cm" svg:x="38.664cm" svg:y="19.657cm">
            <text:p/>
          </draw:circle>
          <draw:circle draw:style-name="gr4" draw:text-style-name="P1" draw:layer="BOARD Layer" svg:width="0.473cm" svg:height="0.473cm" svg:x="35.663cm" svg:y="20.556cm">
            <text:p/>
          </draw:circle>
          <draw:circle draw:style-name="gr4" draw:text-style-name="P1" draw:layer="BOARD Layer" svg:width="0.473cm" svg:height="0.473cm" svg:x="36.664cm" svg:y="20.557cm">
            <text:p/>
          </draw:circle>
          <draw:circle draw:style-name="gr4" draw:text-style-name="P1" draw:layer="BOARD Layer" svg:width="0.473cm" svg:height="0.473cm" svg:x="35.663cm" svg:y="21.556cm">
            <text:p/>
          </draw:circle>
          <draw:circle draw:style-name="gr4" draw:text-style-name="P1" draw:layer="BOARD Layer" svg:width="0.473cm" svg:height="0.473cm" svg:x="36.664cm" svg:y="21.557cm">
            <text:p/>
          </draw:circle>
          <draw:circle draw:style-name="gr4" draw:text-style-name="P1" draw:layer="BOARD Layer" svg:width="0.473cm" svg:height="0.473cm" svg:x="37.663cm" svg:y="20.556cm">
            <text:p/>
          </draw:circle>
          <draw:circle draw:style-name="gr4" draw:text-style-name="P1" draw:layer="BOARD Layer" svg:width="0.473cm" svg:height="0.473cm" svg:x="38.664cm" svg:y="20.557cm">
            <text:p/>
          </draw:circle>
          <draw:circle draw:style-name="gr4" draw:text-style-name="P1" draw:layer="BOARD Layer" svg:width="0.473cm" svg:height="0.473cm" svg:x="37.663cm" svg:y="21.556cm">
            <text:p/>
          </draw:circle>
          <draw:circle draw:style-name="gr4" draw:text-style-name="P1" draw:layer="BOARD Layer" svg:width="0.473cm" svg:height="0.473cm" svg:x="38.664cm" svg:y="21.557cm">
            <text:p/>
          </draw:circle>
          <draw:circle draw:style-name="gr4" draw:text-style-name="P1" draw:layer="BOARD Layer" svg:width="0.473cm" svg:height="0.473cm" svg:x="39.663cm" svg:y="18.656cm">
            <text:p/>
          </draw:circle>
          <draw:circle draw:style-name="gr4" draw:text-style-name="P1" draw:layer="BOARD Layer" svg:width="0.473cm" svg:height="0.473cm" svg:x="40.664cm" svg:y="18.657cm">
            <text:p/>
          </draw:circle>
          <draw:circle draw:style-name="gr4" draw:text-style-name="P1" draw:layer="BOARD Layer" svg:width="0.473cm" svg:height="0.473cm" svg:x="39.663cm" svg:y="19.656cm">
            <text:p/>
          </draw:circle>
          <draw:circle draw:style-name="gr4" draw:text-style-name="P1" draw:layer="BOARD Layer" svg:width="0.473cm" svg:height="0.473cm" svg:x="40.664cm" svg:y="19.657cm">
            <text:p/>
          </draw:circle>
          <draw:circle draw:style-name="gr4" draw:text-style-name="P1" draw:layer="BOARD Layer" svg:width="0.473cm" svg:height="0.473cm" svg:x="41.663cm" svg:y="18.656cm">
            <text:p/>
          </draw:circle>
          <draw:circle draw:style-name="gr4" draw:text-style-name="P1" draw:layer="BOARD Layer" svg:width="0.473cm" svg:height="0.473cm" svg:x="42.664cm" svg:y="18.657cm">
            <text:p/>
          </draw:circle>
          <draw:circle draw:style-name="gr4" draw:text-style-name="P1" draw:layer="BOARD Layer" svg:width="0.473cm" svg:height="0.473cm" svg:x="41.663cm" svg:y="19.656cm">
            <text:p/>
          </draw:circle>
          <draw:circle draw:style-name="gr4" draw:text-style-name="P1" draw:layer="BOARD Layer" svg:width="0.473cm" svg:height="0.473cm" svg:x="42.664cm" svg:y="19.657cm">
            <text:p/>
          </draw:circle>
          <draw:circle draw:style-name="gr4" draw:text-style-name="P1" draw:layer="BOARD Layer" svg:width="0.473cm" svg:height="0.473cm" svg:x="39.663cm" svg:y="20.556cm">
            <text:p/>
          </draw:circle>
          <draw:circle draw:style-name="gr4" draw:text-style-name="P1" draw:layer="BOARD Layer" svg:width="0.473cm" svg:height="0.473cm" svg:x="40.664cm" svg:y="20.557cm">
            <text:p/>
          </draw:circle>
          <draw:circle draw:style-name="gr4" draw:text-style-name="P1" draw:layer="BOARD Layer" svg:width="0.473cm" svg:height="0.473cm" svg:x="39.663cm" svg:y="21.556cm">
            <text:p/>
          </draw:circle>
          <draw:circle draw:style-name="gr4" draw:text-style-name="P1" draw:layer="BOARD Layer" svg:width="0.473cm" svg:height="0.473cm" svg:x="40.664cm" svg:y="21.557cm">
            <text:p/>
          </draw:circle>
          <draw:circle draw:style-name="gr4" draw:text-style-name="P1" draw:layer="BOARD Layer" svg:width="0.473cm" svg:height="0.473cm" svg:x="41.663cm" svg:y="20.556cm">
            <text:p/>
          </draw:circle>
          <draw:circle draw:style-name="gr4" draw:text-style-name="P1" draw:layer="BOARD Layer" svg:width="0.473cm" svg:height="0.473cm" svg:x="42.664cm" svg:y="20.557cm">
            <text:p/>
          </draw:circle>
          <draw:circle draw:style-name="gr4" draw:text-style-name="P1" draw:layer="BOARD Layer" svg:width="0.473cm" svg:height="0.473cm" svg:x="41.663cm" svg:y="21.556cm">
            <text:p/>
          </draw:circle>
          <draw:circle draw:style-name="gr4" draw:text-style-name="P1" draw:layer="BOARD Layer" svg:width="0.473cm" svg:height="0.473cm" svg:x="42.664cm" svg:y="21.557cm">
            <text:p/>
          </draw:circle>
          <draw:circle draw:style-name="gr4" draw:text-style-name="P1" draw:layer="BOARD Layer" svg:width="0.473cm" svg:height="0.473cm" svg:x="35.663cm" svg:y="22.656cm">
            <text:p/>
          </draw:circle>
          <draw:circle draw:style-name="gr4" draw:text-style-name="P1" draw:layer="BOARD Layer" svg:width="0.473cm" svg:height="0.473cm" svg:x="36.664cm" svg:y="22.657cm">
            <text:p/>
          </draw:circle>
          <draw:circle draw:style-name="gr4" draw:text-style-name="P1" draw:layer="BOARD Layer" svg:width="0.473cm" svg:height="0.473cm" svg:x="35.663cm" svg:y="23.656cm">
            <text:p/>
          </draw:circle>
          <draw:circle draw:style-name="gr4" draw:text-style-name="P1" draw:layer="BOARD Layer" svg:width="0.473cm" svg:height="0.473cm" svg:x="36.664cm" svg:y="23.657cm">
            <text:p/>
          </draw:circle>
          <draw:circle draw:style-name="gr4" draw:text-style-name="P1" draw:layer="BOARD Layer" svg:width="0.473cm" svg:height="0.473cm" svg:x="37.663cm" svg:y="22.656cm">
            <text:p/>
          </draw:circle>
          <draw:circle draw:style-name="gr4" draw:text-style-name="P1" draw:layer="BOARD Layer" svg:width="0.473cm" svg:height="0.473cm" svg:x="38.664cm" svg:y="22.657cm">
            <text:p/>
          </draw:circle>
          <draw:circle draw:style-name="gr4" draw:text-style-name="P1" draw:layer="BOARD Layer" svg:width="0.473cm" svg:height="0.473cm" svg:x="37.663cm" svg:y="23.656cm">
            <text:p/>
          </draw:circle>
          <draw:circle draw:style-name="gr4" draw:text-style-name="P1" draw:layer="BOARD Layer" svg:width="0.473cm" svg:height="0.473cm" svg:x="38.664cm" svg:y="23.657cm">
            <text:p/>
          </draw:circle>
          <draw:circle draw:style-name="gr4" draw:text-style-name="P1" draw:layer="BOARD Layer" svg:width="0.473cm" svg:height="0.473cm" svg:x="35.663cm" svg:y="24.556cm">
            <text:p/>
          </draw:circle>
          <draw:circle draw:style-name="gr4" draw:text-style-name="P1" draw:layer="BOARD Layer" svg:width="0.473cm" svg:height="0.473cm" svg:x="36.664cm" svg:y="24.557cm">
            <text:p/>
          </draw:circle>
          <draw:circle draw:style-name="gr4" draw:text-style-name="P1" draw:layer="BOARD Layer" svg:width="0.473cm" svg:height="0.473cm" svg:x="35.663cm" svg:y="25.556cm">
            <text:p/>
          </draw:circle>
          <draw:circle draw:style-name="gr4" draw:text-style-name="P1" draw:layer="BOARD Layer" svg:width="0.473cm" svg:height="0.473cm" svg:x="36.664cm" svg:y="25.557cm">
            <text:p/>
          </draw:circle>
          <draw:circle draw:style-name="gr4" draw:text-style-name="P1" draw:layer="BOARD Layer" svg:width="0.473cm" svg:height="0.473cm" svg:x="37.663cm" svg:y="24.556cm">
            <text:p/>
          </draw:circle>
          <draw:circle draw:style-name="gr4" draw:text-style-name="P1" draw:layer="BOARD Layer" svg:width="0.473cm" svg:height="0.473cm" svg:x="38.664cm" svg:y="24.557cm">
            <text:p/>
          </draw:circle>
          <draw:circle draw:style-name="gr4" draw:text-style-name="P1" draw:layer="BOARD Layer" svg:width="0.473cm" svg:height="0.473cm" svg:x="37.663cm" svg:y="25.556cm">
            <text:p/>
          </draw:circle>
          <draw:circle draw:style-name="gr4" draw:text-style-name="P1" draw:layer="BOARD Layer" svg:width="0.473cm" svg:height="0.473cm" svg:x="38.664cm" svg:y="25.557cm">
            <text:p/>
          </draw:circle>
          <draw:circle draw:style-name="gr4" draw:text-style-name="P1" draw:layer="BOARD Layer" svg:width="0.473cm" svg:height="0.473cm" svg:x="39.663cm" svg:y="22.656cm">
            <text:p/>
          </draw:circle>
          <draw:circle draw:style-name="gr4" draw:text-style-name="P1" draw:layer="BOARD Layer" svg:width="0.473cm" svg:height="0.473cm" svg:x="40.664cm" svg:y="22.657cm">
            <text:p/>
          </draw:circle>
          <draw:circle draw:style-name="gr4" draw:text-style-name="P1" draw:layer="BOARD Layer" svg:width="0.473cm" svg:height="0.473cm" svg:x="39.663cm" svg:y="23.656cm">
            <text:p/>
          </draw:circle>
          <draw:circle draw:style-name="gr4" draw:text-style-name="P1" draw:layer="BOARD Layer" svg:width="0.473cm" svg:height="0.473cm" svg:x="40.664cm" svg:y="23.657cm">
            <text:p/>
          </draw:circle>
          <draw:circle draw:style-name="gr4" draw:text-style-name="P1" draw:layer="BOARD Layer" svg:width="0.473cm" svg:height="0.473cm" svg:x="41.663cm" svg:y="22.656cm">
            <text:p/>
          </draw:circle>
          <draw:circle draw:style-name="gr4" draw:text-style-name="P1" draw:layer="BOARD Layer" svg:width="0.473cm" svg:height="0.473cm" svg:x="42.664cm" svg:y="22.657cm">
            <text:p/>
          </draw:circle>
          <draw:circle draw:style-name="gr4" draw:text-style-name="P1" draw:layer="BOARD Layer" svg:width="0.473cm" svg:height="0.473cm" svg:x="41.663cm" svg:y="23.656cm">
            <text:p/>
          </draw:circle>
          <draw:circle draw:style-name="gr4" draw:text-style-name="P1" draw:layer="BOARD Layer" svg:width="0.473cm" svg:height="0.473cm" svg:x="39.663cm" svg:y="24.556cm">
            <text:p/>
          </draw:circle>
          <draw:circle draw:style-name="gr4" draw:text-style-name="P1" draw:layer="BOARD Layer" svg:width="0.473cm" svg:height="0.473cm" svg:x="40.664cm" svg:y="24.557cm">
            <text:p/>
          </draw:circle>
          <draw:circle draw:style-name="gr4" draw:text-style-name="P1" draw:layer="BOARD Layer" svg:width="0.473cm" svg:height="0.473cm" svg:x="39.663cm" svg:y="25.556cm">
            <text:p/>
          </draw:circle>
          <draw:circle draw:style-name="gr4" draw:text-style-name="P1" draw:layer="BOARD Layer" svg:width="0.473cm" svg:height="0.473cm" svg:x="35.663cm" svg:y="26.656cm">
            <text:p/>
          </draw:circle>
          <draw:circle draw:style-name="gr4" draw:text-style-name="P1" draw:layer="BOARD Layer" svg:width="0.473cm" svg:height="0.473cm" svg:x="36.664cm" svg:y="26.657cm">
            <text:p/>
          </draw:circle>
          <draw:circle draw:style-name="gr4" draw:text-style-name="P1" draw:layer="BOARD Layer" svg:width="0.473cm" svg:height="0.473cm" svg:x="35.663cm" svg:y="27.656cm">
            <text:p/>
          </draw:circle>
          <draw:circle draw:style-name="gr4" draw:text-style-name="P1" draw:layer="BOARD Layer" svg:width="0.473cm" svg:height="0.473cm" svg:x="36.664cm" svg:y="27.657cm">
            <text:p/>
          </draw:circle>
          <draw:circle draw:style-name="gr4" draw:text-style-name="P1" draw:layer="BOARD Layer" svg:width="0.473cm" svg:height="0.473cm" svg:x="37.663cm" svg:y="26.656cm">
            <text:p/>
          </draw:circle>
          <draw:circle draw:style-name="gr4" draw:text-style-name="P1" draw:layer="BOARD Layer" svg:width="0.473cm" svg:height="0.473cm" svg:x="38.664cm" svg:y="26.657cm">
            <text:p/>
          </draw:circle>
          <draw:circle draw:style-name="gr4" draw:text-style-name="P1" draw:layer="BOARD Layer" svg:width="0.473cm" svg:height="0.473cm" svg:x="37.663cm" svg:y="27.656cm">
            <text:p/>
          </draw:circle>
          <draw:circle draw:style-name="gr4" draw:text-style-name="P1" draw:layer="BOARD Layer" svg:width="0.473cm" svg:height="0.473cm" svg:x="35.663cm" svg:y="28.556cm">
            <text:p/>
          </draw:circle>
          <draw:circle draw:style-name="gr4" draw:text-style-name="P1" draw:layer="BOARD Layer" svg:width="0.473cm" svg:height="0.473cm" svg:x="43.663cm" svg:y="2.756cm">
            <text:p/>
          </draw:circle>
          <draw:circle draw:style-name="gr4" draw:text-style-name="P1" draw:layer="BOARD Layer" svg:width="0.473cm" svg:height="0.473cm" svg:x="44.664cm" svg:y="2.757cm">
            <text:p/>
          </draw:circle>
          <draw:circle draw:style-name="gr4" draw:text-style-name="P1" draw:layer="BOARD Layer" svg:width="0.473cm" svg:height="0.473cm" svg:x="43.663cm" svg:y="3.756cm">
            <text:p/>
          </draw:circle>
          <draw:circle draw:style-name="gr4" draw:text-style-name="P1" draw:layer="BOARD Layer" svg:width="0.473cm" svg:height="0.473cm" svg:x="44.664cm" svg:y="3.757cm">
            <text:p/>
          </draw:circle>
          <draw:circle draw:style-name="gr4" draw:text-style-name="P1" draw:layer="BOARD Layer" svg:width="0.473cm" svg:height="0.473cm" svg:x="45.663cm" svg:y="2.756cm">
            <text:p/>
          </draw:circle>
          <draw:circle draw:style-name="gr4" draw:text-style-name="P1" draw:layer="BOARD Layer" svg:width="0.473cm" svg:height="0.473cm" svg:x="46.664cm" svg:y="2.757cm">
            <text:p/>
          </draw:circle>
          <draw:circle draw:style-name="gr4" draw:text-style-name="P1" draw:layer="BOARD Layer" svg:width="0.473cm" svg:height="0.473cm" svg:x="45.663cm" svg:y="3.756cm">
            <text:p/>
          </draw:circle>
          <draw:circle draw:style-name="gr4" draw:text-style-name="P1" draw:layer="BOARD Layer" svg:width="0.473cm" svg:height="0.473cm" svg:x="46.664cm" svg:y="3.757cm">
            <text:p/>
          </draw:circle>
          <draw:circle draw:style-name="gr4" draw:text-style-name="P1" draw:layer="BOARD Layer" svg:width="0.473cm" svg:height="0.473cm" svg:x="43.663cm" svg:y="4.656cm">
            <text:p/>
          </draw:circle>
          <draw:circle draw:style-name="gr4" draw:text-style-name="P1" draw:layer="BOARD Layer" svg:width="0.473cm" svg:height="0.473cm" svg:x="44.664cm" svg:y="4.657cm">
            <text:p/>
          </draw:circle>
          <draw:circle draw:style-name="gr4" draw:text-style-name="P1" draw:layer="BOARD Layer" svg:width="0.473cm" svg:height="0.473cm" svg:x="43.663cm" svg:y="5.656cm">
            <text:p/>
          </draw:circle>
          <draw:circle draw:style-name="gr4" draw:text-style-name="P1" draw:layer="BOARD Layer" svg:width="0.473cm" svg:height="0.473cm" svg:x="44.664cm" svg:y="5.657cm">
            <text:p/>
          </draw:circle>
          <draw:circle draw:style-name="gr4" draw:text-style-name="P1" draw:layer="BOARD Layer" svg:width="0.473cm" svg:height="0.473cm" svg:x="45.663cm" svg:y="4.656cm">
            <text:p/>
          </draw:circle>
          <draw:circle draw:style-name="gr4" draw:text-style-name="P1" draw:layer="BOARD Layer" svg:width="0.473cm" svg:height="0.473cm" svg:x="46.664cm" svg:y="4.657cm">
            <text:p/>
          </draw:circle>
          <draw:circle draw:style-name="gr4" draw:text-style-name="P1" draw:layer="BOARD Layer" svg:width="0.473cm" svg:height="0.473cm" svg:x="45.663cm" svg:y="5.656cm">
            <text:p/>
          </draw:circle>
          <draw:circle draw:style-name="gr4" draw:text-style-name="P1" draw:layer="BOARD Layer" svg:width="0.473cm" svg:height="0.473cm" svg:x="46.664cm" svg:y="5.657cm">
            <text:p/>
          </draw:circle>
          <draw:circle draw:style-name="gr4" draw:text-style-name="P1" draw:layer="BOARD Layer" svg:width="0.473cm" svg:height="0.473cm" svg:x="47.663cm" svg:y="2.756cm">
            <text:p/>
          </draw:circle>
          <draw:circle draw:style-name="gr4" draw:text-style-name="P1" draw:layer="BOARD Layer" svg:width="0.473cm" svg:height="0.473cm" svg:x="48.664cm" svg:y="2.757cm">
            <text:p/>
          </draw:circle>
          <draw:circle draw:style-name="gr4" draw:text-style-name="P1" draw:layer="BOARD Layer" svg:width="0.473cm" svg:height="0.473cm" svg:x="47.663cm" svg:y="3.756cm">
            <text:p/>
          </draw:circle>
          <draw:circle draw:style-name="gr4" draw:text-style-name="P1" draw:layer="BOARD Layer" svg:width="0.473cm" svg:height="0.473cm" svg:x="48.664cm" svg:y="3.757cm">
            <text:p/>
          </draw:circle>
          <draw:circle draw:style-name="gr4" draw:text-style-name="P1" draw:layer="BOARD Layer" svg:width="0.473cm" svg:height="0.473cm" svg:x="49.663cm" svg:y="2.756cm">
            <text:p/>
          </draw:circle>
          <draw:circle draw:style-name="gr4" draw:text-style-name="P1" draw:layer="BOARD Layer" svg:width="0.473cm" svg:height="0.473cm" svg:x="50.664cm" svg:y="2.757cm">
            <text:p/>
          </draw:circle>
          <draw:circle draw:style-name="gr4" draw:text-style-name="P1" draw:layer="BOARD Layer" svg:width="0.473cm" svg:height="0.473cm" svg:x="49.663cm" svg:y="3.756cm">
            <text:p/>
          </draw:circle>
          <draw:circle draw:style-name="gr4" draw:text-style-name="P1" draw:layer="BOARD Layer" svg:width="0.473cm" svg:height="0.473cm" svg:x="50.664cm" svg:y="3.757cm">
            <text:p/>
          </draw:circle>
          <draw:circle draw:style-name="gr4" draw:text-style-name="P1" draw:layer="BOARD Layer" svg:width="0.473cm" svg:height="0.473cm" svg:x="47.663cm" svg:y="4.656cm">
            <text:p/>
          </draw:circle>
          <draw:circle draw:style-name="gr4" draw:text-style-name="P1" draw:layer="BOARD Layer" svg:width="0.473cm" svg:height="0.473cm" svg:x="48.664cm" svg:y="4.657cm">
            <text:p/>
          </draw:circle>
          <draw:circle draw:style-name="gr4" draw:text-style-name="P1" draw:layer="BOARD Layer" svg:width="0.473cm" svg:height="0.473cm" svg:x="47.663cm" svg:y="5.656cm">
            <text:p/>
          </draw:circle>
          <draw:circle draw:style-name="gr4" draw:text-style-name="P1" draw:layer="BOARD Layer" svg:width="0.473cm" svg:height="0.473cm" svg:x="48.664cm" svg:y="5.657cm">
            <text:p/>
          </draw:circle>
          <draw:circle draw:style-name="gr4" draw:text-style-name="P1" draw:layer="BOARD Layer" svg:width="0.473cm" svg:height="0.473cm" svg:x="49.663cm" svg:y="4.656cm">
            <text:p/>
          </draw:circle>
          <draw:circle draw:style-name="gr4" draw:text-style-name="P1" draw:layer="BOARD Layer" svg:width="0.473cm" svg:height="0.473cm" svg:x="50.664cm" svg:y="4.657cm">
            <text:p/>
          </draw:circle>
          <draw:circle draw:style-name="gr4" draw:text-style-name="P1" draw:layer="BOARD Layer" svg:width="0.473cm" svg:height="0.473cm" svg:x="49.663cm" svg:y="5.656cm">
            <text:p/>
          </draw:circle>
          <draw:circle draw:style-name="gr4" draw:text-style-name="P1" draw:layer="BOARD Layer" svg:width="0.473cm" svg:height="0.473cm" svg:x="50.664cm" svg:y="5.657cm">
            <text:p/>
          </draw:circle>
          <draw:circle draw:style-name="gr4" draw:text-style-name="P1" draw:layer="BOARD Layer" svg:width="0.473cm" svg:height="0.473cm" svg:x="43.663cm" svg:y="6.756cm">
            <text:p/>
          </draw:circle>
          <draw:circle draw:style-name="gr4" draw:text-style-name="P1" draw:layer="BOARD Layer" svg:width="0.473cm" svg:height="0.473cm" svg:x="44.664cm" svg:y="6.757cm">
            <text:p/>
          </draw:circle>
          <draw:circle draw:style-name="gr4" draw:text-style-name="P1" draw:layer="BOARD Layer" svg:width="0.473cm" svg:height="0.473cm" svg:x="43.663cm" svg:y="7.756cm">
            <text:p/>
          </draw:circle>
          <draw:circle draw:style-name="gr4" draw:text-style-name="P1" draw:layer="BOARD Layer" svg:width="0.473cm" svg:height="0.473cm" svg:x="44.664cm" svg:y="7.757cm">
            <text:p/>
          </draw:circle>
          <draw:circle draw:style-name="gr4" draw:text-style-name="P1" draw:layer="BOARD Layer" svg:width="0.473cm" svg:height="0.473cm" svg:x="45.663cm" svg:y="6.756cm">
            <text:p/>
          </draw:circle>
          <draw:circle draw:style-name="gr4" draw:text-style-name="P1" draw:layer="BOARD Layer" svg:width="0.473cm" svg:height="0.473cm" svg:x="46.664cm" svg:y="6.757cm">
            <text:p/>
          </draw:circle>
          <draw:circle draw:style-name="gr4" draw:text-style-name="P1" draw:layer="BOARD Layer" svg:width="0.473cm" svg:height="0.473cm" svg:x="45.663cm" svg:y="7.756cm">
            <text:p/>
          </draw:circle>
          <draw:circle draw:style-name="gr4" draw:text-style-name="P1" draw:layer="BOARD Layer" svg:width="0.473cm" svg:height="0.473cm" svg:x="46.664cm" svg:y="7.757cm">
            <text:p/>
          </draw:circle>
          <draw:circle draw:style-name="gr4" draw:text-style-name="P1" draw:layer="BOARD Layer" svg:width="0.473cm" svg:height="0.473cm" svg:x="43.663cm" svg:y="8.656cm">
            <text:p/>
          </draw:circle>
          <draw:circle draw:style-name="gr4" draw:text-style-name="P1" draw:layer="BOARD Layer" svg:width="0.473cm" svg:height="0.473cm" svg:x="44.664cm" svg:y="8.657cm">
            <text:p/>
          </draw:circle>
          <draw:circle draw:style-name="gr4" draw:text-style-name="P1" draw:layer="BOARD Layer" svg:width="0.473cm" svg:height="0.473cm" svg:x="43.663cm" svg:y="9.656cm">
            <text:p/>
          </draw:circle>
          <draw:circle draw:style-name="gr4" draw:text-style-name="P1" draw:layer="BOARD Layer" svg:width="0.473cm" svg:height="0.473cm" svg:x="44.664cm" svg:y="9.657cm">
            <text:p/>
          </draw:circle>
          <draw:circle draw:style-name="gr4" draw:text-style-name="P1" draw:layer="BOARD Layer" svg:width="0.473cm" svg:height="0.473cm" svg:x="45.663cm" svg:y="8.656cm">
            <text:p/>
          </draw:circle>
          <draw:circle draw:style-name="gr4" draw:text-style-name="P1" draw:layer="BOARD Layer" svg:width="0.473cm" svg:height="0.473cm" svg:x="46.664cm" svg:y="8.657cm">
            <text:p/>
          </draw:circle>
          <draw:circle draw:style-name="gr4" draw:text-style-name="P1" draw:layer="BOARD Layer" svg:width="0.473cm" svg:height="0.473cm" svg:x="45.663cm" svg:y="9.656cm">
            <text:p/>
          </draw:circle>
          <draw:circle draw:style-name="gr4" draw:text-style-name="P1" draw:layer="BOARD Layer" svg:width="0.473cm" svg:height="0.473cm" svg:x="46.664cm" svg:y="9.657cm">
            <text:p/>
          </draw:circle>
          <draw:circle draw:style-name="gr4" draw:text-style-name="P1" draw:layer="BOARD Layer" svg:width="0.473cm" svg:height="0.473cm" svg:x="47.663cm" svg:y="6.756cm">
            <text:p/>
          </draw:circle>
          <draw:circle draw:style-name="gr4" draw:text-style-name="P1" draw:layer="BOARD Layer" svg:width="0.473cm" svg:height="0.473cm" svg:x="48.664cm" svg:y="6.757cm">
            <text:p/>
          </draw:circle>
          <draw:circle draw:style-name="gr4" draw:text-style-name="P1" draw:layer="BOARD Layer" svg:width="0.473cm" svg:height="0.473cm" svg:x="47.663cm" svg:y="7.756cm">
            <text:p/>
          </draw:circle>
          <draw:circle draw:style-name="gr4" draw:text-style-name="P1" draw:layer="BOARD Layer" svg:width="0.473cm" svg:height="0.473cm" svg:x="48.664cm" svg:y="7.757cm">
            <text:p/>
          </draw:circle>
          <draw:circle draw:style-name="gr4" draw:text-style-name="P1" draw:layer="BOARD Layer" svg:width="0.473cm" svg:height="0.473cm" svg:x="49.663cm" svg:y="6.756cm">
            <text:p/>
          </draw:circle>
          <draw:circle draw:style-name="gr4" draw:text-style-name="P1" draw:layer="BOARD Layer" svg:width="0.473cm" svg:height="0.473cm" svg:x="50.664cm" svg:y="6.757cm">
            <text:p/>
          </draw:circle>
          <draw:circle draw:style-name="gr4" draw:text-style-name="P1" draw:layer="BOARD Layer" svg:width="0.473cm" svg:height="0.473cm" svg:x="49.663cm" svg:y="7.756cm">
            <text:p/>
          </draw:circle>
          <draw:circle draw:style-name="gr4" draw:text-style-name="P1" draw:layer="BOARD Layer" svg:width="0.473cm" svg:height="0.473cm" svg:x="50.664cm" svg:y="7.757cm">
            <text:p/>
          </draw:circle>
          <draw:circle draw:style-name="gr4" draw:text-style-name="P1" draw:layer="BOARD Layer" svg:width="0.473cm" svg:height="0.473cm" svg:x="47.663cm" svg:y="8.656cm">
            <text:p/>
          </draw:circle>
          <draw:circle draw:style-name="gr4" draw:text-style-name="P1" draw:layer="BOARD Layer" svg:width="0.473cm" svg:height="0.473cm" svg:x="48.664cm" svg:y="8.657cm">
            <text:p/>
          </draw:circle>
          <draw:circle draw:style-name="gr4" draw:text-style-name="P1" draw:layer="BOARD Layer" svg:width="0.473cm" svg:height="0.473cm" svg:x="47.663cm" svg:y="9.656cm">
            <text:p/>
          </draw:circle>
          <draw:circle draw:style-name="gr4" draw:text-style-name="P1" draw:layer="BOARD Layer" svg:width="0.473cm" svg:height="0.473cm" svg:x="48.664cm" svg:y="9.657cm">
            <text:p/>
          </draw:circle>
          <draw:circle draw:style-name="gr4" draw:text-style-name="P1" draw:layer="BOARD Layer" svg:width="0.473cm" svg:height="0.473cm" svg:x="49.663cm" svg:y="8.656cm">
            <text:p/>
          </draw:circle>
          <draw:circle draw:style-name="gr4" draw:text-style-name="P1" draw:layer="BOARD Layer" svg:width="0.473cm" svg:height="0.473cm" svg:x="50.664cm" svg:y="8.657cm">
            <text:p/>
          </draw:circle>
          <draw:circle draw:style-name="gr4" draw:text-style-name="P1" draw:layer="BOARD Layer" svg:width="0.473cm" svg:height="0.473cm" svg:x="49.663cm" svg:y="9.656cm">
            <text:p/>
          </draw:circle>
          <draw:circle draw:style-name="gr4" draw:text-style-name="P1" draw:layer="BOARD Layer" svg:width="0.473cm" svg:height="0.473cm" svg:x="50.664cm" svg:y="9.657cm">
            <text:p/>
          </draw:circle>
          <draw:circle draw:style-name="gr4" draw:text-style-name="P1" draw:layer="BOARD Layer" svg:width="0.473cm" svg:height="0.473cm" svg:x="51.663cm" svg:y="2.756cm">
            <text:p/>
          </draw:circle>
          <draw:circle draw:style-name="gr4" draw:text-style-name="P1" draw:layer="BOARD Layer" svg:width="0.473cm" svg:height="0.473cm" svg:x="52.664cm" svg:y="2.757cm">
            <text:p/>
          </draw:circle>
          <draw:circle draw:style-name="gr4" draw:text-style-name="P1" draw:layer="BOARD Layer" svg:width="0.473cm" svg:height="0.473cm" svg:x="51.663cm" svg:y="3.756cm">
            <text:p/>
          </draw:circle>
          <draw:circle draw:style-name="gr4" draw:text-style-name="P1" draw:layer="BOARD Layer" svg:width="0.473cm" svg:height="0.473cm" svg:x="52.664cm" svg:y="3.757cm">
            <text:p/>
          </draw:circle>
          <draw:circle draw:style-name="gr4" draw:text-style-name="P1" draw:layer="BOARD Layer" svg:width="0.473cm" svg:height="0.473cm" svg:x="53.663cm" svg:y="2.756cm">
            <text:p/>
          </draw:circle>
          <draw:circle draw:style-name="gr4" draw:text-style-name="P1" draw:layer="BOARD Layer" svg:width="0.473cm" svg:height="0.473cm" svg:x="54.664cm" svg:y="2.757cm">
            <text:p/>
          </draw:circle>
          <draw:circle draw:style-name="gr4" draw:text-style-name="P1" draw:layer="BOARD Layer" svg:width="0.473cm" svg:height="0.473cm" svg:x="53.663cm" svg:y="3.756cm">
            <text:p/>
          </draw:circle>
          <draw:circle draw:style-name="gr4" draw:text-style-name="P1" draw:layer="BOARD Layer" svg:width="0.473cm" svg:height="0.473cm" svg:x="54.664cm" svg:y="3.757cm">
            <text:p/>
          </draw:circle>
          <draw:circle draw:style-name="gr4" draw:text-style-name="P1" draw:layer="BOARD Layer" svg:width="0.473cm" svg:height="0.473cm" svg:x="51.663cm" svg:y="4.656cm">
            <text:p/>
          </draw:circle>
          <draw:circle draw:style-name="gr4" draw:text-style-name="P1" draw:layer="BOARD Layer" svg:width="0.473cm" svg:height="0.473cm" svg:x="52.664cm" svg:y="4.657cm">
            <text:p/>
          </draw:circle>
          <draw:circle draw:style-name="gr4" draw:text-style-name="P1" draw:layer="BOARD Layer" svg:width="0.473cm" svg:height="0.473cm" svg:x="51.663cm" svg:y="5.656cm">
            <text:p/>
          </draw:circle>
          <draw:circle draw:style-name="gr4" draw:text-style-name="P1" draw:layer="BOARD Layer" svg:width="0.473cm" svg:height="0.473cm" svg:x="52.664cm" svg:y="5.657cm">
            <text:p/>
          </draw:circle>
          <draw:circle draw:style-name="gr4" draw:text-style-name="P1" draw:layer="BOARD Layer" svg:width="0.473cm" svg:height="0.473cm" svg:x="53.663cm" svg:y="4.656cm">
            <text:p/>
          </draw:circle>
          <draw:circle draw:style-name="gr4" draw:text-style-name="P1" draw:layer="BOARD Layer" svg:width="0.473cm" svg:height="0.473cm" svg:x="54.664cm" svg:y="4.657cm">
            <text:p/>
          </draw:circle>
          <draw:circle draw:style-name="gr4" draw:text-style-name="P1" draw:layer="BOARD Layer" svg:width="0.473cm" svg:height="0.473cm" svg:x="53.663cm" svg:y="5.656cm">
            <text:p/>
          </draw:circle>
          <draw:circle draw:style-name="gr4" draw:text-style-name="P1" draw:layer="BOARD Layer" svg:width="0.473cm" svg:height="0.473cm" svg:x="54.664cm" svg:y="5.657cm">
            <text:p/>
          </draw:circle>
          <draw:circle draw:style-name="gr4" draw:text-style-name="P1" draw:layer="BOARD Layer" svg:width="0.473cm" svg:height="0.473cm" svg:x="55.663cm" svg:y="2.756cm">
            <text:p/>
          </draw:circle>
          <draw:circle draw:style-name="gr4" draw:text-style-name="P1" draw:layer="BOARD Layer" svg:width="0.473cm" svg:height="0.473cm" svg:x="56.664cm" svg:y="2.757cm">
            <text:p/>
          </draw:circle>
          <draw:circle draw:style-name="gr4" draw:text-style-name="P1" draw:layer="BOARD Layer" svg:width="0.473cm" svg:height="0.473cm" svg:x="55.663cm" svg:y="3.756cm">
            <text:p/>
          </draw:circle>
          <draw:circle draw:style-name="gr4" draw:text-style-name="P1" draw:layer="BOARD Layer" svg:width="0.473cm" svg:height="0.473cm" svg:x="56.664cm" svg:y="3.757cm">
            <text:p/>
          </draw:circle>
          <draw:circle draw:style-name="gr4" draw:text-style-name="P1" draw:layer="BOARD Layer" svg:width="0.473cm" svg:height="0.473cm" svg:x="57.663cm" svg:y="2.756cm">
            <text:p/>
          </draw:circle>
          <draw:circle draw:style-name="gr4" draw:text-style-name="P1" draw:layer="BOARD Layer" svg:width="0.473cm" svg:height="0.473cm" svg:x="58.664cm" svg:y="2.757cm">
            <text:p/>
          </draw:circle>
          <draw:circle draw:style-name="gr4" draw:text-style-name="P1" draw:layer="BOARD Layer" svg:width="0.473cm" svg:height="0.473cm" svg:x="57.663cm" svg:y="3.756cm">
            <text:p/>
          </draw:circle>
          <draw:circle draw:style-name="gr4" draw:text-style-name="P1" draw:layer="BOARD Layer" svg:width="0.473cm" svg:height="0.473cm" svg:x="58.664cm" svg:y="3.757cm">
            <text:p/>
          </draw:circle>
          <draw:circle draw:style-name="gr4" draw:text-style-name="P1" draw:layer="BOARD Layer" svg:width="0.473cm" svg:height="0.473cm" svg:x="55.663cm" svg:y="4.656cm">
            <text:p/>
          </draw:circle>
          <draw:circle draw:style-name="gr4" draw:text-style-name="P1" draw:layer="BOARD Layer" svg:width="0.473cm" svg:height="0.473cm" svg:x="56.664cm" svg:y="4.657cm">
            <text:p/>
          </draw:circle>
          <draw:circle draw:style-name="gr4" draw:text-style-name="P1" draw:layer="BOARD Layer" svg:width="0.473cm" svg:height="0.473cm" svg:x="55.663cm" svg:y="5.656cm">
            <text:p/>
          </draw:circle>
          <draw:circle draw:style-name="gr4" draw:text-style-name="P1" draw:layer="BOARD Layer" svg:width="0.473cm" svg:height="0.473cm" svg:x="56.664cm" svg:y="5.657cm">
            <text:p/>
          </draw:circle>
          <draw:circle draw:style-name="gr4" draw:text-style-name="P1" draw:layer="BOARD Layer" svg:width="0.473cm" svg:height="0.473cm" svg:x="57.663cm" svg:y="4.656cm">
            <text:p/>
          </draw:circle>
          <draw:circle draw:style-name="gr4" draw:text-style-name="P1" draw:layer="BOARD Layer" svg:width="0.473cm" svg:height="0.473cm" svg:x="58.664cm" svg:y="4.657cm">
            <text:p/>
          </draw:circle>
          <draw:circle draw:style-name="gr4" draw:text-style-name="P1" draw:layer="BOARD Layer" svg:width="0.473cm" svg:height="0.473cm" svg:x="57.663cm" svg:y="5.656cm">
            <text:p/>
          </draw:circle>
          <draw:circle draw:style-name="gr4" draw:text-style-name="P1" draw:layer="BOARD Layer" svg:width="0.473cm" svg:height="0.473cm" svg:x="58.664cm" svg:y="5.657cm">
            <text:p/>
          </draw:circle>
          <draw:circle draw:style-name="gr4" draw:text-style-name="P1" draw:layer="BOARD Layer" svg:width="0.473cm" svg:height="0.473cm" svg:x="51.663cm" svg:y="6.756cm">
            <text:p/>
          </draw:circle>
          <draw:circle draw:style-name="gr4" draw:text-style-name="P1" draw:layer="BOARD Layer" svg:width="0.473cm" svg:height="0.473cm" svg:x="52.664cm" svg:y="6.757cm">
            <text:p/>
          </draw:circle>
          <draw:circle draw:style-name="gr4" draw:text-style-name="P1" draw:layer="BOARD Layer" svg:width="0.473cm" svg:height="0.473cm" svg:x="51.663cm" svg:y="7.756cm">
            <text:p/>
          </draw:circle>
          <draw:circle draw:style-name="gr4" draw:text-style-name="P1" draw:layer="BOARD Layer" svg:width="0.473cm" svg:height="0.473cm" svg:x="52.664cm" svg:y="7.757cm">
            <text:p/>
          </draw:circle>
          <draw:circle draw:style-name="gr4" draw:text-style-name="P1" draw:layer="BOARD Layer" svg:width="0.473cm" svg:height="0.473cm" svg:x="53.663cm" svg:y="6.756cm">
            <text:p/>
          </draw:circle>
          <draw:circle draw:style-name="gr4" draw:text-style-name="P1" draw:layer="BOARD Layer" svg:width="0.473cm" svg:height="0.473cm" svg:x="54.664cm" svg:y="6.757cm">
            <text:p/>
          </draw:circle>
          <draw:circle draw:style-name="gr4" draw:text-style-name="P1" draw:layer="BOARD Layer" svg:width="0.473cm" svg:height="0.473cm" svg:x="53.663cm" svg:y="7.756cm">
            <text:p/>
          </draw:circle>
          <draw:circle draw:style-name="gr4" draw:text-style-name="P1" draw:layer="BOARD Layer" svg:width="0.473cm" svg:height="0.473cm" svg:x="54.664cm" svg:y="7.757cm">
            <text:p/>
          </draw:circle>
          <draw:circle draw:style-name="gr4" draw:text-style-name="P1" draw:layer="BOARD Layer" svg:width="0.473cm" svg:height="0.473cm" svg:x="51.663cm" svg:y="8.656cm">
            <text:p/>
          </draw:circle>
          <draw:circle draw:style-name="gr4" draw:text-style-name="P1" draw:layer="BOARD Layer" svg:width="0.473cm" svg:height="0.473cm" svg:x="52.664cm" svg:y="8.657cm">
            <text:p/>
          </draw:circle>
          <draw:circle draw:style-name="gr4" draw:text-style-name="P1" draw:layer="BOARD Layer" svg:width="0.473cm" svg:height="0.473cm" svg:x="51.663cm" svg:y="9.656cm">
            <text:p/>
          </draw:circle>
          <draw:circle draw:style-name="gr4" draw:text-style-name="P1" draw:layer="BOARD Layer" svg:width="0.473cm" svg:height="0.473cm" svg:x="52.664cm" svg:y="9.657cm">
            <text:p/>
          </draw:circle>
          <draw:circle draw:style-name="gr4" draw:text-style-name="P1" draw:layer="BOARD Layer" svg:width="0.473cm" svg:height="0.473cm" svg:x="53.663cm" svg:y="8.656cm">
            <text:p/>
          </draw:circle>
          <draw:circle draw:style-name="gr4" draw:text-style-name="P1" draw:layer="BOARD Layer" svg:width="0.473cm" svg:height="0.473cm" svg:x="54.664cm" svg:y="8.657cm">
            <text:p/>
          </draw:circle>
          <draw:circle draw:style-name="gr4" draw:text-style-name="P1" draw:layer="BOARD Layer" svg:width="0.473cm" svg:height="0.473cm" svg:x="53.663cm" svg:y="9.656cm">
            <text:p/>
          </draw:circle>
          <draw:circle draw:style-name="gr4" draw:text-style-name="P1" draw:layer="BOARD Layer" svg:width="0.473cm" svg:height="0.473cm" svg:x="54.664cm" svg:y="9.657cm">
            <text:p/>
          </draw:circle>
          <draw:circle draw:style-name="gr4" draw:text-style-name="P1" draw:layer="BOARD Layer" svg:width="0.473cm" svg:height="0.473cm" svg:x="55.663cm" svg:y="6.756cm">
            <text:p/>
          </draw:circle>
          <draw:circle draw:style-name="gr4" draw:text-style-name="P1" draw:layer="BOARD Layer" svg:width="0.473cm" svg:height="0.473cm" svg:x="56.664cm" svg:y="6.757cm">
            <text:p/>
          </draw:circle>
          <draw:circle draw:style-name="gr4" draw:text-style-name="P1" draw:layer="BOARD Layer" svg:width="0.473cm" svg:height="0.473cm" svg:x="55.663cm" svg:y="7.756cm">
            <text:p/>
          </draw:circle>
          <draw:circle draw:style-name="gr4" draw:text-style-name="P1" draw:layer="BOARD Layer" svg:width="0.473cm" svg:height="0.473cm" svg:x="56.664cm" svg:y="7.757cm">
            <text:p/>
          </draw:circle>
          <draw:circle draw:style-name="gr4" draw:text-style-name="P1" draw:layer="BOARD Layer" svg:width="0.473cm" svg:height="0.473cm" svg:x="57.663cm" svg:y="6.756cm">
            <text:p/>
          </draw:circle>
          <draw:circle draw:style-name="gr4" draw:text-style-name="P1" draw:layer="BOARD Layer" svg:width="0.473cm" svg:height="0.473cm" svg:x="58.664cm" svg:y="6.757cm">
            <text:p/>
          </draw:circle>
          <draw:circle draw:style-name="gr4" draw:text-style-name="P1" draw:layer="BOARD Layer" svg:width="0.473cm" svg:height="0.473cm" svg:x="57.663cm" svg:y="7.756cm">
            <text:p/>
          </draw:circle>
          <draw:circle draw:style-name="gr4" draw:text-style-name="P1" draw:layer="BOARD Layer" svg:width="0.473cm" svg:height="0.473cm" svg:x="58.664cm" svg:y="7.757cm">
            <text:p/>
          </draw:circle>
          <draw:circle draw:style-name="gr4" draw:text-style-name="P1" draw:layer="BOARD Layer" svg:width="0.473cm" svg:height="0.473cm" svg:x="55.663cm" svg:y="8.656cm">
            <text:p/>
          </draw:circle>
          <draw:circle draw:style-name="gr4" draw:text-style-name="P1" draw:layer="BOARD Layer" svg:width="0.473cm" svg:height="0.473cm" svg:x="56.664cm" svg:y="8.657cm">
            <text:p/>
          </draw:circle>
          <draw:circle draw:style-name="gr4" draw:text-style-name="P1" draw:layer="BOARD Layer" svg:width="0.473cm" svg:height="0.473cm" svg:x="55.663cm" svg:y="9.656cm">
            <text:p/>
          </draw:circle>
          <draw:circle draw:style-name="gr4" draw:text-style-name="P1" draw:layer="BOARD Layer" svg:width="0.473cm" svg:height="0.473cm" svg:x="56.664cm" svg:y="9.657cm">
            <text:p/>
          </draw:circle>
          <draw:circle draw:style-name="gr4" draw:text-style-name="P1" draw:layer="BOARD Layer" svg:width="0.473cm" svg:height="0.473cm" svg:x="57.663cm" svg:y="8.656cm">
            <text:p/>
          </draw:circle>
          <draw:circle draw:style-name="gr4" draw:text-style-name="P1" draw:layer="BOARD Layer" svg:width="0.473cm" svg:height="0.473cm" svg:x="58.664cm" svg:y="8.657cm">
            <text:p/>
          </draw:circle>
          <draw:circle draw:style-name="gr4" draw:text-style-name="P1" draw:layer="BOARD Layer" svg:width="0.473cm" svg:height="0.473cm" svg:x="57.663cm" svg:y="9.656cm">
            <text:p/>
          </draw:circle>
          <draw:circle draw:style-name="gr4" draw:text-style-name="P1" draw:layer="BOARD Layer" svg:width="0.473cm" svg:height="0.473cm" svg:x="58.664cm" svg:y="9.657cm">
            <text:p/>
          </draw:circle>
          <draw:circle draw:style-name="gr4" draw:text-style-name="P1" draw:layer="BOARD Layer" svg:width="0.473cm" svg:height="0.473cm" svg:x="43.663cm" svg:y="10.756cm">
            <text:p/>
          </draw:circle>
          <draw:circle draw:style-name="gr4" draw:text-style-name="P1" draw:layer="BOARD Layer" svg:width="0.473cm" svg:height="0.473cm" svg:x="44.664cm" svg:y="10.757cm">
            <text:p/>
          </draw:circle>
          <draw:circle draw:style-name="gr4" draw:text-style-name="P1" draw:layer="BOARD Layer" svg:width="0.473cm" svg:height="0.473cm" svg:x="43.663cm" svg:y="11.756cm">
            <text:p/>
          </draw:circle>
          <draw:circle draw:style-name="gr4" draw:text-style-name="P1" draw:layer="BOARD Layer" svg:width="0.473cm" svg:height="0.473cm" svg:x="44.664cm" svg:y="11.757cm">
            <text:p/>
          </draw:circle>
          <draw:circle draw:style-name="gr4" draw:text-style-name="P1" draw:layer="BOARD Layer" svg:width="0.473cm" svg:height="0.473cm" svg:x="45.663cm" svg:y="10.756cm">
            <text:p/>
          </draw:circle>
          <draw:circle draw:style-name="gr4" draw:text-style-name="P1" draw:layer="BOARD Layer" svg:width="0.473cm" svg:height="0.473cm" svg:x="46.664cm" svg:y="10.757cm">
            <text:p/>
          </draw:circle>
          <draw:circle draw:style-name="gr4" draw:text-style-name="P1" draw:layer="BOARD Layer" svg:width="0.473cm" svg:height="0.473cm" svg:x="45.663cm" svg:y="11.756cm">
            <text:p/>
          </draw:circle>
          <draw:circle draw:style-name="gr4" draw:text-style-name="P1" draw:layer="BOARD Layer" svg:width="0.473cm" svg:height="0.473cm" svg:x="46.664cm" svg:y="11.757cm">
            <text:p/>
          </draw:circle>
          <draw:circle draw:style-name="gr4" draw:text-style-name="P1" draw:layer="BOARD Layer" svg:width="0.473cm" svg:height="0.473cm" svg:x="43.663cm" svg:y="12.656cm">
            <text:p/>
          </draw:circle>
          <draw:circle draw:style-name="gr4" draw:text-style-name="P1" draw:layer="BOARD Layer" svg:width="0.473cm" svg:height="0.473cm" svg:x="44.664cm" svg:y="12.657cm">
            <text:p/>
          </draw:circle>
          <draw:circle draw:style-name="gr4" draw:text-style-name="P1" draw:layer="BOARD Layer" svg:width="0.473cm" svg:height="0.473cm" svg:x="43.663cm" svg:y="13.656cm">
            <text:p/>
          </draw:circle>
          <draw:circle draw:style-name="gr4" draw:text-style-name="P1" draw:layer="BOARD Layer" svg:width="0.473cm" svg:height="0.473cm" svg:x="44.664cm" svg:y="13.657cm">
            <text:p/>
          </draw:circle>
          <draw:circle draw:style-name="gr4" draw:text-style-name="P1" draw:layer="BOARD Layer" svg:width="0.473cm" svg:height="0.473cm" svg:x="45.663cm" svg:y="12.656cm">
            <text:p/>
          </draw:circle>
          <draw:circle draw:style-name="gr4" draw:text-style-name="P1" draw:layer="BOARD Layer" svg:width="0.473cm" svg:height="0.473cm" svg:x="46.664cm" svg:y="12.657cm">
            <text:p/>
          </draw:circle>
          <draw:circle draw:style-name="gr4" draw:text-style-name="P1" draw:layer="BOARD Layer" svg:width="0.473cm" svg:height="0.473cm" svg:x="45.663cm" svg:y="13.656cm">
            <text:p/>
          </draw:circle>
          <draw:circle draw:style-name="gr4" draw:text-style-name="P1" draw:layer="BOARD Layer" svg:width="0.473cm" svg:height="0.473cm" svg:x="46.664cm" svg:y="13.657cm">
            <text:p/>
          </draw:circle>
          <draw:circle draw:style-name="gr4" draw:text-style-name="P1" draw:layer="BOARD Layer" svg:width="0.473cm" svg:height="0.473cm" svg:x="47.663cm" svg:y="10.756cm">
            <text:p/>
          </draw:circle>
          <draw:circle draw:style-name="gr4" draw:text-style-name="P1" draw:layer="BOARD Layer" svg:width="0.473cm" svg:height="0.473cm" svg:x="48.664cm" svg:y="10.757cm">
            <text:p/>
          </draw:circle>
          <draw:circle draw:style-name="gr4" draw:text-style-name="P1" draw:layer="BOARD Layer" svg:width="0.473cm" svg:height="0.473cm" svg:x="47.663cm" svg:y="11.756cm">
            <text:p/>
          </draw:circle>
          <draw:circle draw:style-name="gr4" draw:text-style-name="P1" draw:layer="BOARD Layer" svg:width="0.473cm" svg:height="0.473cm" svg:x="48.664cm" svg:y="11.757cm">
            <text:p/>
          </draw:circle>
          <draw:circle draw:style-name="gr4" draw:text-style-name="P1" draw:layer="BOARD Layer" svg:width="0.473cm" svg:height="0.473cm" svg:x="49.663cm" svg:y="10.756cm">
            <text:p/>
          </draw:circle>
          <draw:circle draw:style-name="gr4" draw:text-style-name="P1" draw:layer="BOARD Layer" svg:width="0.473cm" svg:height="0.473cm" svg:x="50.664cm" svg:y="10.757cm">
            <text:p/>
          </draw:circle>
          <draw:circle draw:style-name="gr4" draw:text-style-name="P1" draw:layer="BOARD Layer" svg:width="0.473cm" svg:height="0.473cm" svg:x="49.663cm" svg:y="11.756cm">
            <text:p/>
          </draw:circle>
          <draw:circle draw:style-name="gr4" draw:text-style-name="P1" draw:layer="BOARD Layer" svg:width="0.473cm" svg:height="0.473cm" svg:x="50.664cm" svg:y="11.757cm">
            <text:p/>
          </draw:circle>
          <draw:circle draw:style-name="gr4" draw:text-style-name="P1" draw:layer="BOARD Layer" svg:width="0.473cm" svg:height="0.473cm" svg:x="47.663cm" svg:y="12.656cm">
            <text:p/>
          </draw:circle>
          <draw:circle draw:style-name="gr4" draw:text-style-name="P1" draw:layer="BOARD Layer" svg:width="0.473cm" svg:height="0.473cm" svg:x="48.664cm" svg:y="12.657cm">
            <text:p/>
          </draw:circle>
          <draw:circle draw:style-name="gr4" draw:text-style-name="P1" draw:layer="BOARD Layer" svg:width="0.473cm" svg:height="0.473cm" svg:x="47.663cm" svg:y="13.656cm">
            <text:p/>
          </draw:circle>
          <draw:circle draw:style-name="gr4" draw:text-style-name="P1" draw:layer="BOARD Layer" svg:width="0.473cm" svg:height="0.473cm" svg:x="48.664cm" svg:y="13.657cm">
            <text:p/>
          </draw:circle>
          <draw:circle draw:style-name="gr4" draw:text-style-name="P1" draw:layer="BOARD Layer" svg:width="0.473cm" svg:height="0.473cm" svg:x="49.663cm" svg:y="12.656cm">
            <text:p/>
          </draw:circle>
          <draw:circle draw:style-name="gr4" draw:text-style-name="P1" draw:layer="BOARD Layer" svg:width="0.473cm" svg:height="0.473cm" svg:x="50.664cm" svg:y="12.657cm">
            <text:p/>
          </draw:circle>
          <draw:circle draw:style-name="gr4" draw:text-style-name="P1" draw:layer="BOARD Layer" svg:width="0.473cm" svg:height="0.473cm" svg:x="49.663cm" svg:y="13.656cm">
            <text:p/>
          </draw:circle>
          <draw:circle draw:style-name="gr4" draw:text-style-name="P1" draw:layer="BOARD Layer" svg:width="0.473cm" svg:height="0.473cm" svg:x="50.664cm" svg:y="13.657cm">
            <text:p/>
          </draw:circle>
          <draw:circle draw:style-name="gr4" draw:text-style-name="P1" draw:layer="BOARD Layer" svg:width="0.473cm" svg:height="0.473cm" svg:x="43.663cm" svg:y="14.756cm">
            <text:p/>
          </draw:circle>
          <draw:circle draw:style-name="gr4" draw:text-style-name="P1" draw:layer="BOARD Layer" svg:width="0.473cm" svg:height="0.473cm" svg:x="44.664cm" svg:y="14.757cm">
            <text:p/>
          </draw:circle>
          <draw:circle draw:style-name="gr4" draw:text-style-name="P1" draw:layer="BOARD Layer" svg:width="0.473cm" svg:height="0.473cm" svg:x="43.663cm" svg:y="15.756cm">
            <text:p/>
          </draw:circle>
          <draw:circle draw:style-name="gr4" draw:text-style-name="P1" draw:layer="BOARD Layer" svg:width="0.473cm" svg:height="0.473cm" svg:x="44.664cm" svg:y="15.757cm">
            <text:p/>
          </draw:circle>
          <draw:circle draw:style-name="gr4" draw:text-style-name="P1" draw:layer="BOARD Layer" svg:width="0.473cm" svg:height="0.473cm" svg:x="45.663cm" svg:y="14.756cm">
            <text:p/>
          </draw:circle>
          <draw:circle draw:style-name="gr4" draw:text-style-name="P1" draw:layer="BOARD Layer" svg:width="0.473cm" svg:height="0.473cm" svg:x="46.664cm" svg:y="14.757cm">
            <text:p/>
          </draw:circle>
          <draw:circle draw:style-name="gr4" draw:text-style-name="P1" draw:layer="BOARD Layer" svg:width="0.473cm" svg:height="0.473cm" svg:x="45.663cm" svg:y="15.756cm">
            <text:p/>
          </draw:circle>
          <draw:circle draw:style-name="gr4" draw:text-style-name="P1" draw:layer="BOARD Layer" svg:width="0.473cm" svg:height="0.473cm" svg:x="46.664cm" svg:y="15.757cm">
            <text:p/>
          </draw:circle>
          <draw:circle draw:style-name="gr4" draw:text-style-name="P1" draw:layer="BOARD Layer" svg:width="0.473cm" svg:height="0.473cm" svg:x="43.663cm" svg:y="16.656cm">
            <text:p/>
          </draw:circle>
          <draw:circle draw:style-name="gr4" draw:text-style-name="P1" draw:layer="BOARD Layer" svg:width="0.473cm" svg:height="0.473cm" svg:x="44.664cm" svg:y="16.657cm">
            <text:p/>
          </draw:circle>
          <draw:circle draw:style-name="gr4" draw:text-style-name="P1" draw:layer="BOARD Layer" svg:width="0.473cm" svg:height="0.473cm" svg:x="43.663cm" svg:y="17.656cm">
            <text:p/>
          </draw:circle>
          <draw:circle draw:style-name="gr4" draw:text-style-name="P1" draw:layer="BOARD Layer" svg:width="0.473cm" svg:height="0.473cm" svg:x="44.664cm" svg:y="17.657cm">
            <text:p/>
          </draw:circle>
          <draw:circle draw:style-name="gr4" draw:text-style-name="P1" draw:layer="BOARD Layer" svg:width="0.473cm" svg:height="0.473cm" svg:x="45.663cm" svg:y="16.656cm">
            <text:p/>
          </draw:circle>
          <draw:circle draw:style-name="gr4" draw:text-style-name="P1" draw:layer="BOARD Layer" svg:width="0.473cm" svg:height="0.473cm" svg:x="46.664cm" svg:y="16.657cm">
            <text:p/>
          </draw:circle>
          <draw:circle draw:style-name="gr4" draw:text-style-name="P1" draw:layer="BOARD Layer" svg:width="0.473cm" svg:height="0.473cm" svg:x="45.663cm" svg:y="17.656cm">
            <text:p/>
          </draw:circle>
          <draw:circle draw:style-name="gr4" draw:text-style-name="P1" draw:layer="BOARD Layer" svg:width="0.473cm" svg:height="0.473cm" svg:x="46.664cm" svg:y="17.657cm">
            <text:p/>
          </draw:circle>
          <draw:circle draw:style-name="gr4" draw:text-style-name="P1" draw:layer="BOARD Layer" svg:width="0.473cm" svg:height="0.473cm" svg:x="47.663cm" svg:y="14.756cm">
            <text:p/>
          </draw:circle>
          <draw:circle draw:style-name="gr4" draw:text-style-name="P1" draw:layer="BOARD Layer" svg:width="0.473cm" svg:height="0.473cm" svg:x="48.664cm" svg:y="14.757cm">
            <text:p/>
          </draw:circle>
          <draw:circle draw:style-name="gr4" draw:text-style-name="P1" draw:layer="BOARD Layer" svg:width="0.473cm" svg:height="0.473cm" svg:x="47.663cm" svg:y="15.756cm">
            <text:p/>
          </draw:circle>
          <draw:circle draw:style-name="gr4" draw:text-style-name="P1" draw:layer="BOARD Layer" svg:width="0.473cm" svg:height="0.473cm" svg:x="48.664cm" svg:y="15.757cm">
            <text:p/>
          </draw:circle>
          <draw:circle draw:style-name="gr4" draw:text-style-name="P1" draw:layer="BOARD Layer" svg:width="0.473cm" svg:height="0.473cm" svg:x="49.663cm" svg:y="14.756cm">
            <text:p/>
          </draw:circle>
          <draw:circle draw:style-name="gr4" draw:text-style-name="P1" draw:layer="BOARD Layer" svg:width="0.473cm" svg:height="0.473cm" svg:x="50.664cm" svg:y="14.757cm">
            <text:p/>
          </draw:circle>
          <draw:circle draw:style-name="gr4" draw:text-style-name="P1" draw:layer="BOARD Layer" svg:width="0.473cm" svg:height="0.473cm" svg:x="49.663cm" svg:y="15.756cm">
            <text:p/>
          </draw:circle>
          <draw:circle draw:style-name="gr4" draw:text-style-name="P1" draw:layer="BOARD Layer" svg:width="0.473cm" svg:height="0.473cm" svg:x="50.664cm" svg:y="15.757cm">
            <text:p/>
          </draw:circle>
          <draw:circle draw:style-name="gr4" draw:text-style-name="P1" draw:layer="BOARD Layer" svg:width="0.473cm" svg:height="0.473cm" svg:x="47.663cm" svg:y="16.656cm">
            <text:p/>
          </draw:circle>
          <draw:circle draw:style-name="gr4" draw:text-style-name="P1" draw:layer="BOARD Layer" svg:width="0.473cm" svg:height="0.473cm" svg:x="48.664cm" svg:y="16.657cm">
            <text:p/>
          </draw:circle>
          <draw:circle draw:style-name="gr4" draw:text-style-name="P1" draw:layer="BOARD Layer" svg:width="0.473cm" svg:height="0.473cm" svg:x="47.663cm" svg:y="17.656cm">
            <text:p/>
          </draw:circle>
          <draw:circle draw:style-name="gr4" draw:text-style-name="P1" draw:layer="BOARD Layer" svg:width="0.473cm" svg:height="0.473cm" svg:x="48.664cm" svg:y="17.657cm">
            <text:p/>
          </draw:circle>
          <draw:circle draw:style-name="gr4" draw:text-style-name="P1" draw:layer="BOARD Layer" svg:width="0.473cm" svg:height="0.473cm" svg:x="49.663cm" svg:y="16.656cm">
            <text:p/>
          </draw:circle>
          <draw:circle draw:style-name="gr4" draw:text-style-name="P1" draw:layer="BOARD Layer" svg:width="0.473cm" svg:height="0.473cm" svg:x="50.664cm" svg:y="16.657cm">
            <text:p/>
          </draw:circle>
          <draw:circle draw:style-name="gr4" draw:text-style-name="P1" draw:layer="BOARD Layer" svg:width="0.473cm" svg:height="0.473cm" svg:x="49.663cm" svg:y="17.656cm">
            <text:p/>
          </draw:circle>
          <draw:circle draw:style-name="gr4" draw:text-style-name="P1" draw:layer="BOARD Layer" svg:width="0.473cm" svg:height="0.473cm" svg:x="50.664cm" svg:y="17.657cm">
            <text:p/>
          </draw:circle>
          <draw:circle draw:style-name="gr4" draw:text-style-name="P1" draw:layer="BOARD Layer" svg:width="0.473cm" svg:height="0.473cm" svg:x="51.663cm" svg:y="10.756cm">
            <text:p/>
          </draw:circle>
          <draw:circle draw:style-name="gr4" draw:text-style-name="P1" draw:layer="BOARD Layer" svg:width="0.473cm" svg:height="0.473cm" svg:x="52.664cm" svg:y="10.757cm">
            <text:p/>
          </draw:circle>
          <draw:circle draw:style-name="gr4" draw:text-style-name="P1" draw:layer="BOARD Layer" svg:width="0.473cm" svg:height="0.473cm" svg:x="51.663cm" svg:y="11.756cm">
            <text:p/>
          </draw:circle>
          <draw:circle draw:style-name="gr4" draw:text-style-name="P1" draw:layer="BOARD Layer" svg:width="0.473cm" svg:height="0.473cm" svg:x="52.664cm" svg:y="11.757cm">
            <text:p/>
          </draw:circle>
          <draw:circle draw:style-name="gr4" draw:text-style-name="P1" draw:layer="BOARD Layer" svg:width="0.473cm" svg:height="0.473cm" svg:x="53.663cm" svg:y="10.756cm">
            <text:p/>
          </draw:circle>
          <draw:circle draw:style-name="gr4" draw:text-style-name="P1" draw:layer="BOARD Layer" svg:width="0.473cm" svg:height="0.473cm" svg:x="54.664cm" svg:y="10.757cm">
            <text:p/>
          </draw:circle>
          <draw:circle draw:style-name="gr4" draw:text-style-name="P1" draw:layer="BOARD Layer" svg:width="0.473cm" svg:height="0.473cm" svg:x="53.663cm" svg:y="11.756cm">
            <text:p/>
          </draw:circle>
          <draw:circle draw:style-name="gr4" draw:text-style-name="P1" draw:layer="BOARD Layer" svg:width="0.473cm" svg:height="0.473cm" svg:x="54.664cm" svg:y="11.757cm">
            <text:p/>
          </draw:circle>
          <draw:circle draw:style-name="gr4" draw:text-style-name="P1" draw:layer="BOARD Layer" svg:width="0.473cm" svg:height="0.473cm" svg:x="51.663cm" svg:y="12.656cm">
            <text:p/>
          </draw:circle>
          <draw:circle draw:style-name="gr4" draw:text-style-name="P1" draw:layer="BOARD Layer" svg:width="0.473cm" svg:height="0.473cm" svg:x="52.664cm" svg:y="12.657cm">
            <text:p/>
          </draw:circle>
          <draw:circle draw:style-name="gr4" draw:text-style-name="P1" draw:layer="BOARD Layer" svg:width="0.473cm" svg:height="0.473cm" svg:x="51.663cm" svg:y="13.656cm">
            <text:p/>
          </draw:circle>
          <draw:circle draw:style-name="gr4" draw:text-style-name="P1" draw:layer="BOARD Layer" svg:width="0.473cm" svg:height="0.473cm" svg:x="52.664cm" svg:y="13.657cm">
            <text:p/>
          </draw:circle>
          <draw:circle draw:style-name="gr4" draw:text-style-name="P1" draw:layer="BOARD Layer" svg:width="0.473cm" svg:height="0.473cm" svg:x="53.663cm" svg:y="12.656cm">
            <text:p/>
          </draw:circle>
          <draw:circle draw:style-name="gr4" draw:text-style-name="P1" draw:layer="BOARD Layer" svg:width="0.473cm" svg:height="0.473cm" svg:x="54.664cm" svg:y="12.657cm">
            <text:p/>
          </draw:circle>
          <draw:circle draw:style-name="gr4" draw:text-style-name="P1" draw:layer="BOARD Layer" svg:width="0.473cm" svg:height="0.473cm" svg:x="53.663cm" svg:y="13.656cm">
            <text:p/>
          </draw:circle>
          <draw:circle draw:style-name="gr4" draw:text-style-name="P1" draw:layer="BOARD Layer" svg:width="0.473cm" svg:height="0.473cm" svg:x="54.664cm" svg:y="13.657cm">
            <text:p/>
          </draw:circle>
          <draw:circle draw:style-name="gr4" draw:text-style-name="P1" draw:layer="BOARD Layer" svg:width="0.473cm" svg:height="0.473cm" svg:x="55.663cm" svg:y="10.756cm">
            <text:p/>
          </draw:circle>
          <draw:circle draw:style-name="gr4" draw:text-style-name="P1" draw:layer="BOARD Layer" svg:width="0.473cm" svg:height="0.473cm" svg:x="56.664cm" svg:y="10.757cm">
            <text:p/>
          </draw:circle>
          <draw:circle draw:style-name="gr4" draw:text-style-name="P1" draw:layer="BOARD Layer" svg:width="0.473cm" svg:height="0.473cm" svg:x="55.663cm" svg:y="11.756cm">
            <text:p/>
          </draw:circle>
          <draw:circle draw:style-name="gr4" draw:text-style-name="P1" draw:layer="BOARD Layer" svg:width="0.473cm" svg:height="0.473cm" svg:x="56.664cm" svg:y="11.757cm">
            <text:p/>
          </draw:circle>
          <draw:circle draw:style-name="gr4" draw:text-style-name="P1" draw:layer="BOARD Layer" svg:width="0.473cm" svg:height="0.473cm" svg:x="57.663cm" svg:y="10.756cm">
            <text:p/>
          </draw:circle>
          <draw:circle draw:style-name="gr4" draw:text-style-name="P1" draw:layer="BOARD Layer" svg:width="0.473cm" svg:height="0.473cm" svg:x="58.664cm" svg:y="10.757cm">
            <text:p/>
          </draw:circle>
          <draw:circle draw:style-name="gr4" draw:text-style-name="P1" draw:layer="BOARD Layer" svg:width="0.473cm" svg:height="0.473cm" svg:x="57.663cm" svg:y="11.756cm">
            <text:p/>
          </draw:circle>
          <draw:circle draw:style-name="gr4" draw:text-style-name="P1" draw:layer="BOARD Layer" svg:width="0.473cm" svg:height="0.473cm" svg:x="55.663cm" svg:y="12.656cm">
            <text:p/>
          </draw:circle>
          <draw:circle draw:style-name="gr4" draw:text-style-name="P1" draw:layer="BOARD Layer" svg:width="0.473cm" svg:height="0.473cm" svg:x="56.664cm" svg:y="12.657cm">
            <text:p/>
          </draw:circle>
          <draw:circle draw:style-name="gr4" draw:text-style-name="P1" draw:layer="BOARD Layer" svg:width="0.473cm" svg:height="0.473cm" svg:x="55.663cm" svg:y="13.656cm">
            <text:p/>
          </draw:circle>
          <draw:circle draw:style-name="gr4" draw:text-style-name="P1" draw:layer="BOARD Layer" svg:width="0.473cm" svg:height="0.473cm" svg:x="56.664cm" svg:y="13.657cm">
            <text:p/>
          </draw:circle>
          <draw:circle draw:style-name="gr4" draw:text-style-name="P1" draw:layer="BOARD Layer" svg:width="0.473cm" svg:height="0.473cm" svg:x="57.663cm" svg:y="12.656cm">
            <text:p/>
          </draw:circle>
          <draw:circle draw:style-name="gr4" draw:text-style-name="P1" draw:layer="BOARD Layer" svg:width="0.473cm" svg:height="0.473cm" svg:x="51.663cm" svg:y="14.756cm">
            <text:p/>
          </draw:circle>
          <draw:circle draw:style-name="gr4" draw:text-style-name="P1" draw:layer="BOARD Layer" svg:width="0.473cm" svg:height="0.473cm" svg:x="52.664cm" svg:y="14.757cm">
            <text:p/>
          </draw:circle>
          <draw:circle draw:style-name="gr4" draw:text-style-name="P1" draw:layer="BOARD Layer" svg:width="0.473cm" svg:height="0.473cm" svg:x="51.663cm" svg:y="15.756cm">
            <text:p/>
          </draw:circle>
          <draw:circle draw:style-name="gr4" draw:text-style-name="P1" draw:layer="BOARD Layer" svg:width="0.473cm" svg:height="0.473cm" svg:x="52.664cm" svg:y="15.757cm">
            <text:p/>
          </draw:circle>
          <draw:circle draw:style-name="gr4" draw:text-style-name="P1" draw:layer="BOARD Layer" svg:width="0.473cm" svg:height="0.473cm" svg:x="53.663cm" svg:y="14.756cm">
            <text:p/>
          </draw:circle>
          <draw:circle draw:style-name="gr4" draw:text-style-name="P1" draw:layer="BOARD Layer" svg:width="0.473cm" svg:height="0.473cm" svg:x="54.664cm" svg:y="14.757cm">
            <text:p/>
          </draw:circle>
          <draw:circle draw:style-name="gr4" draw:text-style-name="P1" draw:layer="BOARD Layer" svg:width="0.473cm" svg:height="0.473cm" svg:x="53.663cm" svg:y="15.756cm">
            <text:p/>
          </draw:circle>
          <draw:circle draw:style-name="gr4" draw:text-style-name="P1" draw:layer="BOARD Layer" svg:width="0.473cm" svg:height="0.473cm" svg:x="51.663cm" svg:y="16.656cm">
            <text:p/>
          </draw:circle>
          <draw:circle draw:style-name="gr4" draw:text-style-name="P1" draw:layer="BOARD Layer" svg:width="0.473cm" svg:height="0.473cm" svg:x="52.664cm" svg:y="16.657cm">
            <text:p/>
          </draw:circle>
          <draw:circle draw:style-name="gr4" draw:text-style-name="P1" draw:layer="BOARD Layer" svg:width="0.473cm" svg:height="0.473cm" svg:x="55.663cm" svg:y="14.756cm">
            <text:p/>
          </draw:circle>
          <draw:circle draw:style-name="gr4" draw:text-style-name="P1" draw:layer="BOARD Layer" svg:width="0.473cm" svg:height="0.473cm" svg:x="43.663cm" svg:y="18.656cm">
            <text:p/>
          </draw:circle>
          <draw:circle draw:style-name="gr4" draw:text-style-name="P1" draw:layer="BOARD Layer" svg:width="0.473cm" svg:height="0.473cm" svg:x="44.664cm" svg:y="18.657cm">
            <text:p/>
          </draw:circle>
          <draw:circle draw:style-name="gr4" draw:text-style-name="P1" draw:layer="BOARD Layer" svg:width="0.473cm" svg:height="0.473cm" svg:x="43.663cm" svg:y="19.656cm">
            <text:p/>
          </draw:circle>
          <draw:circle draw:style-name="gr4" draw:text-style-name="P1" draw:layer="BOARD Layer" svg:width="0.473cm" svg:height="0.473cm" svg:x="44.664cm" svg:y="19.657cm">
            <text:p/>
          </draw:circle>
          <draw:circle draw:style-name="gr4" draw:text-style-name="P1" draw:layer="BOARD Layer" svg:width="0.473cm" svg:height="0.473cm" svg:x="45.663cm" svg:y="18.656cm">
            <text:p/>
          </draw:circle>
          <draw:circle draw:style-name="gr4" draw:text-style-name="P1" draw:layer="BOARD Layer" svg:width="0.473cm" svg:height="0.473cm" svg:x="46.664cm" svg:y="18.657cm">
            <text:p/>
          </draw:circle>
          <draw:circle draw:style-name="gr4" draw:text-style-name="P1" draw:layer="BOARD Layer" svg:width="0.473cm" svg:height="0.473cm" svg:x="45.663cm" svg:y="19.656cm">
            <text:p/>
          </draw:circle>
          <draw:circle draw:style-name="gr4" draw:text-style-name="P1" draw:layer="BOARD Layer" svg:width="0.473cm" svg:height="0.473cm" svg:x="46.664cm" svg:y="19.657cm">
            <text:p/>
          </draw:circle>
          <draw:circle draw:style-name="gr4" draw:text-style-name="P1" draw:layer="BOARD Layer" svg:width="0.473cm" svg:height="0.473cm" svg:x="43.663cm" svg:y="20.556cm">
            <text:p/>
          </draw:circle>
          <draw:circle draw:style-name="gr4" draw:text-style-name="P1" draw:layer="BOARD Layer" svg:width="0.473cm" svg:height="0.473cm" svg:x="44.664cm" svg:y="20.557cm">
            <text:p/>
          </draw:circle>
          <draw:circle draw:style-name="gr4" draw:text-style-name="P1" draw:layer="BOARD Layer" svg:width="0.473cm" svg:height="0.473cm" svg:x="43.663cm" svg:y="21.556cm">
            <text:p/>
          </draw:circle>
          <draw:circle draw:style-name="gr4" draw:text-style-name="P1" draw:layer="BOARD Layer" svg:width="0.473cm" svg:height="0.473cm" svg:x="45.663cm" svg:y="20.556cm">
            <text:p/>
          </draw:circle>
          <draw:circle draw:style-name="gr4" draw:text-style-name="P1" draw:layer="BOARD Layer" svg:width="0.473cm" svg:height="0.473cm" svg:x="46.664cm" svg:y="20.557cm">
            <text:p/>
          </draw:circle>
          <draw:circle draw:style-name="gr4" draw:text-style-name="P1" draw:layer="BOARD Layer" svg:width="0.473cm" svg:height="0.473cm" svg:x="47.663cm" svg:y="18.656cm">
            <text:p/>
          </draw:circle>
          <draw:circle draw:style-name="gr4" draw:text-style-name="P1" draw:layer="BOARD Layer" svg:width="0.473cm" svg:height="0.473cm" svg:x="48.664cm" svg:y="18.657cm">
            <text:p/>
          </draw:circle>
          <draw:circle draw:style-name="gr4" draw:text-style-name="P1" draw:layer="BOARD Layer" svg:width="0.473cm" svg:height="0.473cm" svg:x="47.663cm" svg:y="19.656cm">
            <text:p/>
          </draw:circle>
          <draw:frame draw:style-name="gr5" draw:layer="BOARD Layer" svg:width="0.853cm" svg:height="0.962cm" svg:x="4.518cm" svg:y="1.836cm">
            <draw:text-box>
              <text:p>1</text:p>
            </draw:text-box>
          </draw:frame>
          <draw:frame draw:style-name="gr5" draw:layer="BOARD Layer" svg:width="1.205cm" svg:height="0.962cm" svg:x="13.318cm" svg:y="1.909cm">
            <draw:text-box>
              <text:p>10</text:p>
            </draw:text-box>
          </draw:frame>
          <draw:frame draw:style-name="gr5" draw:layer="BOARD Layer" svg:width="1.205cm" svg:height="0.962cm" svg:x="23.445cm" svg:y="1.909cm">
            <draw:text-box>
              <text:p>20</text:p>
            </draw:text-box>
          </draw:frame>
          <draw:frame draw:style-name="gr5" draw:layer="BOARD Layer" svg:width="1.205cm" svg:height="0.962cm" svg:x="33.427cm" svg:y="1.909cm">
            <draw:text-box>
              <text:p>30</text:p>
            </draw:text-box>
          </draw:frame>
          <draw:frame draw:style-name="gr5" draw:layer="BOARD Layer" svg:width="1.205cm" svg:height="0.962cm" svg:x="43.318cm" svg:y="1.909cm">
            <draw:text-box>
              <text:p>40</text:p>
            </draw:text-box>
          </draw:frame>
          <draw:frame draw:style-name="gr5" draw:layer="BOARD Layer" svg:width="1.205cm" svg:height="0.962cm" svg:x="53.336cm" svg:y="1.89cm">
            <draw:text-box>
              <text:p>50</text:p>
            </draw:text-box>
          </draw:frame>
          <draw:frame draw:style-name="gr5" draw:layer="BOARD Layer" svg:width="1.205cm" svg:height="0.962cm" svg:x="58.236cm" svg:y="1.981cm">
            <draw:text-box>
              <text:p>55</text:p>
            </draw:text-box>
          </draw:frame>
          <draw:frame draw:style-name="gr6" draw:layer="BOARD Layer" svg:width="1.182cm" svg:height="0.962cm" svg:x="2.09cm" svg:y="2.518cm">
            <draw:text-box>
              <text:p>1</text:p>
            </draw:text-box>
          </draw:frame>
          <draw:frame draw:style-name="gr7" draw:layer="BOARD Layer" svg:width="1.273cm" svg:height="0.962cm" svg:x="2.181cm" svg:y="11.518cm">
            <draw:text-box>
              <text:p>10</text:p>
            </draw:text-box>
          </draw:frame>
          <draw:frame draw:style-name="gr8" draw:layer="BOARD Layer" svg:width="1.455cm" svg:height="1.068cm" svg:x="2.181cm" svg:y="21.354cm">
            <draw:text-box>
              <text:p>20</text:p>
            </draw:text-box>
          </draw:frame>
        </draw:g>
        <draw:g>
          <draw:g>
            <draw:g>
              <draw:rect draw:style-name="gr9" draw:text-style-name="P1" draw:layer="layout" svg:width="4.117cm" svg:height="4.726cm" svg:x="7.701cm" svg:y="3.126cm">
                <text:p/>
              </draw:rect>
              <draw:line draw:style-name="gr9" draw:text-style-name="P1" draw:layer="layout" svg:x1="6.908cm" svg:y1="2.99cm" svg:x2="9.6cm" svg:y2="2.99cm">
                <text:p/>
              </draw:line>
              <draw:line draw:style-name="gr9" draw:text-style-name="P1" draw:layer="layout" svg:x1="6.909cm" svg:y1="3.99cm" svg:x2="9.601cm" svg:y2="3.99cm">
                <text:p/>
              </draw:line>
              <draw:line draw:style-name="gr9" draw:text-style-name="P1" draw:layer="layout" svg:x1="6.908cm" svg:y1="4.99cm" svg:x2="9.6cm" svg:y2="4.99cm">
                <text:p/>
              </draw:line>
              <draw:line draw:style-name="gr9" draw:text-style-name="P1" draw:layer="layout" svg:x1="6.909cm" svg:y1="5.99cm" svg:x2="9.601cm" svg:y2="5.99cm">
                <text:p/>
              </draw:line>
              <draw:line draw:style-name="gr9" draw:text-style-name="P1" draw:layer="layout" svg:x1="6.908cm" svg:y1="6.99cm" svg:x2="9.6cm" svg:y2="6.99cm">
                <text:p/>
              </draw:line>
              <draw:line draw:style-name="gr9" draw:text-style-name="P1" draw:layer="layout" svg:x1="6.909cm" svg:y1="7.99cm" svg:x2="9.601cm" svg:y2="7.99cm">
                <text:p/>
              </draw:line>
              <draw:rect draw:style-name="gr9" draw:text-style-name="P1" draw:layer="layout" svg:width="0.57cm" svg:height="5.636cm" svg:x="7.702cm" svg:y="2.682cm">
                <text:p/>
              </draw:rect>
            </draw:g>
            <draw:frame draw:style-name="gr10" draw:layer="layout" svg:width="0.953cm" svg:height="1.062cm" svg:x="10.181cm" svg:y="4.899cm">
              <draw:text-box>
                <text:p>6</text:p>
              </draw:text-box>
            </draw:frame>
          </draw:g>
          <draw:frame draw:style-name="gr10" draw:text-style-name="P2" draw:layer="layout" svg:width="0.932cm" svg:height="1.295cm" draw:transform="rotate (-3.14159265358979) translate (10.688cm 8.163cm)">
            <draw:text-box>
              <text:p><text:span text:style-name="T1">r</text:span></text:p>
            </draw:text-box>
          </draw:frame>
          <draw:frame draw:style-name="gr10" draw:text-style-name="P2" draw:layer="layout" svg:width="1.118cm" svg:height="1.295cm" draw:transform="rotate (-3.14159265358979) translate (10.634cm 6.34cm)">
            <draw:text-box>
              <text:p><text:span text:style-name="T1">b</text:span></text:p>
            </draw:text-box>
          </draw:frame>
          <draw:frame draw:style-name="gr10" draw:text-style-name="P2" draw:layer="layout" svg:width="1.262cm" svg:height="1.295cm" draw:transform="rotate (-3.14159265358979) translate (10.634cm 7.339cm)">
            <draw:text-box>
              <text:p><text:span text:style-name="T1">w</text:span></text:p>
            </draw:text-box>
          </draw:frame>
          <draw:frame draw:style-name="gr10" draw:text-style-name="P2" draw:layer="layout" svg:width="0.932cm" svg:height="1.295cm" draw:transform="rotate (-3.14159265358979) translate (10.588cm 5.663cm)">
            <draw:text-box>
              <text:p><text:span text:style-name="T1">r</text:span></text:p>
            </draw:text-box>
          </draw:frame>
          <draw:frame draw:style-name="gr10" draw:text-style-name="P2" draw:layer="layout" svg:width="1.118cm" svg:height="1.295cm" draw:transform="rotate (-3.14159265358979) translate (10.534cm 3.84cm)">
            <draw:text-box>
              <text:p><text:span text:style-name="T1">b</text:span></text:p>
            </draw:text-box>
          </draw:frame>
          <draw:frame draw:style-name="gr10" draw:text-style-name="P2" draw:layer="layout" svg:width="1.262cm" svg:height="1.295cm" draw:transform="rotate (-3.14159265358979) translate (10.534cm 4.839cm)">
            <draw:text-box>
              <text:p><text:span text:style-name="T1">w</text:span></text:p>
            </draw:text-box>
          </draw:frame>
        </draw:g>
        <draw:g>
          <draw:g>
            <draw:g>
              <draw:rect draw:style-name="gr9" draw:text-style-name="P1" draw:layer="layout" svg:width="4.117cm" svg:height="4.726cm" svg:x="6.61cm" svg:y="8.98cm">
                <text:p/>
              </draw:rect>
              <draw:line draw:style-name="gr9" draw:text-style-name="P1" draw:layer="layout" svg:x1="5.817cm" svg:y1="8.844cm" svg:x2="8.509cm" svg:y2="8.844cm">
                <text:p/>
              </draw:line>
              <draw:line draw:style-name="gr9" draw:text-style-name="P1" draw:layer="layout" svg:x1="5.818cm" svg:y1="9.844cm" svg:x2="8.51cm" svg:y2="9.844cm">
                <text:p/>
              </draw:line>
              <draw:line draw:style-name="gr9" draw:text-style-name="P1" draw:layer="layout" svg:x1="5.817cm" svg:y1="10.844cm" svg:x2="8.509cm" svg:y2="10.844cm">
                <text:p/>
              </draw:line>
              <draw:line draw:style-name="gr9" draw:text-style-name="P1" draw:layer="layout" svg:x1="5.818cm" svg:y1="11.844cm" svg:x2="8.51cm" svg:y2="11.844cm">
                <text:p/>
              </draw:line>
              <draw:line draw:style-name="gr9" draw:text-style-name="P1" draw:layer="layout" svg:x1="5.817cm" svg:y1="12.844cm" svg:x2="8.509cm" svg:y2="12.844cm">
                <text:p/>
              </draw:line>
              <draw:line draw:style-name="gr9" draw:text-style-name="P1" draw:layer="layout" svg:x1="5.818cm" svg:y1="13.844cm" svg:x2="8.51cm" svg:y2="13.844cm">
                <text:p/>
              </draw:line>
              <draw:rect draw:style-name="gr9" draw:text-style-name="P1" draw:layer="layout" svg:width="0.57cm" svg:height="5.636cm" svg:x="6.611cm" svg:y="8.536cm">
                <text:p/>
              </draw:rect>
            </draw:g>
            <draw:frame draw:style-name="gr10" draw:layer="layout" svg:width="0.953cm" svg:height="1.062cm" svg:x="9.09cm" svg:y="10.753cm">
              <draw:text-box>
                <text:p>6</text:p>
              </draw:text-box>
            </draw:frame>
          </draw:g>
          <draw:frame draw:style-name="gr10" draw:text-style-name="P2" draw:layer="layout" svg:width="0.932cm" svg:height="1.295cm" draw:transform="rotate (-3.14159265358979) translate (9.543cm 14.096cm)">
            <draw:text-box>
              <text:p><text:span text:style-name="T1">r</text:span></text:p>
            </draw:text-box>
          </draw:frame>
          <draw:frame draw:style-name="gr10" draw:text-style-name="P2" draw:layer="layout" svg:width="1.118cm" svg:height="1.295cm" draw:transform="rotate (-3.14159265358979) translate (9.543cm 13.295cm)">
            <draw:text-box>
              <text:p><text:span text:style-name="T1">b</text:span></text:p>
            </draw:text-box>
          </draw:frame>
          <draw:frame draw:style-name="gr10" draw:text-style-name="P2" draw:layer="layout" svg:width="1.212cm" svg:height="1.295cm" draw:transform="rotate (-3.14159265358979) translate (9.543cm 12.594cm)">
            <draw:text-box>
              <text:p><text:span text:style-name="T1">B</text:span></text:p>
            </draw:text-box>
          </draw:frame>
          <draw:frame draw:style-name="gr10" draw:text-style-name="P2" draw:layer="layout" svg:width="1.212cm" svg:height="1.295cm" draw:transform="rotate (-3.14159265358979) translate (9.543cm 9.893cm)">
            <draw:text-box>
              <text:p><text:span text:style-name="T1">B</text:span></text:p>
            </draw:text-box>
          </draw:frame>
          <draw:frame draw:style-name="gr10" draw:text-style-name="P2" draw:layer="layout" svg:width="1.262cm" svg:height="1.295cm" draw:transform="rotate (-3.14159265358979) translate (9.543cm 11.593cm)">
            <draw:text-box>
              <text:p><text:span text:style-name="T1">w</text:span></text:p>
            </draw:text-box>
          </draw:frame>
          <draw:frame draw:style-name="gr10" draw:text-style-name="P2" draw:layer="layout" svg:width="1.118cm" svg:height="1.295cm" draw:transform="rotate (-3.14159265358979) translate (9.543cm 10.792cm)">
            <draw:text-box>
              <text:p><text:span text:style-name="T1">g</text:span></text:p>
            </draw:text-box>
          </draw:frame>
        </draw:g>
        <draw:custom-shape draw:style-name="gr11" draw:text-style-name="P1" draw:layer="COMPONENT Layer" svg:width="2.999cm" svg:height="2.999cm" svg:x="40.815cm" svg:y="30.546cm">
          <text:p text:style-name="P1">to Guitar </text:p>
          <text:p text:style-name="P3">Out</text:p>
          <draw:enhanced-geometry svg:viewBox="0 0 21600 21600" draw:mirror-horizontal="true" draw:type="line-callout-1" draw:modifiers="-35229.6 -50652 -1800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rect draw:style-name="gr12" draw:text-style-name="P1" draw:layer="COMPONENT Layer" svg:width="4.818cm" svg:height="7cm" svg:x="52.636cm" svg:y="22.272cm">
            <text:p text:style-name="P1">9v</text:p>
          </draw:rect>
          <draw:rect draw:style-name="gr13" draw:text-style-name="P1" draw:layer="COMPONENT Layer" svg:width="1.182cm" svg:height="0.727cm" svg:x="53.454cm" svg:y="21.454cm">
            <text:p/>
          </draw:rect>
          <draw:rect draw:style-name="gr13" draw:text-style-name="P1" draw:layer="COMPONENT Layer" svg:width="1.182cm" svg:height="0.727cm" svg:x="55.154cm" svg:y="21.455cm">
            <text:p/>
          </draw:rect>
        </draw:g>
        <draw:g>
          <draw:rect draw:style-name="gr14" draw:text-style-name="P1" draw:layer="COMPONENT Layer" svg:width="4.273cm" svg:height="4.182cm" svg:x="63.581cm" svg:y="17.181cm">
            <text:p text:style-name="P1">jack</text:p>
          </draw:rect>
          <draw:line draw:style-name="gr15" draw:text-style-name="P1" draw:layer="COMPONENT Layer" svg:x1="64.672cm" svg:y1="17.09cm" svg:x2="63.399cm" svg:y2="15.272cm">
            <text:p/>
          </draw:line>
          <draw:line draw:style-name="gr16" draw:text-style-name="P1" draw:layer="COMPONENT Layer" svg:x1="66.999cm" svg:y1="17.09cm" svg:x2="68.272cm" svg:y2="15.272cm">
            <text:p/>
          </draw:line>
          <draw:line draw:style-name="gr16" draw:text-style-name="P1" draw:layer="COMPONENT Layer" svg:x1="65.745cm" svg:y1="17.181cm" svg:x2="65.745cm" svg:y2="14.09cm">
            <text:p/>
          </draw:line>
          <draw:frame draw:style-name="gr17" draw:layer="COMPONENT Layer" svg:width="4.156cm" svg:height="1.162cm" svg:x="63.685cm" svg:y="17.22cm">
            <draw:text-box>
              <text:p>tip <text:s/>mid <text:s/>ring</text:p>
            </draw:text-box>
          </draw:frame>
        </draw:g>
        <draw:frame draw:style-name="gr17" draw:text-style-name="P4" draw:layer="COMPONENT Layer" svg:width="1.955cm" svg:height="1.705cm" draw:transform="rotate (-1.5707963267949) translate (55.108cm 4.017cm)">
          <draw:text-box>
            <text:p><text:span text:style-name="T2">Blue</text:span></text:p>
            <text:p text:style-name="P1"><text:span text:style-name="T2">tooth</text:span></text:p>
          </draw:text-box>
        </draw:frame>
        <draw:rect draw:style-name="gr18" draw:text-style-name="P5" draw:layer="COMPONENT Layer" svg:width="8.455cm" svg:height="4.181cm" draw:transform="rotate (1.5707963267949) translate (60.909cm 11.09cm)">
          <text:p text:style-name="P1"><text:span text:style-name="T3">Bluetooth</text:span></text:p>
        </draw:rect>
        <draw:g>
          <draw:custom-shape draw:style-name="gr19" draw:text-style-name="P1" draw:layer="COMPONENT Layer" svg:width="1.637cm" svg:height="1.637cm" svg:x="33.079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" draw:layer="COMPONENT Layer" svg:x1="33.897cm" svg:y1="26.009cm" svg:x2="33.897cm" svg:y2="27.827cm">
            <text:p/>
          </draw:line>
          <draw:line draw:style-name="gr20" draw:text-style-name="P1" draw:layer="COMPONENT Layer" svg:x1="34.809cm" svg:y1="26.923cm" svg:x2="32.991cm" svg:y2="26.923cm">
            <text:p/>
          </draw:line>
        </draw:g>
        <draw:g>
          <draw:custom-shape draw:style-name="gr19" draw:text-style-name="P1" draw:layer="COMPONENT Layer" svg:width="1.637cm" svg:height="1.637cm" svg:x="5.3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" draw:layer="COMPONENT Layer" svg:x1="6.178cm" svg:y1="15.909cm" svg:x2="6.178cm" svg:y2="17.727cm">
            <text:p/>
          </draw:line>
          <draw:line draw:style-name="gr20" draw:text-style-name="P1" draw:layer="COMPONENT Layer" svg:x1="7.09cm" svg:y1="16.823cm" svg:x2="5.272cm" svg:y2="16.823cm">
            <text:p/>
          </draw:line>
        </draw:g>
        <draw:g>
          <draw:custom-shape draw:style-name="gr19" draw:text-style-name="P1" draw:layer="COMPONENT Layer" svg:width="1.637cm" svg:height="1.637cm" svg:x="57.101cm" svg:y="5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" draw:layer="COMPONENT Layer" svg:x1="57.919cm" svg:y1="5.031cm" svg:x2="57.919cm" svg:y2="6.849cm">
            <text:p/>
          </draw:line>
          <draw:line draw:style-name="gr20" draw:text-style-name="P1" draw:layer="COMPONENT Layer" svg:x1="58.831cm" svg:y1="5.945cm" svg:x2="57.013cm" svg:y2="5.945cm">
            <text:p/>
          </draw:line>
        </draw:g>
        <draw:frame draw:style-name="gr21" draw:text-style-name="P6" draw:layer="COMPONENT Layer" svg:width="18.09cm" svg:height="1.546cm" draw:transform="rotate (1.5707963267949) translate (7.081cm 19.999cm)">
          <draw:text-box>
            <text:p><text:span text:style-name="T4"><text:s text:c="3"/></text:span><text:span text:style-name="T4">guitar gnd</text:span><text:span text:style-name="T4"><text:tab/></text:span><text:span text:style-name="T4"><text:tab/></text:span><text:span text:style-name="T4"><text:tab/></text:span><text:span text:style-name="T4">Bridge</text:span><text:span text:style-name="T4"><text:tab/></text:span><text:span text:style-name="T4"><text:tab/></text:span><text:span text:style-name="T4"><text:tab/></text:span><text:span text:style-name="T4">Middle</text:span><text:span text:style-name="T4"><text:tab/></text:span><text:span text:style-name="T4">Neck</text:span></text:p>
          </draw:text-box>
        </draw:frame>
        <draw:g>
          <draw:g>
            <draw:rect draw:style-name="gr22" draw:text-style-name="P7" draw:layer="layout" svg:width="6.181cm" svg:height="18cm" svg:x="39.837cm" svg:y="3.282cm">
              <text:p/>
            </draw:rect>
            <draw:custom-shape draw:style-name="gr23" draw:text-style-name="P7" draw:layer="layout" svg:width="0.728cm" svg:height="0.728cm" svg:x="45.318cm" svg:y="3.2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7" draw:layer="layout" svg:width="0.728cm" svg:height="0.728cm" svg:x="39.818cm" svg:y="3.2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7" draw:layer="layout" svg:width="0.728cm" svg:height="0.728cm" svg:x="39.818cm" svg:y="20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7" draw:layer="layout" svg:width="0.728cm" svg:height="0.728cm" svg:x="45.318cm" svg:y="20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7" draw:text-style-name="P10" draw:layer="layout" svg:width="4.023cm" svg:height="1.773cm" draw:transform="rotate (1.5707963267949) translate (42.309cm 19.468cm)">
              <draw:text-box>
                <text:p text:style-name="P8"><text:span text:style-name="T5">ARDUIONO</text:span></text:p>
                <text:p text:style-name="P9"><text:span text:style-name="T5">MICRO</text:span></text:p>
              </draw:text-box>
            </draw:frame>
            <draw:rect draw:style-name="gr28" draw:text-style-name="P7" draw:layer="layout" svg:width="2.454cm" svg:height="1.818cm" svg:x="41.746cm" svg:y="19.736cm">
              <text:p/>
            </draw:rect>
            <draw:custom-shape draw:style-name="gr29" draw:text-style-name="P7" draw:layer="layout" svg:width="2.909cm" svg:height="3cm" svg:x="41.537cm" svg:y="9.918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rect draw:style-name="gr30" draw:text-style-name="P7" draw:layer="layout" svg:width="1.727cm" svg:height="1.727cm" svg:x="40.746cm" svg:y="4.1cm">
              <text:p/>
            </draw:rect>
            <draw:custom-shape draw:style-name="gr31" draw:text-style-name="P7" draw:layer="layout" svg:width="0.818cm" svg:height="0.818cm" svg:x="41.203cm" svg:y="4.5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32" draw:text-style-name="P7" draw:layer="layout" svg:width="1.454cm" svg:height="2.272cm" svg:x="43.564cm" svg:y="4.1cm">
              <text:p/>
            </draw:rect>
          </draw:g>
          <draw:g>
            <draw:frame draw:style-name="gr17" draw:text-style-name="P13" draw:layer="COMPONENT Layer" svg:width="1.642cm" svg:height="13.612cm" svg:x="40.13cm" svg:y="7.922cm">
              <draw:text-box>
                <text:p text:style-name="P11"><text:span text:style-name="T6"/></text:p>
                <text:p text:style-name="P11"><text:span text:style-name="T6">gnd</text:span></text:p>
                <text:p text:style-name="P11"><text:span text:style-name="T6">2</text:span></text:p>
                <text:p text:style-name="P11"><text:span text:style-name="T6">3</text:span></text:p>
                <text:p text:style-name="P11"><text:span text:style-name="T6">4</text:span></text:p>
                <text:p text:style-name="P11"><text:span text:style-name="T6">5</text:span></text:p>
                <text:p text:style-name="P12"><text:span text:style-name="T6">6</text:span></text:p>
                <text:p text:style-name="P11"><text:span text:style-name="T6">7</text:span></text:p>
                <text:p text:style-name="P11"><text:span text:style-name="T6">8</text:span></text:p>
                <text:p text:style-name="P11"><text:span text:style-name="T6">9</text:span></text:p>
                <text:p text:style-name="P11"><text:span text:style-name="T6">10</text:span></text:p>
                <text:p text:style-name="P11"><text:span text:style-name="T6">11</text:span></text:p>
                <text:p text:style-name="P11"><text:span text:style-name="T6">12</text:span></text:p>
                <text:p text:style-name="P11"><text:span text:style-name="T6"/></text:p>
              </draw:text-box>
            </draw:frame>
            <draw:frame draw:style-name="gr17" draw:layer="COMPONENT Layer" svg:width="1.231cm" svg:height="2.228cm" svg:x="39.962cm" svg:y="5.635cm">
              <draw:text-box>
                <text:p text:style-name="P12">tx</text:p>
                <text:p text:style-name="P11">rx</text:p>
              </draw:text-box>
            </draw:frame>
          </draw:g>
          <draw:frame draw:style-name="gr33" draw:text-style-name="P14" draw:layer="COMPONENT Layer" svg:width="1.909cm" svg:height="1.078cm" svg:x="44.558cm" svg:y="5.817cm">
            <draw:text-box>
              <text:p><text:span text:style-name="T6">Vin</text:span></text:p>
            </draw:text-box>
          </draw:frame>
          <draw:frame draw:style-name="gr17" draw:text-style-name="P14" draw:layer="COMPONENT Layer" svg:width="1.642cm" svg:height="1.078cm" svg:x="44.404cm" svg:y="6.879cm">
            <draw:text-box>
              <text:p><text:span text:style-name="T6">gnd</text:span></text:p>
            </draw:text-box>
          </draw:frame>
          <draw:frame draw:style-name="gr17" draw:text-style-name="P14" draw:layer="layout" svg:width="1.299cm" svg:height="1.078cm" svg:x="44.404cm" svg:y="8.679cm">
            <draw:text-box>
              <text:p><text:span text:style-name="T6">5v</text:span></text:p>
            </draw:text-box>
          </draw:frame>
        </draw:g>
        <draw:g>
          <draw:g>
            <draw:rect draw:style-name="gr9" draw:text-style-name="P1" draw:layer="layout" svg:width="4.117cm" svg:height="4.726cm" draw:transform="rotate (-3.14159265358979) translate (54.13cm 7.815cm)">
              <text:p/>
            </draw:rect>
            <draw:line draw:style-name="gr9" draw:text-style-name="P1" draw:layer="layout" svg:x1="54.923cm" svg:y1="7.951cm" svg:x2="52.231cm" svg:y2="7.951cm">
              <text:p/>
            </draw:line>
            <draw:line draw:style-name="gr9" draw:text-style-name="P1" draw:layer="layout" svg:x1="54.922cm" svg:y1="6.951cm" svg:x2="52.23cm" svg:y2="6.951cm">
              <text:p/>
            </draw:line>
            <draw:line draw:style-name="gr9" draw:text-style-name="P1" draw:layer="layout" svg:x1="54.923cm" svg:y1="5.951cm" svg:x2="52.231cm" svg:y2="5.951cm">
              <text:p/>
            </draw:line>
            <draw:line draw:style-name="gr9" draw:text-style-name="P1" draw:layer="layout" svg:x1="54.922cm" svg:y1="4.951cm" svg:x2="52.23cm" svg:y2="4.951cm">
              <text:p/>
            </draw:line>
            <draw:line draw:style-name="gr9" draw:text-style-name="P1" draw:layer="layout" svg:x1="54.923cm" svg:y1="3.951cm" svg:x2="52.231cm" svg:y2="3.951cm">
              <text:p/>
            </draw:line>
            <draw:line draw:style-name="gr9" draw:text-style-name="P1" draw:layer="layout" svg:x1="54.922cm" svg:y1="2.951cm" svg:x2="52.23cm" svg:y2="2.951cm">
              <text:p/>
            </draw:line>
            <draw:rect draw:style-name="gr9" draw:text-style-name="P1" draw:layer="layout" svg:width="0.57cm" svg:height="5.636cm" draw:transform="rotate (-3.14159265358979) translate (54.129cm 8.259cm)">
              <text:p/>
            </draw:rect>
          </draw:g>
          <draw:frame draw:style-name="gr10" draw:layer="layout" svg:width="0.953cm" svg:height="1.062cm" draw:transform="rotate (-3.14159265358979) translate (51.65cm 6.042cm)">
            <draw:text-box>
              <text:p>6</text:p>
            </draw:text-box>
          </draw:frame>
        </draw:g>
        <draw:frame draw:style-name="gr17" draw:text-style-name="P4" draw:layer="COMPONENT Layer" svg:width="1.642cm" svg:height="2.959cm" svg:x="52.272cm" svg:y="3.09cm">
          <draw:text-box>
            <text:p><text:span text:style-name="T2">gnd</text:span></text:p>
            <text:p><text:span text:style-name="T2">rx</text:span></text:p>
            <text:p><text:span text:style-name="T2">tx</text:span></text:p>
            <text:p><text:span text:style-name="T2">Vin</text:span></text:p>
          </draw:text-box>
        </draw:frame>
        <draw:path draw:style-name="gr34" draw:text-style-name="P1" draw:layer="layout" svg:width="5.725cm" svg:height="4.706cm" draw:transform="skewX (-0.566533875197359) rotate (2.05582332592412) translate (55.7190221579961cm 12.818cm)" svg:viewBox="0 0 5726 4707" svg:d="m0 0c5091 1 5726 4707 5726 4707">
          <text:p/>
        </draw:path>
        <draw:rect draw:style-name="gr35" draw:text-style-name="P1" draw:layer="COMPONENT Layer" svg:width="2.182cm" svg:height="1.545cm" svg:x="51.454cm" svg:y="6.727cm">
          <text:p/>
        </draw:rect>
        <draw:g>
          <draw:g>
            <draw:rect draw:style-name="gr9" draw:text-style-name="P1" draw:layer="layout" svg:width="4.117cm" svg:height="4.726cm" draw:transform="rotate (-3.14159265358979) translate (53.93cm 13.715cm)">
              <text:p/>
            </draw:rect>
            <draw:line draw:style-name="gr9" draw:text-style-name="P1" draw:layer="layout" svg:x1="54.723cm" svg:y1="13.851cm" svg:x2="52.031cm" svg:y2="13.851cm">
              <text:p/>
            </draw:line>
            <draw:line draw:style-name="gr9" draw:text-style-name="P1" draw:layer="layout" svg:x1="54.722cm" svg:y1="12.851cm" svg:x2="52.03cm" svg:y2="12.851cm">
              <text:p/>
            </draw:line>
            <draw:line draw:style-name="gr9" draw:text-style-name="P1" draw:layer="layout" svg:x1="54.723cm" svg:y1="11.851cm" svg:x2="52.031cm" svg:y2="11.851cm">
              <text:p/>
            </draw:line>
            <draw:line draw:style-name="gr9" draw:text-style-name="P1" draw:layer="layout" svg:x1="54.722cm" svg:y1="10.851cm" svg:x2="52.03cm" svg:y2="10.851cm">
              <text:p/>
            </draw:line>
            <draw:line draw:style-name="gr9" draw:text-style-name="P1" draw:layer="layout" svg:x1="54.723cm" svg:y1="9.851cm" svg:x2="52.031cm" svg:y2="9.851cm">
              <text:p/>
            </draw:line>
            <draw:line draw:style-name="gr9" draw:text-style-name="P1" draw:layer="layout" svg:x1="54.722cm" svg:y1="8.851cm" svg:x2="52.03cm" svg:y2="8.851cm">
              <text:p/>
            </draw:line>
            <draw:rect draw:style-name="gr9" draw:text-style-name="P1" draw:layer="layout" svg:width="0.57cm" svg:height="5.636cm" draw:transform="rotate (-3.14159265358979) translate (53.929cm 14.159cm)">
              <text:p/>
            </draw:rect>
          </draw:g>
          <draw:frame draw:style-name="gr10" draw:layer="layout" svg:width="0.953cm" svg:height="1.062cm" draw:transform="rotate (-3.14159265358979) translate (51.45cm 11.942cm)">
            <draw:text-box>
              <text:p>6</text:p>
            </draw:text-box>
          </draw:frame>
        </draw:g>
        <draw:path draw:style-name="gr36" draw:text-style-name="P1" draw:layer="layout" svg:width="12.802cm" svg:height="7.211cm" draw:transform="skewX (0.154810704651897) rotate (0.3078760800518) translate (43.6141490574497cm 17.8764396825447cm)" svg:viewBox="0 0 12803 7212" svg:d="m0 7212c13670-3 12792-7212 12792-7212">
          <text:p/>
        </draw:path>
        <draw:rect draw:style-name="gr35" draw:text-style-name="P1" draw:layer="COMPONENT Layer" svg:width="2.182cm" svg:height="2.368cm" svg:x="51.454cm" svg:y="11.813cm">
          <text:p/>
        </draw:rect>
        <draw:path draw:style-name="gr37" draw:text-style-name="P1" draw:layer="COMPONENT Layer" svg:width="3.028cm" svg:height="4.146cm" draw:transform="skewX (0.217293491873294) rotate (0.288502925354663) translate (64.9089999997497cm 12.0666868315099cm)" svg:viewBox="0 0 3029 4147" svg:d="m0 0c3635 2 2985 4107 2982 4147l24-35">
          <text:p/>
        </draw:path>
        <draw:path draw:style-name="gr34" draw:text-style-name="P1" draw:layer="layout" svg:width="3.079cm" svg:height="2.553cm" draw:transform="rotate (0.901288025729872) translate (53.8795299621267cm 10.3421367495967cm)" svg:viewBox="0 0 3080 2554" svg:d="m0 2554c2783 0 3080-2554 3080-2554">
          <text:p/>
        </draw:path>
        <draw:frame draw:style-name="gr33" draw:text-style-name="P15" draw:layer="layout" svg:width="43.618cm" svg:height="2.983cm" svg:x="3.845cm" svg:y="40.227cm">
          <draw:text-box>
            <text:p><text:span text:style-name="T7"><text:file-name text:display="full">/home/bob/ArduGuitar/micro_protocol_01/Prototypelayout-IC.odg</text:file-name></text:span></text:p>
            <text:p><text:span text:style-name="T7"><text:date style:data-style-name="D5" text:date-value="2013-04-20">Apr 20, 2013</text:date></text:span><text:span text:style-name="T7"> </text:span><text:span text:style-name="T7"><text:time style:data-style-name="T2" text:time-value="0000-00-00">20:56</text:time></text:span></text:p>
          </draw:text-box>
        </draw:frame>
        <draw:g>
          <draw:g>
            <draw:rect draw:style-name="gr9" draw:text-style-name="P1" draw:layer="layout" svg:width="2.126cm" svg:height="1.097cm" draw:transform="rotate (-3.14159265358979) translate (18.207cm 21.769cm)">
              <text:p/>
            </draw:rect>
            <draw:line draw:style-name="gr9" draw:text-style-name="P1" draw:layer="layout" svg:x1="19cm" svg:y1="21.692cm" svg:x2="14.991cm" svg:y2="21.692cm">
              <text:p/>
            </draw:line>
            <draw:line draw:style-name="gr9" draw:text-style-name="P1" draw:layer="layout" svg:x1="18.999cm" svg:y1="20.692cm" svg:x2="14.99cm" svg:y2="20.692cm">
              <text:p/>
            </draw:line>
            <draw:rect draw:style-name="gr9" draw:text-style-name="P1" draw:layer="layout" svg:width="0.57cm" svg:height="1.58cm" draw:transform="rotate (-3.14159265358979) translate (18.206cm 22cm)">
              <text:p/>
            </draw:rect>
          </draw:g>
          <draw:frame draw:style-name="gr10" draw:layer="layout" svg:width="0.953cm" svg:height="1.062cm" draw:transform="rotate (-3.14159265358979) translate (17.09cm 21.783cm)">
            <draw:text-box>
              <text:p>2</text:p>
            </draw:text-box>
          </draw:frame>
        </draw:g>
        <draw:frame draw:style-name="gr10" draw:text-style-name="P2" draw:layer="COMPONENT Layer" svg:width="1.118cm" svg:height="1.295cm" svg:x="16.636cm" svg:y="20.545cm">
          <draw:text-box draw:corner-radius="13.751cm">
            <text:p><text:span text:style-name="T1">b</text:span></text:p>
          </draw:text-box>
        </draw:frame>
        <draw:path draw:style-name="gr34" draw:text-style-name="P1" draw:layer="layout" svg:width="8.618cm" svg:height="6.841cm" draw:transform="skewX (3.12456560747768E-017) rotate (-2.55917628219929) translate (61.4048018646662cm 14.6084681415406cm)" svg:viewBox="0 0 8619 6842" svg:d="m7627 6842c4463-1-7577-6842-7577-6842l-50 76">
          <text:p/>
        </draw:path>
        <draw:path draw:style-name="gr38" draw:text-style-name="P1" draw:layer="layout" svg:width="10.433cm" svg:height="17.325cm" draw:transform="skewX (-7.13170843486887E-017) rotate (-2.25042753752149) translate (66.7705511597899cm 12.9407620968103cm)" svg:viewBox="0 0 10434 17326" svg:d="m1336 17326c17066 1 4844-17005 5070-17304s-6406 2487-6406 2487">
          <text:p/>
        </draw:path>
        <draw:path draw:style-name="gr38" draw:text-style-name="P1" draw:layer="layout" svg:width="9.237cm" svg:height="13.435cm" draw:transform="skewX (4.91230690378936E-017) rotate (-2.32233510270366) translate (64.0000000159321cm 11.2720000148882cm)" svg:viewBox="0 0 9238 13436" svg:d="m0 0c7590 0 9233 6552 9238 6423s-1193 4848-1060 4724-4580 2289-4580 2289l-1414-48">
          <text:p/>
        </draw:path>
        <draw:path draw:style-name="gr38" draw:text-style-name="P1" draw:layer="layout" svg:width="9.842cm" svg:height="10.843cm" draw:transform="skewX (1.47241851732246E-017) rotate (-2.68588718589407) translate (62.907688554004cm 11.5459962677049cm)" svg:viewBox="0 0 9843 10844" svg:d="m0 204c5164-1 5163-204 5163-204 0 0 3641 2898 3477 2818s766 4223 1171 4016-3180 4010-3180 4010">
          <text:p/>
        </draw:path>
        <draw:path draw:style-name="gr38" draw:text-style-name="P1" draw:layer="layout" svg:width="7.603cm" svg:height="8.821cm" draw:transform="rotate (-2.6778586713349) translate (61.727cm 11.181cm)" svg:viewBox="0 0 7604 8822" svg:d="m0 0c4676 0 6627 1992 6627 1992 0 0 935 4432 976 4351s-1749 2479-1749 2479l41-81">
          <text:p/>
        </draw:path>
        <draw:path draw:style-name="gr39" draw:text-style-name="P1" draw:layer="COMPONENT Layer" svg:width="20.571cm" svg:height="9.439cm" draw:transform="skewX (0.546986187575023) rotate (0.670555498616221) translate (38.2719999998562cm 6.08999999884516cm)" svg:viewBox="0 0 20572 9440" svg:d="m0 0c17303 2 20572 9267 20572 9267l-34 173">
          <text:p/>
        </draw:path>
        <draw:path draw:style-name="gr40" draw:text-style-name="P1" draw:layer="COMPONENT Layer" svg:width="20.136cm" svg:height="9.636cm" draw:transform="skewX (0.503876555050763) rotate (0.699877030049726) translate (38.272cm 7.181cm)" svg:viewBox="0 0 20137 9637" svg:d="m0 0c15215 2 20137 9637 20137 9637">
          <text:p/>
        </draw:path>
        <draw:path draw:style-name="gr41" draw:text-style-name="P1" draw:layer="COMPONENT Layer" svg:width="6.876cm" svg:height="1.438cm" draw:transform="skewX (1.27443941980626) rotate (-0.209264977314121) translate (48.8182312749365cm 5.48040819035246cm)" svg:viewBox="0 0 6877 1439" svg:d="m0 1439c4876 0 6877-1439 6877-1439l-85 59">
          <text:p/>
        </draw:path>
        <draw:path draw:style-name="gr42" draw:text-style-name="P1" draw:layer="layout" svg:width="13.669cm" svg:height="6.853cm" draw:transform="skewX (0.427605666738611) rotate (-2.31797177957367) translate (56.0900000143357cm 5.81800003429016cm)" svg:viewBox="0 0 13670 6854" svg:d="m0 0c7877 0 13670 6820 13670 6820l-157 34">
          <text:p/>
        </draw:path>
        <draw:path draw:style-name="gr43" draw:text-style-name="P1" draw:layer="layout" svg:width="12.422cm" svg:height="7.995cm" draw:transform="skewX (1.26353697449903E-017) rotate (2.33193441358962) translate (54.0899999133526cm 21.5450000825421cm)" svg:viewBox="0 0 12423 7996" svg:d="m0 0c13310-1 12410 7930 12410 7930l-63 66">
          <text:p/>
        </draw:path>
        <draw:path draw:style-name="gr34" draw:text-style-name="P1" draw:layer="layout" svg:width="12.893cm" svg:height="6.336cm" draw:transform="skewX (-4.80834714555849E-017) rotate (2.32390589903045) translate (55.7269999367887cm 21.3630000592556cm)" svg:viewBox="0 0 12894 6337" svg:d="m0 0c13957-1 12875 6337 12875 6337">
          <text:p/>
        </draw:path>
        <draw:path draw:style-name="gr44" draw:text-style-name="P1" draw:layer="layout" svg:width="6.732cm" svg:height="11.079cm" draw:transform="skewX (7.74351852469834E-017) rotate (-2.12773089110629) translate (63.454cm 15.363cm)" svg:viewBox="0 0 6733 11080" svg:d="m5080 11080c5675 0-5080-11080-5080-11080">
          <text:p/>
        </draw:path>
        <draw:path draw:style-name="gr37" draw:text-style-name="P1" draw:layer="COMPONENT Layer" svg:width="4.285cm" svg:height="0.357cm" draw:transform="skewX (-0.0357792496658837) rotate (-3.1401963901882) translate (65.558476701652cm 14.6300149455551cm)" svg:viewBox="0 0 4286 358" svg:d="m4286 0c-4306 0-4286 358-4286 358v-6">
          <text:p/>
        </draw:path>
        <draw:path draw:style-name="gr34" draw:text-style-name="P1" draw:layer="layout" svg:width="11.807cm" svg:height="8.705cm" draw:transform="skewX (-4.3847375509168E-017) rotate (-2.45340932952843) translate (65.09cm 12.09cm)" svg:viewBox="0 0 11808 8706" svg:d="m10731 8706c5296 0-10661-8649-10731-8706l70 57">
          <text:p/>
        </draw:path>
        <draw:custom-shape draw:style-name="gr45" draw:text-style-name="P1" draw:layer="COMPONENT Layer" svg:width="3.727cm" svg:height="7.636cm" svg:x="15.636cm" svg:y="3.727cm">
          <text:p text:style-name="P1">16 PDIP</text:p>
          <text:p text:style-name="P1">Neck-2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COMPONENT Layer" svg:width="4cm" svg:height="13.545cm" svg:x="21.545cm" svg:y="3.727cm">
          <text:p text:style-name="P1">28 PDIP</text:p>
          <text:p text:style-name="P1">Neck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COMPONENT Layer" svg:width="3.727cm" svg:height="7.636cm" svg:x="15.636cm" svg:y="11.636cm">
          <text:p text:style-name="P1">16 PDIP</text:p>
          <text:p text:style-name="P1">Middle-1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COMPONENT Layer" svg:width="3.727cm" svg:height="7.636cm" svg:x="27.636cm" svg:y="17.454cm">
          <text:p text:style-name="P1">16 PDIP</text:p>
          <text:p text:style-name="P1">Bridge-1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COMPONENT Layer" svg:width="4cm" svg:height="13.545cm" svg:x="27.563cm" svg:y="3.625cm">
          <text:p text:style-name="P1">28 PDIP</text:p>
          <text:p text:style-name="P1">Middle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COMPONENT Layer" svg:width="3.727cm" svg:height="7.636cm" svg:x="33.636cm" svg:y="17.364cm">
          <text:p text:style-name="P1">16 PDIP</text:p>
          <text:p text:style-name="P1">Bridge-2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COMPONENT Layer" svg:width="3.727cm" svg:height="7.636cm" svg:x="21.727cm" svg:y="17.454cm">
          <text:p text:style-name="P1">16 PDIP</text:p>
          <text:p text:style-name="P1">Middle-2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COMPONENT Layer" svg:width="4cm" svg:height="13.545cm" svg:x="33.454cm" svg:y="3.545cm">
          <text:p text:style-name="P1">28 PDIP</text:p>
          <text:p text:style-name="P1">Bridge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COMPONENT Layer" svg:width="3.727cm" svg:height="7.636cm" svg:x="9.636cm" svg:y="14.636cm">
          <text:p text:style-name="P1">16 PDIP</text:p>
          <text:p text:style-name="P1">Neck-1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" draw:layer="COMPONENT Layer" svg:width="1.637cm" svg:height="1.637cm" svg:x="41.997cm" svg:y="6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" draw:layer="COMPONENT Layer" svg:x1="42.815cm" svg:y1="6.727cm" svg:x2="42.815cm" svg:y2="8.545cm">
            <text:p/>
          </draw:line>
          <draw:line draw:style-name="gr20" draw:text-style-name="P1" draw:layer="COMPONENT Layer" svg:x1="43.727cm" svg:y1="7.641cm" svg:x2="41.909cm" svg:y2="7.641cm">
            <text:p/>
          </draw:line>
        </draw:g>
      </draw:page>
      <draw:page draw:name="page2" draw:style-name="dp1" draw:master-page-name="Default">
        <draw:frame draw:style-name="gr10" draw:layer="layout" svg:width="3.104cm" svg:height="1.062cm" svg:x="23.623cm" svg:y="23.599cm">
          <draw:text-box>
            <text:p>51KOhm</text:p>
          </draw:text-box>
        </draw:frame>
        <draw:frame draw:style-name="gr46" draw:layer="layout" svg:width="3.21cm" svg:height="3.591cm" svg:x="26.608cm" svg:y="14.473cm">
          <draw:text-box>
            <text:p>100 Ohm</text:p>
          </draw:text-box>
        </draw:frame>
        <draw:g>
          <draw:line draw:style-name="gr9" draw:text-style-name="P1" draw:layer="layout" svg:x1="33.995cm" svg:y1="22.314cm" svg:x2="33.995cm" svg:y2="22.95cm">
            <text:p/>
          </draw:line>
          <draw:line draw:style-name="gr9" draw:text-style-name="P1" draw:layer="layout" svg:x1="33.995cm" svg:y1="23.779cm" svg:x2="33.995cm" svg:y2="24.45cm">
            <text:p/>
          </draw:line>
          <draw:ellipse draw:style-name="gr47" draw:text-style-name="P1" draw:layer="layout" svg:width="0.272cm" svg:height="1.182cm" svg:x="33.859cm" svg:y="22.814cm">
            <text:p/>
          </draw:ellipse>
        </draw:g>
        <draw:frame draw:style-name="gr10" draw:layer="layout" svg:width="2.046cm" svg:height="1.062cm" svg:x="33cm" svg:y="25.028cm">
          <draw:text-box>
            <text:p>22nF</text:p>
          </draw:text-box>
        </draw:frame>
        <draw:g>
          <draw:g>
            <draw:line draw:style-name="gr9" draw:text-style-name="P1" draw:layer="layout" svg:x1="28.107cm" svg:y1="10.676cm" svg:x2="28.107cm" svg:y2="11.534cm">
              <text:p/>
            </draw:line>
            <draw:line draw:style-name="gr9" draw:text-style-name="P1" draw:layer="layout" svg:x1="28.107cm" svg:y1="12.653cm" svg:x2="28.107cm" svg:y2="13.558cm">
              <text:p/>
            </draw:line>
            <draw:rect draw:style-name="gr9" draw:text-style-name="P1" draw:layer="layout" svg:width="0.545cm" svg:height="1.695cm" svg:x="27.786cm" svg:y="11.379cm">
              <text:p/>
            </draw:rect>
          </draw:g>
          <draw:g>
            <draw:line draw:style-name="gr9" draw:text-style-name="P1" draw:layer="layout" svg:x1="27.753cm" svg:y1="12.035cm" svg:x2="28.298cm" svg:y2="12.035cm">
              <text:p/>
            </draw:line>
            <draw:line draw:style-name="gr48" draw:text-style-name="P1" draw:layer="layout" svg:x1="27.754cm" svg:y1="11.767cm" svg:x2="28.299cm" svg:y2="11.767cm">
              <text:p/>
            </draw:line>
            <draw:line draw:style-name="gr48" draw:text-style-name="P1" draw:layer="layout" svg:x1="27.754cm" svg:y1="12.259cm" svg:x2="28.299cm" svg:y2="12.259cm">
              <text:p/>
            </draw:line>
          </draw:g>
        </draw:g>
        <draw:g>
          <draw:line draw:style-name="gr9" draw:text-style-name="P1" draw:layer="layout" svg:x1="26.181cm" svg:y1="5.091cm" svg:x2="27.181cm" svg:y2="5.091cm">
            <text:p/>
          </draw:line>
          <draw:line draw:style-name="gr9" draw:text-style-name="P1" draw:layer="layout" svg:x1="26.181cm" svg:y1="6.055cm" svg:x2="27.181cm" svg:y2="6.055cm">
            <text:p/>
          </draw:line>
          <draw:line draw:style-name="gr9" draw:text-style-name="P1" draw:layer="layout" svg:x1="31.181cm" svg:y1="5.091cm" svg:x2="32.181cm" svg:y2="5.091cm">
            <text:p/>
          </draw:line>
          <draw:line draw:style-name="gr9" draw:text-style-name="P1" draw:layer="layout" svg:x1="31.181cm" svg:y1="6.055cm" svg:x2="32.181cm" svg:y2="6.055cm">
            <text:p/>
          </draw:line>
          <draw:rect draw:style-name="gr9" draw:text-style-name="P1" draw:layer="layout" svg:width="4cm" svg:height="3.181cm" svg:x="27.181cm" svg:y="4cm">
            <text:p/>
          </draw:rect>
          <draw:frame draw:style-name="gr10" draw:layer="layout" svg:width="2.926cm" svg:height="1.062cm" svg:x="28.164cm" svg:y="4.636cm">
            <draw:text-box>
              <text:p>VTL5C4</text:p>
            </draw:text-box>
          </draw:frame>
          <draw:frame draw:style-name="gr49" draw:layer="layout" svg:width="2.384cm" svg:height="1.062cm" draw:transform="rotate (-1.5707963267949) translate (28.152cm 4.181cm)">
            <draw:text-box>
              <text:p>LED +</text:p>
            </draw:text-box>
          </draw:frame>
        </draw:g>
        <draw:g>
          <draw:g>
            <draw:rect draw:style-name="gr9" draw:text-style-name="P1" draw:layer="layout" svg:width="4.117cm" svg:height="2.738cm" svg:x="4.974cm" svg:y="13.353cm">
              <text:p/>
            </draw:rect>
            <draw:line draw:style-name="gr9" draw:text-style-name="P1" draw:layer="layout" svg:x1="4.181cm" svg:y1="13.217cm" svg:x2="6.873cm" svg:y2="13.217cm">
              <text:p/>
            </draw:line>
            <draw:line draw:style-name="gr9" draw:text-style-name="P1" draw:layer="layout" svg:x1="4.182cm" svg:y1="14.217cm" svg:x2="6.874cm" svg:y2="14.217cm">
              <text:p/>
            </draw:line>
            <draw:line draw:style-name="gr9" draw:text-style-name="P1" draw:layer="layout" svg:x1="4.181cm" svg:y1="15.217cm" svg:x2="6.873cm" svg:y2="15.217cm">
              <text:p/>
            </draw:line>
            <draw:line draw:style-name="gr9" draw:text-style-name="P1" draw:layer="layout" svg:x1="4.182cm" svg:y1="16.217cm" svg:x2="6.874cm" svg:y2="16.217cm">
              <text:p/>
            </draw:line>
            <draw:rect draw:style-name="gr9" draw:text-style-name="P1" draw:layer="layout" svg:width="0.57cm" svg:height="3.636cm" svg:x="4.975cm" svg:y="12.909cm">
              <text:p/>
            </draw:rect>
          </draw:g>
          <draw:frame draw:style-name="gr10" draw:layer="layout" svg:width="0.953cm" svg:height="1.062cm" svg:x="7.409cm" svg:y="14.12cm">
            <draw:text-box>
              <text:p>4</text:p>
            </draw:text-box>
          </draw:frame>
        </draw:g>
        <draw:g>
          <draw:g>
            <draw:rect draw:style-name="gr9" draw:text-style-name="P1" draw:layer="layout" svg:width="4.117cm" svg:height="4.726cm" svg:x="4.883cm" svg:y="4.136cm">
              <text:p/>
            </draw:rect>
            <draw:line draw:style-name="gr9" draw:text-style-name="P1" draw:layer="layout" svg:x1="4.09cm" svg:y1="4cm" svg:x2="6.782cm" svg:y2="4cm">
              <text:p/>
            </draw:line>
            <draw:line draw:style-name="gr9" draw:text-style-name="P1" draw:layer="layout" svg:x1="4.091cm" svg:y1="5cm" svg:x2="6.783cm" svg:y2="5cm">
              <text:p/>
            </draw:line>
            <draw:line draw:style-name="gr9" draw:text-style-name="P1" draw:layer="layout" svg:x1="4.09cm" svg:y1="6cm" svg:x2="6.782cm" svg:y2="6cm">
              <text:p/>
            </draw:line>
            <draw:line draw:style-name="gr9" draw:text-style-name="P1" draw:layer="layout" svg:x1="4.091cm" svg:y1="7cm" svg:x2="6.783cm" svg:y2="7cm">
              <text:p/>
            </draw:line>
            <draw:line draw:style-name="gr9" draw:text-style-name="P1" draw:layer="layout" svg:x1="4.09cm" svg:y1="8cm" svg:x2="6.782cm" svg:y2="8cm">
              <text:p/>
            </draw:line>
            <draw:line draw:style-name="gr9" draw:text-style-name="P1" draw:layer="layout" svg:x1="4.091cm" svg:y1="9cm" svg:x2="6.783cm" svg:y2="9cm">
              <text:p/>
            </draw:line>
            <draw:rect draw:style-name="gr9" draw:text-style-name="P1" draw:layer="layout" svg:width="0.57cm" svg:height="5.636cm" svg:x="4.884cm" svg:y="3.692cm">
              <text:p/>
            </draw:rect>
          </draw:g>
          <draw:frame draw:style-name="gr10" draw:layer="layout" svg:width="0.953cm" svg:height="1.062cm" svg:x="7.363cm" svg:y="5.909cm">
            <draw:text-box>
              <text:p>6</text:p>
            </draw:text-box>
          </draw:frame>
        </draw:g>
        <draw:g>
          <draw:g>
            <draw:rect draw:style-name="gr9" draw:text-style-name="P1" draw:layer="layout" svg:width="2.126cm" svg:height="1.097cm" svg:x="5.611cm" svg:y="25.56cm">
              <text:p/>
            </draw:rect>
            <draw:line draw:style-name="gr9" draw:text-style-name="P1" draw:layer="layout" svg:x1="4.818cm" svg:y1="25.637cm" svg:x2="8.827cm" svg:y2="25.637cm">
              <text:p/>
            </draw:line>
            <draw:line draw:style-name="gr9" draw:text-style-name="P1" draw:layer="layout" svg:x1="4.819cm" svg:y1="26.637cm" svg:x2="8.828cm" svg:y2="26.637cm">
              <text:p/>
            </draw:line>
            <draw:rect draw:style-name="gr9" draw:text-style-name="P1" draw:layer="layout" svg:width="0.57cm" svg:height="1.58cm" svg:x="5.612cm" svg:y="25.329cm">
              <text:p/>
            </draw:rect>
          </draw:g>
          <draw:frame draw:style-name="gr10" draw:layer="layout" svg:width="0.953cm" svg:height="1.062cm" svg:x="6.728cm" svg:y="25.546cm">
            <draw:text-box>
              <text:p>2</text:p>
            </draw:text-box>
          </draw:frame>
        </draw:g>
        <draw:g>
          <draw:rect draw:style-name="gr9" draw:text-style-name="P1" draw:layer="layout" svg:width="4.117cm" svg:height="1.739cm" svg:x="4.792cm" svg:y="20.08cm">
            <text:p/>
          </draw:rect>
          <draw:line draw:style-name="gr9" draw:text-style-name="P1" draw:layer="layout" svg:x1="3.999cm" svg:y1="19.944cm" svg:x2="6.691cm" svg:y2="19.944cm">
            <text:p/>
          </draw:line>
          <draw:line draw:style-name="gr9" draw:text-style-name="P1" draw:layer="layout" svg:x1="4cm" svg:y1="20.944cm" svg:x2="6.692cm" svg:y2="20.944cm">
            <text:p/>
          </draw:line>
          <draw:line draw:style-name="gr9" draw:text-style-name="P1" draw:layer="layout" svg:x1="3.999cm" svg:y1="21.944cm" svg:x2="6.691cm" svg:y2="21.944cm">
            <text:p/>
          </draw:line>
          <draw:rect draw:style-name="gr9" draw:text-style-name="P1" draw:layer="layout" svg:width="0.57cm" svg:height="2.455cm" svg:x="4.793cm" svg:y="19.636cm">
            <text:p/>
          </draw:rect>
          <draw:frame draw:style-name="gr10" draw:layer="layout" svg:width="0.953cm" svg:height="1.062cm" svg:x="7.209cm" svg:y="20.457cm">
            <draw:text-box>
              <text:p>3</text:p>
            </draw:text-box>
          </draw:frame>
        </draw:g>
        <draw:g>
          <draw:g>
            <draw:rect draw:style-name="gr50" draw:text-style-name="P1" draw:layer="layout" svg:width="6.181cm" svg:height="18cm" svg:x="14.881cm" svg:y="3.464cm">
              <text:p/>
            </draw:rect>
            <draw:custom-shape draw:style-name="gr51" draw:text-style-name="P1" draw:layer="layout" svg:width="0.728cm" svg:height="0.728cm" svg:x="20.3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1" draw:layer="layout" svg:width="0.728cm" svg:height="0.728cm" svg:x="14.8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1" draw:layer="layout" svg:width="0.728cm" svg:height="0.728cm" svg:x="14.8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1" draw:layer="layout" svg:width="0.728cm" svg:height="0.728cm" svg:x="20.3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draw:text-style-name="P17" draw:layer="layout" svg:width="4.023cm" svg:height="1.773cm" draw:transform="rotate (1.5707963267949) translate (17.353cm 19.65cm)">
              <draw:text-box>
                <text:p><text:span text:style-name="T8">ARDUIONO</text:span></text:p>
                <text:p text:style-name="P16"><text:span text:style-name="T8">MICRO</text:span></text:p>
              </draw:text-box>
            </draw:frame>
            <draw:rect draw:style-name="gr52" draw:text-style-name="P1" draw:layer="layout" svg:width="2.454cm" svg:height="1.818cm" svg:x="16.79cm" svg:y="19.918cm">
              <text:p/>
            </draw:rect>
            <draw:custom-shape draw:style-name="gr53" draw:text-style-name="P1" draw:layer="layout" svg:width="2.909cm" svg:height="3cm" svg:x="16.581cm" svg:y="10.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rect draw:style-name="gr54" draw:text-style-name="P1" draw:layer="layout" svg:width="1.727cm" svg:height="1.727cm" svg:x="15.79cm" svg:y="4.282cm">
              <text:p/>
            </draw:rect>
            <draw:custom-shape draw:style-name="gr55" draw:text-style-name="P1" draw:layer="layout" svg:width="0.818cm" svg:height="0.818cm" svg:x="16.247cm" svg:y="4.7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56" draw:text-style-name="P1" draw:layer="layout" svg:width="1.454cm" svg:height="2.272cm" svg:x="18.608cm" svg:y="4.282cm">
              <text:p/>
            </draw:rect>
          </draw:g>
          <draw:g>
            <draw:frame draw:style-name="gr17" draw:text-style-name="P13" draw:layer="COMPONENT Layer" svg:width="1.642cm" svg:height="13.612cm" svg:x="14.829cm" svg:y="7.842cm">
              <draw:text-box>
                <text:p text:style-name="P11"><text:span text:style-name="T6">gnd</text:span></text:p>
                <text:p text:style-name="P11"><text:span text:style-name="T6">1</text:span></text:p>
                <text:p text:style-name="P11"><text:span text:style-name="T6">2</text:span></text:p>
                <text:p text:style-name="P11"><text:span text:style-name="T6">3</text:span></text:p>
                <text:p text:style-name="P11"><text:span text:style-name="T6">4</text:span></text:p>
                <text:p text:style-name="P11"><text:span text:style-name="T6">5</text:span></text:p>
                <text:p text:style-name="P12"><text:span text:style-name="T6">6</text:span></text:p>
                <text:p text:style-name="P11"><text:span text:style-name="T6">7</text:span></text:p>
                <text:p text:style-name="P11"><text:span text:style-name="T6">8</text:span></text:p>
                <text:p text:style-name="P11"><text:span text:style-name="T6">9</text:span></text:p>
                <text:p text:style-name="P11"><text:span text:style-name="T6">10</text:span></text:p>
                <text:p text:style-name="P11"><text:span text:style-name="T6">11</text:span></text:p>
                <text:p text:style-name="P11"><text:span text:style-name="T6">12</text:span></text:p>
                <text:p text:style-name="P11"><text:span text:style-name="T6"/></text:p>
              </draw:text-box>
            </draw:frame>
            <draw:frame draw:style-name="gr17" draw:layer="COMPONENT Layer" svg:width="1.231cm" svg:height="2.228cm" svg:x="14.829cm" svg:y="4.582cm">
              <draw:text-box>
                <text:p text:style-name="P12">tx</text:p>
                <text:p text:style-name="P11">rx</text:p>
              </draw:text-box>
            </draw:frame>
          </draw:g>
        </draw:g>
        <draw:g>
          <draw:custom-shape draw:style-name="gr19" draw:text-style-name="P1" draw:layer="COMPONENT Layer" svg:width="1.637cm" svg:height="1.637cm" svg:x="35.363cm" svg:y="9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" draw:layer="COMPONENT Layer" svg:x1="36.181cm" svg:y1="9.727cm" svg:x2="36.181cm" svg:y2="11.545cm">
            <text:p/>
          </draw:line>
          <draw:line draw:style-name="gr20" draw:text-style-name="P1" draw:layer="COMPONENT Layer" svg:x1="37.093cm" svg:y1="10.641cm" svg:x2="35.275cm" svg:y2="10.641cm">
            <text:p/>
          </draw:line>
        </draw:g>
        <draw:g>
          <draw:line draw:style-name="gr9" draw:text-style-name="P1" draw:layer="COMPONENT Layer" svg:x1="39.879cm" svg:y1="6.088cm" svg:x2="38.879cm" svg:y2="6.088cm">
            <text:p/>
          </draw:line>
          <draw:line draw:style-name="gr9" draw:text-style-name="P1" draw:layer="COMPONENT Layer" svg:x1="39.879cm" svg:y1="5.124cm" svg:x2="38.879cm" svg:y2="5.124cm">
            <text:p/>
          </draw:line>
          <draw:line draw:style-name="gr9" draw:text-style-name="P1" draw:layer="COMPONENT Layer" svg:x1="34.879cm" svg:y1="6.088cm" svg:x2="33.879cm" svg:y2="6.088cm">
            <text:p/>
          </draw:line>
          <draw:line draw:style-name="gr9" draw:text-style-name="P1" draw:layer="COMPONENT Layer" svg:x1="34.879cm" svg:y1="5.124cm" svg:x2="33.879cm" svg:y2="5.124cm">
            <text:p/>
          </draw:line>
          <draw:rect draw:style-name="gr9" draw:text-style-name="P1" draw:layer="COMPONENT Layer" svg:width="4cm" svg:height="3.181cm" draw:transform="rotate (-3.14159265358979) translate (38.879cm 7.179cm)">
            <text:p/>
          </draw:rect>
          <draw:frame draw:style-name="gr10" draw:layer="COMPONENT Layer" svg:width="2.926cm" svg:height="1.062cm" svg:x="34.964cm" svg:y="4.477cm">
            <draw:text-box>
              <text:p>VTL5C4</text:p>
            </draw:text-box>
          </draw:frame>
          <draw:frame draw:style-name="gr49" draw:layer="COMPONENT Layer" svg:width="2.384cm" svg:height="1.062cm" draw:transform="rotate (-1.5707963267949) translate (38.972cm 4.422cm)">
            <draw:text-box>
              <text:p>LED +</text:p>
            </draw:text-box>
          </draw:frame>
        </draw:g>
        <draw:g>
          <draw:g>
            <draw:line draw:style-name="gr9" draw:text-style-name="P1" draw:layer="layout" svg:x1="26.526cm" svg:y1="19.164cm" svg:x2="26.526cm" svg:y2="20.306cm">
              <text:p/>
            </draw:line>
            <draw:line draw:style-name="gr9" draw:text-style-name="P1" draw:layer="layout" svg:x1="26.526cm" svg:y1="21.795cm" svg:x2="26.526cm" svg:y2="23cm">
              <text:p/>
            </draw:line>
            <draw:rect draw:style-name="gr9" draw:text-style-name="P1" draw:layer="layout" svg:width="0.545cm" svg:height="2.257cm" svg:x="26.205cm" svg:y="20.099cm">
              <text:p/>
            </draw:rect>
          </draw:g>
          <draw:line draw:style-name="gr48" draw:text-style-name="P1" draw:layer="layout" svg:x1="26.181cm" svg:y1="20.844cm" svg:x2="26.726cm" svg:y2="20.844cm">
            <text:p/>
          </draw:line>
          <draw:line draw:style-name="gr57" draw:text-style-name="P1" draw:layer="layout" svg:x1="26.182cm" svg:y1="20.487cm" svg:x2="26.727cm" svg:y2="20.487cm">
            <text:p/>
          </draw:line>
          <draw:line draw:style-name="gr58" draw:text-style-name="P1" draw:layer="layout" svg:x1="26.182cm" svg:y1="21.142cm" svg:x2="26.727cm" svg:y2="21.142cm">
            <text:p/>
          </draw:line>
        </draw:g>
        <draw:g>
          <draw:custom-shape draw:style-name="gr59" draw:text-style-name="P1" draw:layer="COMPONENT Layer" svg:width="7.273cm" svg:height="1.455cm" svg:x="29.462cm" svg:y="18.089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" draw:layer="COMPONENT Layer" svg:width="1.091cm" svg:height="1.273cm" svg:x="29.557cm" svg:y="18.253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0" draw:text-style-name="P1" draw:layer="COMPONENT Layer" svg:width="1.091cm" svg:height="1.273cm" svg:x="31.556cm" svg:y="18.252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0" draw:text-style-name="P1" draw:layer="COMPONENT Layer" svg:width="1.091cm" svg:height="1.273cm" svg:x="33.555cm" svg:y="18.251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0" draw:text-style-name="P1" draw:layer="COMPONENT Layer" svg:width="1.091cm" svg:height="1.273cm" svg:x="35.554cm" svg:y="18.2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frame draw:style-name="gr61" draw:layer="COMPONENT Layer" svg:width="7.909cm" svg:height="1cm" svg:x="29.5cm" svg:y="20.236cm">
          <draw:text-box>
            <text:p>Single pole Reed Relay</text:p>
          </draw:text-box>
        </draw:frame>
        <draw:g>
          <draw:g>
            <draw:custom-shape draw:style-name="gr59" draw:text-style-name="P1" draw:layer="COMPONENT Layer" svg:width="7.273cm" svg:height="1.455cm" svg:x="32.181cm" svg:y="14.06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0" draw:text-style-name="P1" draw:layer="COMPONENT Layer" svg:width="1.091cm" svg:height="1.273cm" svg:x="32.276cm" svg:y="14.727cm">
                <text:p/>
                <draw:enhanced-geometry svg:viewBox="0 0 21600 21600" draw:text-areas="?f4 ?f4 ?f3 ?f3" draw:type="star4" draw:modifiers="8100" draw:enhanced-path="M 0 10800 L ?f4 ?f4 10800 0 ?f3 ?f4 21600 10800 ?f3 ?f3 10800 21600 ?f4 ?f3 0 10800 Z N">
                  <draw:equation draw:name="f0" draw:formula="7600"/>
                  <draw:equation draw:name="f1" draw:formula="?f0 *$0 /10800"/>
                  <draw:equation draw:name="f2" draw:formula="?f0 -?f1 "/>
                  <draw:equation draw:name="f3" draw:formula="10800+?f2 "/>
                  <draw:equation draw:name="f4" draw:formula="10800-?f2 "/>
                  <draw:handle draw:handle-position="$0 10800" draw:handle-range-x-minimum="0" draw:handle-range-x-maximum="10800"/>
                </draw:enhanced-geometry>
              </draw:custom-shape>
              <draw:custom-shape draw:style-name="gr60" draw:text-style-name="P1" draw:layer="COMPONENT Layer" svg:width="1.091cm" svg:height="1.273cm" svg:x="34.275cm" svg:y="14.726cm">
                <text:p/>
                <draw:enhanced-geometry svg:viewBox="0 0 21600 21600" draw:text-areas="?f4 ?f4 ?f3 ?f3" draw:type="star4" draw:modifiers="8100" draw:enhanced-path="M 0 10800 L ?f4 ?f4 10800 0 ?f3 ?f4 21600 10800 ?f3 ?f3 10800 21600 ?f4 ?f3 0 10800 Z N">
                  <draw:equation draw:name="f0" draw:formula="7600"/>
                  <draw:equation draw:name="f1" draw:formula="?f0 *$0 /10800"/>
                  <draw:equation draw:name="f2" draw:formula="?f0 -?f1 "/>
                  <draw:equation draw:name="f3" draw:formula="10800+?f2 "/>
                  <draw:equation draw:name="f4" draw:formula="10800-?f2 "/>
                  <draw:handle draw:handle-position="$0 10800" draw:handle-range-x-minimum="0" draw:handle-range-x-maximum="10800"/>
                </draw:enhanced-geometry>
              </draw:custom-shape>
              <draw:custom-shape draw:style-name="gr60" draw:text-style-name="P1" draw:layer="COMPONENT Layer" svg:width="1.091cm" svg:height="1.273cm" svg:x="36.274cm" svg:y="14.725cm">
                <text:p/>
                <draw:enhanced-geometry svg:viewBox="0 0 21600 21600" draw:text-areas="?f4 ?f4 ?f3 ?f3" draw:type="star4" draw:modifiers="8100" draw:enhanced-path="M 0 10800 L ?f4 ?f4 10800 0 ?f3 ?f4 21600 10800 ?f3 ?f3 10800 21600 ?f4 ?f3 0 10800 Z N">
                  <draw:equation draw:name="f0" draw:formula="7600"/>
                  <draw:equation draw:name="f1" draw:formula="?f0 *$0 /10800"/>
                  <draw:equation draw:name="f2" draw:formula="?f0 -?f1 "/>
                  <draw:equation draw:name="f3" draw:formula="10800+?f2 "/>
                  <draw:equation draw:name="f4" draw:formula="10800-?f2 "/>
                  <draw:handle draw:handle-position="$0 10800" draw:handle-range-x-minimum="0" draw:handle-range-x-maximum="10800"/>
                </draw:enhanced-geometry>
              </draw:custom-shape>
              <draw:custom-shape draw:style-name="gr60" draw:text-style-name="P1" draw:layer="COMPONENT Layer" svg:width="1.091cm" svg:height="1.273cm" svg:x="38.273cm" svg:y="14.724cm">
                <text:p/>
                <draw:enhanced-geometry svg:viewBox="0 0 21600 21600" draw:text-areas="?f4 ?f4 ?f3 ?f3" draw:type="star4" draw:modifiers="8100" draw:enhanced-path="M 0 10800 L ?f4 ?f4 10800 0 ?f3 ?f4 21600 10800 ?f3 ?f3 10800 21600 ?f4 ?f3 0 10800 Z N">
                  <draw:equation draw:name="f0" draw:formula="7600"/>
                  <draw:equation draw:name="f1" draw:formula="?f0 *$0 /10800"/>
                  <draw:equation draw:name="f2" draw:formula="?f0 -?f1 "/>
                  <draw:equation draw:name="f3" draw:formula="10800+?f2 "/>
                  <draw:equation draw:name="f4" draw:formula="10800-?f2 "/>
                  <draw:handle draw:handle-position="$0 10800" draw:handle-range-x-minimum="0" draw:handle-range-x-maximum="10800"/>
                </draw:enhanced-geometry>
              </draw:custom-shape>
            </draw:g>
          </draw:g>
          <draw:g>
            <draw:custom-shape draw:style-name="gr60" draw:text-style-name="P1" draw:layer="COMPONENT Layer" svg:width="1.091cm" svg:height="1.273cm" svg:x="32.274cm" svg:y="13.62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60" draw:text-style-name="P1" draw:layer="COMPONENT Layer" svg:width="1.091cm" svg:height="1.273cm" svg:x="34.273cm" svg:y="13.624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60" draw:text-style-name="P1" draw:layer="COMPONENT Layer" svg:width="1.091cm" svg:height="1.273cm" svg:x="36.272cm" svg:y="13.623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60" draw:text-style-name="P1" draw:layer="COMPONENT Layer" svg:width="1.091cm" svg:height="1.273cm" svg:x="38.271cm" svg:y="13.622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</draw:g>
        </draw:g>
        <draw:frame draw:style-name="gr62" draw:layer="COMPONENT Layer" svg:width="7.818cm" svg:height="0.963cm" svg:x="32.454cm" svg:y="16.363cm">
          <draw:text-box>
            <text:p>Double pole Reed Rela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MPONENT Layer"/>
      <draw:layer draw:name="BOARD Lay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teful Frog</meta:initial-creator>
    <meta:creation-date>2013-03-10T00:00:11</meta:creation-date>
    <dc:date>2013-04-20T20:56:06</dc:date>
    <dc:creator>Bob </dc:creator>
    <meta:editing-duration>PT11H21M37S</meta:editing-duration>
    <meta:editing-cycles>112</meta:editing-cycles>
    <meta:generator>LibreOffice/3.5$Linux_x86 LibreOffice_project/350m1$Build-2</meta:generator>
    <meta:document-statistic meta:object-count="1459"/>
  </office:meta>
</office:document-meta>
</file>